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background-color="#FFFFFF" style:repeat-content="false"/>
      <style:paragraph-properties fo:text-align="center" style:writing-mode="l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 style:writing-mode="l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Default" style:data-style-name="N0">
      <style:text-properties fo:font-size="8pt" style:font-size-asian="8pt" style:font-size-complex="8pt"/>
    </style:style>
    <style:style style:name="ce6" style:family="table-cell" style:parent-style-name="Default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9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0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12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5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3">
      <style:table-cell-properties fo:border-top="none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6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7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8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9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0" style:family="table-cell" style:parent-style-name="Default" style:data-style-name="N3">
      <style:table-cell-properties fo:border-top="none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1" style:family="table-cell" style:parent-style-name="Default" style:data-style-name="N3">
      <style:table-cell-properties fo:border-top="none" fo:border-bottom="none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2" style:family="table-cell" style:parent-style-name="Porcentaje" style:data-style-name="N36">
      <style:table-cell-properties fo:border-top="none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3" style:family="table-cell" style:parent-style-name="Default" style:data-style-name="N3">
      <style:table-cell-properties fo:border-top="thin solid #000000" fo:border-bottom="thin solid #000000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4" style:family="table-cell" style:parent-style-name="Porcentaje" style:data-style-name="N36">
      <style:table-cell-properties fo:border-top="thin solid #000000" fo:border-bottom="thin solid #000000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5" style:family="table-cell" style:parent-style-name="Default" style:data-style-name="N0">
      <style:table-cell-properties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6" style:family="table-cell" style:parent-style-name="Default" style:data-style-name="N0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7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8" style:family="table-cell" style:parent-style-name="Default" style:data-style-name="N0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9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0" style:family="table-cell" style:parent-style-name="Default" style:data-style-name="N0">
      <style:text-properties style:font-name="Arial" style:font-name-asian="Arial" style:font-name-complex="Arial" fo:font-size="6pt" style:font-size-asian="6pt" style:font-size-complex="6pt"/>
    </style:style>
    <style:style style:name="ce41" style:family="table-cell" style:parent-style-name="Default" style:data-style-name="N0">
      <style:table-cell-properties fo:border-top="2pt solid #000000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2" style:family="table-cell" style:parent-style-name="Default" style:data-style-name="N3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3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4" style:family="table-cell" style:parent-style-name="Default" style:data-style-name="N3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5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0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thin dotted #BFBFBF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2" style:family="table-cell" style:parent-style-name="Default" style:data-style-name="N3">
      <style:table-cell-properties fo:border-top="thin dotted #BFBFBF" fo:border-bottom="2pt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3" style:family="table-cell" style:parent-style-name="Porcentaje" style:data-style-name="N36">
      <style:table-cell-properties fo:border-top="thin dotted #BFBFBF" fo:border-bottom="2pt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4" style:family="table-cell" style:parent-style-name="Default" style:data-style-name="N3">
      <style:table-cell-properties fo:border-top="thin dotted #BFBFBF" fo:border-bottom="2pt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Porcentaje" style:data-style-name="N36">
      <style:table-cell-properties fo:border-top="thin dotted #BFBFBF" fo:border-bottom="2pt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6" style:family="table-cell" style:parent-style-name="Default" style:data-style-name="N0">
      <style:text-properties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8" style:family="table-cell" style:parent-style-name="Default" style:data-style-name="N3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9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60" style:family="table-cell" style:parent-style-name="Porcentaje" style:data-style-name="N36"/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4.683125cm" style:use-optimal-column-width="true"/>
    </style:style>
    <style:style style:name="co3" style:family="table-column">
      <style:table-column-properties fo:break-before="auto" style:column-width="4.10104166666667cm"/>
    </style:style>
    <style:style style:name="co4" style:family="table-column">
      <style:table-column-properties fo:break-before="auto" style:column-width="4.55083333333333cm" style:use-optimal-column-width="true"/>
    </style:style>
    <style:style style:name="co5" style:family="table-column">
      <style:table-column-properties fo:break-before="auto" style:column-width="4.07458333333333cm" style:use-optimal-column-width="true"/>
    </style:style>
    <style:style style:name="co6" style:family="table-column">
      <style:table-column-properties fo:break-before="auto" style:column-width="3.413125cm" style:use-optimal-column-width="true"/>
    </style:style>
    <style:style style:name="co7" style:family="table-column">
      <style:table-column-properties fo:break-before="auto" style:column-width="3.730625cm"/>
    </style:style>
    <style:style style:name="co8" style:family="table-column">
      <style:table-column-properties fo:break-before="auto" style:column-width="3.14854166666667cm"/>
    </style:style>
    <style:style style:name="co9" style:family="table-column">
      <style:table-column-properties fo:break-before="auto" style:column-width="2.59291666666667cm"/>
    </style:style>
    <style:style style:name="co10" style:family="table-column">
      <style:table-column-properties fo:break-before="auto" style:column-width="2.11666666666667cm"/>
    </style:style>
    <style:style style:name="co11" style:family="table-column">
      <style:table-column-properties fo:break-before="auto" style:column-width="2.80458333333333cm" style:use-optimal-column-width="true"/>
    </style:style>
    <style:style style:name="co12" style:family="table-column">
      <style:table-column-properties fo:break-before="auto" style:column-width="3.62479166666667cm"/>
    </style:style>
    <style:style style:name="co13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1.25pt" style:use-optimal-row-height="true" fo:break-before="auto"/>
    </style:style>
    <style:style style:name="ro3" style:family="table-row">
      <style:table-row-properties style:row-height="4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30pt" style:use-optimal-row-height="false" fo:break-before="auto"/>
    </style:style>
    <style:style style:name="ro6" style:family="table-row">
      <style:table-row-properties style:row-height="33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ta3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2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16374" table:default-cell-style-name="ce5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4">
            <text:p>% sobre entregadas</text:p>
          </table:table-cell>
          <table:table-cell office:value-type="string" table:style-name="ce4">
            <text:p>Nº Personas con al menos 1 dosis</text:p>
          </table:table-cell>
          <table:table-cell office:value-type="string" table:style-name="ce4">
            <text:p>Nº Personas vacunadas</text:p>
            <text:p>(pauta completada)</text:p>
          </table:table-cell>
          <table:table-cell office:value-type="string" table:style-name="ce4">
            <text:p>Fecha de la última vacuna registrada (2)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283580" table:style-name="ce7">
            <text:p>1.283.580</text:p>
          </table:table-cell>
          <table:table-cell office:value-type="float" office:value="168000" table:style-name="ce7">
            <text:p>168.000</text:p>
          </table:table-cell>
          <table:table-cell office:value-type="float" office:value="564800" table:style-name="ce7">
            <text:p>564.800</text:p>
          </table:table-cell>
          <table:table-cell office:value-type="float" office:value="2016380" table:style-name="ce8">
            <text:p>2.016.380</text:p>
          </table:table-cell>
          <table:table-cell office:value-type="float" office:value="1776739" table:style-name="ce8">
            <text:p>1.776.739</text:p>
          </table:table-cell>
          <table:table-cell office:value-type="percentage" office:value="0.88115285809222466" table:style-name="ce9">
            <text:p>88,1%</text:p>
          </table:table-cell>
          <table:table-cell office:value-type="float" office:value="1240802" table:style-name="ce7">
            <text:p>1.240.802</text:p>
          </table:table-cell>
          <table:table-cell office:value-type="float" office:value="535937" table:style-name="ce7">
            <text:p>535.937</text:p>
          </table:table-cell>
          <table:table-cell office:value-type="date" office:date-value="2021-04-08T00:00:00" table:style-name="ce10">
            <text:p>08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Aragón</text:p>
          </table:table-cell>
          <table:table-cell office:value-type="float" office:value="250695" table:style-name="ce12">
            <text:p>250.695</text:p>
          </table:table-cell>
          <table:table-cell office:value-type="float" office:value="35300" table:style-name="ce12">
            <text:p>35.300</text:p>
          </table:table-cell>
          <table:table-cell office:value-type="float" office:value="88700" table:style-name="ce12">
            <text:p>88.700</text:p>
          </table:table-cell>
          <table:table-cell office:value-type="float" office:value="374695" table:style-name="ce13">
            <text:p>374.695</text:p>
          </table:table-cell>
          <table:table-cell office:value-type="float" office:value="303372" table:style-name="ce13">
            <text:p>303.372</text:p>
          </table:table-cell>
          <table:table-cell office:value-type="percentage" office:value="0.80965051575281233" table:style-name="ce14">
            <text:p>81,0%</text:p>
          </table:table-cell>
          <table:table-cell office:value-type="float" office:value="201701" table:style-name="ce12">
            <text:p>201.701</text:p>
          </table:table-cell>
          <table:table-cell office:value-type="float" office:value="101671" table:style-name="ce12">
            <text:p>101.671</text:p>
          </table:table-cell>
          <table:table-cell office:value-type="date" office:date-value="2021-04-08T00:00:00" table:style-name="ce15">
            <text:p>08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Asturias<text:s/></text:p>
          </table:table-cell>
          <table:table-cell office:value-type="float" office:value="241925" table:style-name="ce12">
            <text:p>241.925</text:p>
          </table:table-cell>
          <table:table-cell office:value-type="float" office:value="32700" table:style-name="ce12">
            <text:p>32.700</text:p>
          </table:table-cell>
          <table:table-cell office:value-type="float" office:value="68000" table:style-name="ce12">
            <text:p>68.000</text:p>
          </table:table-cell>
          <table:table-cell office:value-type="float" office:value="342625" table:style-name="ce13">
            <text:p>342.625</text:p>
          </table:table-cell>
          <table:table-cell office:value-type="float" office:value="282854" table:style-name="ce13">
            <text:p>282.854</text:p>
          </table:table-cell>
          <table:table-cell office:value-type="percentage" office:value="0.82554979934330541" table:style-name="ce14">
            <text:p>82,6%</text:p>
          </table:table-cell>
          <table:table-cell office:value-type="float" office:value="187055" table:style-name="ce12">
            <text:p>187.055</text:p>
          </table:table-cell>
          <table:table-cell office:value-type="float" office:value="95799" table:style-name="ce12">
            <text:p>95.799</text:p>
          </table:table-cell>
          <table:table-cell office:value-type="date" office:date-value="2021-04-08T00:00:00" table:style-name="ce15">
            <text:p>08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Baleares</text:p>
          </table:table-cell>
          <table:table-cell office:value-type="float" office:value="140760" table:style-name="ce12">
            <text:p>140.760</text:p>
          </table:table-cell>
          <table:table-cell office:value-type="float" office:value="18000" table:style-name="ce12">
            <text:p>18.000</text:p>
          </table:table-cell>
          <table:table-cell office:value-type="float" office:value="78000" table:style-name="ce12">
            <text:p>78.000</text:p>
          </table:table-cell>
          <table:table-cell office:value-type="float" office:value="236760" table:style-name="ce13">
            <text:p>236.760</text:p>
          </table:table-cell>
          <table:table-cell office:value-type="float" office:value="199763" table:style-name="ce13">
            <text:p>199.763</text:p>
          </table:table-cell>
          <table:table-cell office:value-type="percentage" office:value="0.84373627301909104" table:style-name="ce14">
            <text:p>84,4%</text:p>
          </table:table-cell>
          <table:table-cell office:value-type="float" office:value="144703" table:style-name="ce12">
            <text:p>144.703</text:p>
          </table:table-cell>
          <table:table-cell office:value-type="float" office:value="55060" table:style-name="ce12">
            <text:p>55.060</text:p>
          </table:table-cell>
          <table:table-cell office:value-type="date" office:date-value="2021-04-08T00:00:00" table:style-name="ce15">
            <text:p>08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Canarias</text:p>
          </table:table-cell>
          <table:table-cell office:value-type="float" office:value="276090" table:style-name="ce12">
            <text:p>276.090</text:p>
          </table:table-cell>
          <table:table-cell office:value-type="float" office:value="35800" table:style-name="ce12">
            <text:p>35.800</text:p>
          </table:table-cell>
          <table:table-cell office:value-type="float" office:value="145200" table:style-name="ce12">
            <text:p>145.200</text:p>
          </table:table-cell>
          <table:table-cell office:value-type="float" office:value="457090" table:style-name="ce13">
            <text:p>457.090</text:p>
          </table:table-cell>
          <table:table-cell office:value-type="float" office:value="368086" table:style-name="ce13">
            <text:p>368.086</text:p>
          </table:table-cell>
          <table:table-cell office:value-type="percentage" office:value="0.80528123564287124" table:style-name="ce14">
            <text:p>80,5%</text:p>
          </table:table-cell>
          <table:table-cell office:value-type="float" office:value="253620" table:style-name="ce12">
            <text:p>253.620</text:p>
          </table:table-cell>
          <table:table-cell office:value-type="float" office:value="114466" table:style-name="ce12">
            <text:p>114.466</text:p>
          </table:table-cell>
          <table:table-cell office:value-type="date" office:date-value="2021-04-08T00:00:00" table:style-name="ce15">
            <text:p>08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Cantabria</text:p>
          </table:table-cell>
          <table:table-cell office:value-type="float" office:value="115395" table:style-name="ce12">
            <text:p>115.395</text:p>
          </table:table-cell>
          <table:table-cell office:value-type="float" office:value="15300" table:style-name="ce12">
            <text:p>15.300</text:p>
          </table:table-cell>
          <table:table-cell office:value-type="float" office:value="38800" table:style-name="ce12">
            <text:p>38.800</text:p>
          </table:table-cell>
          <table:table-cell office:value-type="float" office:value="169495" table:style-name="ce13">
            <text:p>169.495</text:p>
          </table:table-cell>
          <table:table-cell office:value-type="float" office:value="133391" table:style-name="ce13">
            <text:p>133.391</text:p>
          </table:table-cell>
          <table:table-cell office:value-type="percentage" office:value="0.78699076668928292" table:style-name="ce14">
            <text:p>78,7%</text:p>
          </table:table-cell>
          <table:table-cell office:value-type="float" office:value="88364" table:style-name="ce12">
            <text:p>88.364</text:p>
          </table:table-cell>
          <table:table-cell office:value-type="float" office:value="45027" table:style-name="ce12">
            <text:p>45.027</text:p>
          </table:table-cell>
          <table:table-cell office:value-type="date" office:date-value="2021-04-08T00:00:00" table:style-name="ce15">
            <text:p>08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Castilla y Leon<text:s/></text:p>
          </table:table-cell>
          <table:table-cell office:value-type="float" office:value="555465" table:style-name="ce12">
            <text:p>555.465</text:p>
          </table:table-cell>
          <table:table-cell office:value-type="float" office:value="78300" table:style-name="ce12">
            <text:p>78.300</text:p>
          </table:table-cell>
          <table:table-cell office:value-type="float" office:value="159900" table:style-name="ce12">
            <text:p>159.900</text:p>
          </table:table-cell>
          <table:table-cell office:value-type="float" office:value="793665" table:style-name="ce13">
            <text:p>793.665</text:p>
          </table:table-cell>
          <table:table-cell office:value-type="float" office:value="657130" table:style-name="ce13">
            <text:p>657.130</text:p>
          </table:table-cell>
          <table:table-cell office:value-type="percentage" office:value="0.82796897935526959" table:style-name="ce14">
            <text:p>82,8%</text:p>
          </table:table-cell>
          <table:table-cell office:value-type="float" office:value="427344" table:style-name="ce12">
            <text:p>427.344</text:p>
          </table:table-cell>
          <table:table-cell office:value-type="float" office:value="229786" table:style-name="ce12">
            <text:p>229.786</text:p>
          </table:table-cell>
          <table:table-cell office:value-type="date" office:date-value="2021-04-08T00:00:00" table:style-name="ce15">
            <text:p>08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Castilla La Mancha</text:p>
          </table:table-cell>
          <table:table-cell office:value-type="float" office:value="356715" table:style-name="ce12">
            <text:p>356.715</text:p>
          </table:table-cell>
          <table:table-cell office:value-type="float" office:value="49600" table:style-name="ce12">
            <text:p>49.600</text:p>
          </table:table-cell>
          <table:table-cell office:value-type="float" office:value="136400" table:style-name="ce12">
            <text:p>136.400</text:p>
          </table:table-cell>
          <table:table-cell office:value-type="float" office:value="542715" table:style-name="ce13">
            <text:p>542.715</text:p>
          </table:table-cell>
          <table:table-cell office:value-type="float" office:value="463487" table:style-name="ce13">
            <text:p>463.487</text:p>
          </table:table-cell>
          <table:table-cell office:value-type="percentage" office:value="0.85401545931105649" table:style-name="ce14">
            <text:p>85,4%</text:p>
          </table:table-cell>
          <table:table-cell office:value-type="float" office:value="313551" table:style-name="ce12">
            <text:p>313.551</text:p>
          </table:table-cell>
          <table:table-cell office:value-type="float" office:value="149936" table:style-name="ce12">
            <text:p>149.936</text:p>
          </table:table-cell>
          <table:table-cell office:value-type="date" office:date-value="2021-04-08T00:00:00" table:style-name="ce15">
            <text:p>08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Cataluña</text:p>
          </table:table-cell>
          <table:table-cell office:value-type="float" office:value="1220930" table:style-name="ce12">
            <text:p>1.220.930</text:p>
          </table:table-cell>
          <table:table-cell office:value-type="float" office:value="168400" table:style-name="ce12">
            <text:p>168.400</text:p>
          </table:table-cell>
          <table:table-cell office:value-type="float" office:value="519100" table:style-name="ce12">
            <text:p>519.100</text:p>
          </table:table-cell>
          <table:table-cell office:value-type="float" office:value="1908430" table:style-name="ce13">
            <text:p>1.908.430</text:p>
          </table:table-cell>
          <table:table-cell office:value-type="float" office:value="1664667" table:style-name="ce13">
            <text:p>1.664.667</text:p>
          </table:table-cell>
          <table:table-cell office:value-type="percentage" office:value="0.87227040027666725" table:style-name="ce14">
            <text:p>87,2%</text:p>
          </table:table-cell>
          <table:table-cell office:value-type="float" office:value="1212526" table:style-name="ce12">
            <text:p>1.212.526</text:p>
          </table:table-cell>
          <table:table-cell office:value-type="float" office:value="452141" table:style-name="ce12">
            <text:p>452.141</text:p>
          </table:table-cell>
          <table:table-cell office:value-type="date" office:date-value="2021-04-08T00:00:00" table:style-name="ce15">
            <text:p>08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C. Valenciana</text:p>
          </table:table-cell>
          <table:table-cell office:value-type="float" office:value="711550" table:style-name="ce12">
            <text:p>711.550</text:p>
          </table:table-cell>
          <table:table-cell office:value-type="float" office:value="96800" table:style-name="ce12">
            <text:p>96.800</text:p>
          </table:table-cell>
          <table:table-cell office:value-type="float" office:value="337500" table:style-name="ce12">
            <text:p>337.500</text:p>
          </table:table-cell>
          <table:table-cell office:value-type="float" office:value="1145850" table:style-name="ce13">
            <text:p>1.145.850</text:p>
          </table:table-cell>
          <table:table-cell office:value-type="float" office:value="1035843" table:style-name="ce13">
            <text:p>1.035.843</text:p>
          </table:table-cell>
          <table:table-cell office:value-type="percentage" office:value="0.90399528734127499" table:style-name="ce14">
            <text:p>90,4%</text:p>
          </table:table-cell>
          <table:table-cell office:value-type="float" office:value="751737" table:style-name="ce12">
            <text:p>751.737</text:p>
          </table:table-cell>
          <table:table-cell office:value-type="float" office:value="284106" table:style-name="ce12">
            <text:p>284.106</text:p>
          </table:table-cell>
          <table:table-cell office:value-type="date" office:date-value="2021-04-08T00:00:00" table:style-name="ce15">
            <text:p>08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Extremadura</text:p>
          </table:table-cell>
          <table:table-cell office:value-type="float" office:value="211265" table:style-name="ce12">
            <text:p>211.265</text:p>
          </table:table-cell>
          <table:table-cell office:value-type="float" office:value="28100" table:style-name="ce12">
            <text:p>28.100</text:p>
          </table:table-cell>
          <table:table-cell office:value-type="float" office:value="70900" table:style-name="ce12">
            <text:p>70.900</text:p>
          </table:table-cell>
          <table:table-cell office:value-type="float" office:value="310265" table:style-name="ce13">
            <text:p>310.265</text:p>
          </table:table-cell>
          <table:table-cell office:value-type="float" office:value="285234" table:style-name="ce13">
            <text:p>285.234</text:p>
          </table:table-cell>
          <table:table-cell office:value-type="percentage" office:value="0.91932380384510015" table:style-name="ce14">
            <text:p>91,9%</text:p>
          </table:table-cell>
          <table:table-cell office:value-type="float" office:value="199303" table:style-name="ce12">
            <text:p>199.303</text:p>
          </table:table-cell>
          <table:table-cell office:value-type="float" office:value="85931" table:style-name="ce12">
            <text:p>85.931</text:p>
          </table:table-cell>
          <table:table-cell office:value-type="date" office:date-value="2021-04-08T00:00:00" table:style-name="ce15">
            <text:p>08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Galicia</text:p>
          </table:table-cell>
          <table:table-cell office:value-type="float" office:value="532465" table:style-name="ce12">
            <text:p>532.465</text:p>
          </table:table-cell>
          <table:table-cell office:value-type="float" office:value="73600" table:style-name="ce12">
            <text:p>73.600</text:p>
          </table:table-cell>
          <table:table-cell office:value-type="float" office:value="180300" table:style-name="ce12">
            <text:p>180.300</text:p>
          </table:table-cell>
          <table:table-cell office:value-type="float" office:value="786365" table:style-name="ce13">
            <text:p>786.365</text:p>
          </table:table-cell>
          <table:table-cell office:value-type="float" office:value="657774" table:style-name="ce13">
            <text:p>657.774</text:p>
          </table:table-cell>
          <table:table-cell office:value-type="percentage" office:value="0.836474156403197" table:style-name="ce14">
            <text:p>83,6%</text:p>
          </table:table-cell>
          <table:table-cell office:value-type="float" office:value="472331" table:style-name="ce12">
            <text:p>472.331</text:p>
          </table:table-cell>
          <table:table-cell office:value-type="float" office:value="185443" table:style-name="ce12">
            <text:p>185.443</text:p>
          </table:table-cell>
          <table:table-cell office:value-type="date" office:date-value="2021-04-08T00:00:00" table:style-name="ce15">
            <text:p>08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La Rioja</text:p>
          </table:table-cell>
          <table:table-cell office:value-type="float" office:value="59735" table:style-name="ce12">
            <text:p>59.735</text:p>
          </table:table-cell>
          <table:table-cell office:value-type="float" office:value="7800" table:style-name="ce12">
            <text:p>7.800</text:p>
          </table:table-cell>
          <table:table-cell office:value-type="float" office:value="21300" table:style-name="ce12">
            <text:p>21.300</text:p>
          </table:table-cell>
          <table:table-cell office:value-type="float" office:value="88835" table:style-name="ce13">
            <text:p>88.835</text:p>
          </table:table-cell>
          <table:table-cell office:value-type="float" office:value="78944" table:style-name="ce13">
            <text:p>78.944</text:p>
          </table:table-cell>
          <table:table-cell office:value-type="percentage" office:value="0.88865874936680367" table:style-name="ce14">
            <text:p>88,9%</text:p>
          </table:table-cell>
          <table:table-cell office:value-type="float" office:value="54223" table:style-name="ce12">
            <text:p>54.223</text:p>
          </table:table-cell>
          <table:table-cell office:value-type="float" office:value="24721" table:style-name="ce12">
            <text:p>24.721</text:p>
          </table:table-cell>
          <table:table-cell office:value-type="date" office:date-value="2021-04-08T00:00:00" table:style-name="ce15">
            <text:p>08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Madrid</text:p>
          </table:table-cell>
          <table:table-cell office:value-type="float" office:value="996765" table:style-name="ce12">
            <text:p>996.765</text:p>
          </table:table-cell>
          <table:table-cell office:value-type="float" office:value="136100" table:style-name="ce12">
            <text:p>136.100</text:p>
          </table:table-cell>
          <table:table-cell office:value-type="float" office:value="452500" table:style-name="ce12">
            <text:p>452.500</text:p>
          </table:table-cell>
          <table:table-cell office:value-type="float" office:value="1585365" table:style-name="ce13">
            <text:p>1.585.365</text:p>
          </table:table-cell>
          <table:table-cell office:value-type="float" office:value="1327764" table:style-name="ce13">
            <text:p>1.327.764</text:p>
          </table:table-cell>
          <table:table-cell office:value-type="percentage" office:value="0.83751312789168419" table:style-name="ce14">
            <text:p>83,8%</text:p>
          </table:table-cell>
          <table:table-cell office:value-type="float" office:value="901498" table:style-name="ce12">
            <text:p>901.498</text:p>
          </table:table-cell>
          <table:table-cell office:value-type="float" office:value="426266" table:style-name="ce12">
            <text:p>426.266</text:p>
          </table:table-cell>
          <table:table-cell office:value-type="date" office:date-value="2021-04-08T00:00:00" table:style-name="ce15">
            <text:p>08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Murcia<text:s/></text:p>
          </table:table-cell>
          <table:table-cell office:value-type="float" office:value="228875" table:style-name="ce12">
            <text:p>228.875</text:p>
          </table:table-cell>
          <table:table-cell office:value-type="float" office:value="29400" table:style-name="ce12">
            <text:p>29.400</text:p>
          </table:table-cell>
          <table:table-cell office:value-type="float" office:value="100800" table:style-name="ce12">
            <text:p>100.800</text:p>
          </table:table-cell>
          <table:table-cell office:value-type="float" office:value="359075" table:style-name="ce13">
            <text:p>359.075</text:p>
          </table:table-cell>
          <table:table-cell office:value-type="float" office:value="278267" table:style-name="ce13">
            <text:p>278.267</text:p>
          </table:table-cell>
          <table:table-cell office:value-type="percentage" office:value="0.77495509294715592" table:style-name="ce14">
            <text:p>77,5%</text:p>
          </table:table-cell>
          <table:table-cell office:value-type="float" office:value="179527" table:style-name="ce12">
            <text:p>179.527</text:p>
          </table:table-cell>
          <table:table-cell office:value-type="float" office:value="98740" table:style-name="ce12">
            <text:p>98.740</text:p>
          </table:table-cell>
          <table:table-cell office:value-type="date" office:date-value="2021-04-08T00:00:00" table:style-name="ce15">
            <text:p>08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Navarra</text:p>
          </table:table-cell>
          <table:table-cell office:value-type="float" office:value="113055" table:style-name="ce12">
            <text:p>113.055</text:p>
          </table:table-cell>
          <table:table-cell office:value-type="float" office:value="15400" table:style-name="ce12">
            <text:p>15.400</text:p>
          </table:table-cell>
          <table:table-cell office:value-type="float" office:value="44100" table:style-name="ce12">
            <text:p>44.100</text:p>
          </table:table-cell>
          <table:table-cell office:value-type="float" office:value="172555" table:style-name="ce13">
            <text:p>172.555</text:p>
          </table:table-cell>
          <table:table-cell office:value-type="float" office:value="146068" table:style-name="ce13">
            <text:p>146.068</text:p>
          </table:table-cell>
          <table:table-cell office:value-type="percentage" office:value="0.84650111558633478" table:style-name="ce14">
            <text:p>84,7%</text:p>
          </table:table-cell>
          <table:table-cell office:value-type="float" office:value="99703" table:style-name="ce12">
            <text:p>99.703</text:p>
          </table:table-cell>
          <table:table-cell office:value-type="float" office:value="46365" table:style-name="ce12">
            <text:p>46.365</text:p>
          </table:table-cell>
          <table:table-cell office:value-type="date" office:date-value="2021-04-08T00:00:00" table:style-name="ce15">
            <text:p>08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País Vasco</text:p>
          </table:table-cell>
          <table:table-cell office:value-type="float" office:value="384750" table:style-name="ce12">
            <text:p>384.750</text:p>
          </table:table-cell>
          <table:table-cell office:value-type="float" office:value="52900" table:style-name="ce12">
            <text:p>52.900</text:p>
          </table:table-cell>
          <table:table-cell office:value-type="float" office:value="148200" table:style-name="ce12">
            <text:p>148.200</text:p>
          </table:table-cell>
          <table:table-cell office:value-type="float" office:value="585850" table:style-name="ce13">
            <text:p>585.850</text:p>
          </table:table-cell>
          <table:table-cell office:value-type="float" office:value="478177" table:style-name="ce13">
            <text:p>478.177</text:p>
          </table:table-cell>
          <table:table-cell office:value-type="percentage" office:value="0.81621063412136208" table:style-name="ce14">
            <text:p>81,6%</text:p>
          </table:table-cell>
          <table:table-cell office:value-type="float" office:value="349334" table:style-name="ce12">
            <text:p>349.334</text:p>
          </table:table-cell>
          <table:table-cell office:value-type="float" office:value="128843" table:style-name="ce12">
            <text:p>128.843</text:p>
          </table:table-cell>
          <table:table-cell office:value-type="date" office:date-value="2021-04-08T00:00:00" table:style-name="ce15">
            <text:p>08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Ceuta</text:p>
          </table:table-cell>
          <table:table-cell office:value-type="float" office:value="9000" table:style-name="ce12">
            <text:p>9.000</text:p>
          </table:table-cell>
          <table:table-cell office:value-type="float" office:value="1300" table:style-name="ce12">
            <text:p>1.300</text:p>
          </table:table-cell>
          <table:table-cell office:value-type="float" office:value="5800" table:style-name="ce12">
            <text:p>5.800</text:p>
          </table:table-cell>
          <table:table-cell office:value-type="float" office:value="16100" table:style-name="ce13">
            <text:p>16.100</text:p>
          </table:table-cell>
          <table:table-cell office:value-type="float" office:value="15477" table:style-name="ce13">
            <text:p>15.477</text:p>
          </table:table-cell>
          <table:table-cell office:value-type="percentage" office:value="0.96130434782608698" table:style-name="ce14">
            <text:p>96,1%</text:p>
          </table:table-cell>
          <table:table-cell office:value-type="float" office:value="11836" table:style-name="ce12">
            <text:p>11.836</text:p>
          </table:table-cell>
          <table:table-cell office:value-type="float" office:value="3641" table:style-name="ce12">
            <text:p>3.641</text:p>
          </table:table-cell>
          <table:table-cell office:value-type="date" office:date-value="2021-04-08T00:00:00" table:style-name="ce15">
            <text:p>08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Melilla</text:p>
          </table:table-cell>
          <table:table-cell office:value-type="float" office:value="9000" table:style-name="ce12">
            <text:p>9.000</text:p>
          </table:table-cell>
          <table:table-cell office:value-type="float" office:value="1200" table:style-name="ce12">
            <text:p>1.200</text:p>
          </table:table-cell>
          <table:table-cell office:value-type="float" office:value="5800" table:style-name="ce12">
            <text:p>5.800</text:p>
          </table:table-cell>
          <table:table-cell office:value-type="float" office:value="16000" table:style-name="ce13">
            <text:p>16.000</text:p>
          </table:table-cell>
          <table:table-cell office:value-type="float" office:value="13077" table:style-name="ce13">
            <text:p>13.077</text:p>
          </table:table-cell>
          <table:table-cell office:value-type="percentage" office:value="0.8173125" table:style-name="ce14">
            <text:p>81,7%</text:p>
          </table:table-cell>
          <table:table-cell office:value-type="float" office:value="10143" table:style-name="ce12">
            <text:p>10.143</text:p>
          </table:table-cell>
          <table:table-cell office:value-type="float" office:value="2934" table:style-name="ce12">
            <text:p>2.934</text:p>
          </table:table-cell>
          <table:table-cell office:value-type="date" office:date-value="2021-04-08T00:00:00" table:style-name="ce16">
            <text:p>08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Fuerzas Armadas</text:p>
          </table:table-cell>
          <table:table-cell office:value-type="float" office:value="19500" table:style-name="ce12">
            <text:p>19.500</text:p>
          </table:table-cell>
          <table:table-cell office:value-type="float" office:value="0" table:style-name="ce12">
            <text:p>0</text:p>
          </table:table-cell>
          <table:table-cell office:value-type="float" office:value="66100" table:style-name="ce12">
            <text:p>66.100</text:p>
          </table:table-cell>
          <table:table-cell office:value-type="float" office:value="85600" table:style-name="ce13">
            <text:p>85.600</text:p>
          </table:table-cell>
          <table:table-cell office:value-type="float" office:value="65711" table:style-name="ce17">
            <text:p>65.711</text:p>
          </table:table-cell>
          <table:table-cell office:value-type="percentage" office:value="0.76765186915887851" table:style-name="ce14">
            <text:p>76,8%</text:p>
          </table:table-cell>
          <table:table-cell office:value-type="float" office:value="60415" table:style-name="ce12">
            <text:p>60.415</text:p>
          </table:table-cell>
          <table:table-cell office:value-type="float" office:value="5296" table:style-name="ce12">
            <text:p>5.296</text:p>
          </table:table-cell>
          <table:table-cell office:value-type="date" office:date-value="2021-04-08T00:00:00" table:style-name="ce16">
            <text:p>08/04/2021</text:p>
          </table:table-cell>
          <table:table-cell table:number-columns-repeated="16374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7717515" table:style-name="ce19">
            <text:p>7.717.515</text:p>
          </table:table-cell>
          <table:table-cell office:value-type="float" office:value="1044000" table:style-name="ce20">
            <text:p>1.044.000</text:p>
          </table:table-cell>
          <table:table-cell office:value-type="float" office:value="3232200" table:style-name="ce21">
            <text:p>3.232.200</text:p>
          </table:table-cell>
          <table:table-cell office:value-type="float" office:value="11993715" table:style-name="ce22">
            <text:p>11.993.715</text:p>
          </table:table-cell>
          <table:table-cell office:value-type="float" office:value="10231825" table:style-name="ce22">
            <text:p>10.231.825</text:p>
          </table:table-cell>
          <table:table-cell office:value-type="percentage" office:value="0.85309889387900251" table:style-name="ce23">
            <text:p>85,3%</text:p>
          </table:table-cell>
          <table:table-cell office:value-type="float" office:value="7159716" table:style-name="ce22">
            <text:p>7.159.716</text:p>
          </table:table-cell>
          <table:table-cell office:value-type="float" office:value="3072109" table:style-name="ce22">
            <text:p>3.072.109</text:p>
          </table:table-cell>
          <table:table-cell table:style-name="ce22"/>
          <table:table-cell table:number-columns-repeated="16374"/>
        </table:table-row>
        <table:table-row table:number-rows-repeated="1048554" table:style-name="ro2">
          <table:table-cell table:number-columns-repeated="16384"/>
        </table:table-row>
      </table:table>
      <table:table table:name="Institucionalizados" table:style-name="ta1">
        <table:table-column table:style-name="co11" table:default-cell-style-name="ce1"/>
        <table:table-column table:style-name="co12" table:number-columns-repeated="5" table:default-cell-style-name="ce1"/>
        <table:table-column table:style-name="co10" table:number-columns-repeated="16378" table:default-cell-style-name="ce1"/>
        <table:table-row table:style-name="ro3">
          <table:table-cell table:style-name="ce2"/>
          <table:table-cell office:value-type="string" table:style-name="ce4">
            <text:p>Denominador Poblacional CCAA</text:p>
          </table:table-cell>
          <table:table-cell office:value-type="string" table:style-name="ce4">
            <text:p>Persona institucionalizada con al menos 1 dosis (2)</text:p>
          </table:table-cell>
          <table:table-cell office:value-type="string" table:style-name="ce4">
            <text:p>Persona institucionalizada  Pauta Completa (2)<text:s/></text:p>
          </table:table-cell>
          <table:table-cell office:value-type="string" table:style-name="ce4">
            <text:p>% Con al menos 1 dosis sobre Denominador Poblacional CCAA</text:p>
          </table:table-cell>
          <table:table-cell office:value-type="string" table:style-name="ce4">
            <text:p>% Pautas Completas sobre Denominador Poblacional CCAA</text:p>
          </table:table-cell>
          <table:table-cell table:number-columns-repeated="16378"/>
        </table:table-row>
        <table:table-row table:style-name="ro4">
          <table:table-cell office:value-type="string" table:style-name="ce6">
            <text:p>Andalucía</text:p>
          </table:table-cell>
          <table:table-cell office:value-type="float" office:value="41651" table:style-name="ce7">
            <text:p>41.651</text:p>
          </table:table-cell>
          <table:table-cell office:value-type="float" office:value="40929" table:style-name="ce7">
            <text:p>40.929</text:p>
          </table:table-cell>
          <table:table-cell office:value-type="float" office:value="38976" table:style-name="ce7">
            <text:p>38.976</text:p>
          </table:table-cell>
          <table:table-cell office:value-type="percentage" office:value="0.98266548222131522" table:style-name="ce24">
            <text:p>98,3%</text:p>
          </table:table-cell>
          <table:table-cell office:value-type="percentage" office:value="0.9357758517202468" table:style-name="ce24">
            <text:p>93,6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Aragón</text:p>
          </table:table-cell>
          <table:table-cell office:value-type="float" office:value="18400" table:style-name="ce12">
            <text:p>18.400</text:p>
          </table:table-cell>
          <table:table-cell office:value-type="float" office:value="18154" table:style-name="ce25">
            <text:p>18.154</text:p>
          </table:table-cell>
          <table:table-cell office:value-type="float" office:value="17356" table:style-name="ce25">
            <text:p>17.356</text:p>
          </table:table-cell>
          <table:table-cell office:value-type="percentage" office:value="0.9866304347826087" table:style-name="ce26">
            <text:p>98,7%</text:p>
          </table:table-cell>
          <table:table-cell office:value-type="percentage" office:value="0.94326086956521737" table:style-name="ce26">
            <text:p>94,3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Asturias<text:s/></text:p>
          </table:table-cell>
          <table:table-cell office:value-type="float" office:value="11948" table:style-name="ce12">
            <text:p>11.948</text:p>
          </table:table-cell>
          <table:table-cell office:value-type="float" office:value="11617" table:style-name="ce25">
            <text:p>11.617</text:p>
          </table:table-cell>
          <table:table-cell office:value-type="float" office:value="11149" table:style-name="ce25">
            <text:p>11.149</text:p>
          </table:table-cell>
          <table:table-cell office:value-type="percentage" office:value="0.97229661868095074" table:style-name="ce26">
            <text:p>97,2%</text:p>
          </table:table-cell>
          <table:table-cell office:value-type="percentage" office:value="0.93312688316036152" table:style-name="ce26">
            <text:p>93,3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Baleares</text:p>
          </table:table-cell>
          <table:table-cell office:value-type="float" office:value="5496" table:style-name="ce12">
            <text:p>5.496</text:p>
          </table:table-cell>
          <table:table-cell office:value-type="float" office:value="5122" table:style-name="ce25">
            <text:p>5.122</text:p>
          </table:table-cell>
          <table:table-cell office:value-type="float" office:value="4916" table:style-name="ce25">
            <text:p>4.916</text:p>
          </table:table-cell>
          <table:table-cell office:value-type="percentage" office:value="0.93195050946142655" table:style-name="ce26">
            <text:p>93,2%</text:p>
          </table:table-cell>
          <table:table-cell office:value-type="percentage" office:value="0.89446870451237259" table:style-name="ce26">
            <text:p>89,4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anarias</text:p>
          </table:table-cell>
          <table:table-cell office:value-type="float" office:value="10605" table:style-name="ce12">
            <text:p>10.605</text:p>
          </table:table-cell>
          <table:table-cell office:value-type="float" office:value="10601" table:style-name="ce25">
            <text:p>10.601</text:p>
          </table:table-cell>
          <table:table-cell office:value-type="float" office:value="9471" table:style-name="ce25">
            <text:p>9.471</text:p>
          </table:table-cell>
          <table:table-cell office:value-type="percentage" office:value="0.99962281942479958" table:style-name="ce26">
            <text:p>100,0%</text:p>
          </table:table-cell>
          <table:table-cell office:value-type="percentage" office:value="0.89306930693069309" table:style-name="ce26">
            <text:p>89,3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antabria</text:p>
          </table:table-cell>
          <table:table-cell office:value-type="float" office:value="7470" table:style-name="ce12">
            <text:p>7.470</text:p>
          </table:table-cell>
          <table:table-cell office:value-type="float" office:value="7078" table:style-name="ce25">
            <text:p>7.078</text:p>
          </table:table-cell>
          <table:table-cell office:value-type="float" office:value="6534" table:style-name="ce25">
            <text:p>6.534</text:p>
          </table:table-cell>
          <table:table-cell office:value-type="percentage" office:value="0.94752342704149928" table:style-name="ce26">
            <text:p>94,8%</text:p>
          </table:table-cell>
          <table:table-cell office:value-type="percentage" office:value="0.87469879518072291" table:style-name="ce26">
            <text:p>87,5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astilla y Leon<text:s/></text:p>
          </table:table-cell>
          <table:table-cell office:value-type="float" office:value="46000" table:style-name="ce12">
            <text:p>46.000</text:p>
          </table:table-cell>
          <table:table-cell office:value-type="float" office:value="45882" table:style-name="ce25">
            <text:p>45.882</text:p>
          </table:table-cell>
          <table:table-cell office:value-type="float" office:value="44168" table:style-name="ce25">
            <text:p>44.168</text:p>
          </table:table-cell>
          <table:table-cell office:value-type="percentage" office:value="0.99743478260869567" table:style-name="ce26">
            <text:p>99,7%</text:p>
          </table:table-cell>
          <table:table-cell office:value-type="percentage" office:value="0.96017391304347821" table:style-name="ce26">
            <text:p>96,0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astilla - La Mancha</text:p>
          </table:table-cell>
          <table:table-cell office:value-type="float" office:value="25566" table:style-name="ce12">
            <text:p>25.566</text:p>
          </table:table-cell>
          <table:table-cell office:value-type="float" office:value="24510" table:style-name="ce25">
            <text:p>24.510</text:p>
          </table:table-cell>
          <table:table-cell office:value-type="float" office:value="22929" table:style-name="ce25">
            <text:p>22.929</text:p>
          </table:table-cell>
          <table:table-cell office:value-type="percentage" office:value="0.95869514198544947" table:style-name="ce26">
            <text:p>95,9%</text:p>
          </table:table-cell>
          <table:table-cell office:value-type="percentage" office:value="0.89685519831025584" table:style-name="ce26">
            <text:p>89,7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ataluña</text:p>
          </table:table-cell>
          <table:table-cell office:value-type="float" office:value="75649" table:style-name="ce12">
            <text:p>75.649</text:p>
          </table:table-cell>
          <table:table-cell office:value-type="float" office:value="74073" table:style-name="ce25">
            <text:p>74.073</text:p>
          </table:table-cell>
          <table:table-cell office:value-type="float" office:value="63275" table:style-name="ce25">
            <text:p>63.275</text:p>
          </table:table-cell>
          <table:table-cell office:value-type="percentage" office:value="0.97916694206136234" table:style-name="ce26">
            <text:p>97,9%</text:p>
          </table:table-cell>
          <table:table-cell office:value-type="percentage" office:value="0.83642876971275226" table:style-name="ce26">
            <text:p>83,6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. Valenciana</text:p>
          </table:table-cell>
          <table:table-cell office:value-type="float" office:value="29500" table:style-name="ce12">
            <text:p>29.500</text:p>
          </table:table-cell>
          <table:table-cell office:value-type="float" office:value="29486" table:style-name="ce25">
            <text:p>29.486</text:p>
          </table:table-cell>
          <table:table-cell office:value-type="float" office:value="27116" table:style-name="ce25">
            <text:p>27.116</text:p>
          </table:table-cell>
          <table:table-cell office:value-type="percentage" office:value="0.99952542372881359" table:style-name="ce26">
            <text:p>100,0%</text:p>
          </table:table-cell>
          <table:table-cell office:value-type="percentage" office:value="0.91918644067796607" table:style-name="ce26">
            <text:p>91,9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Extremadura</text:p>
          </table:table-cell>
          <table:table-cell office:value-type="float" office:value="15226" table:style-name="ce12">
            <text:p>15.226</text:p>
          </table:table-cell>
          <table:table-cell office:value-type="float" office:value="14458" table:style-name="ce25">
            <text:p>14.458</text:p>
          </table:table-cell>
          <table:table-cell office:value-type="float" office:value="13913" table:style-name="ce25">
            <text:p>13.913</text:p>
          </table:table-cell>
          <table:table-cell office:value-type="percentage" office:value="0.94955996322080649" table:style-name="ce26">
            <text:p>95,0%</text:p>
          </table:table-cell>
          <table:table-cell office:value-type="percentage" office:value="0.91376592670432155" table:style-name="ce26">
            <text:p>91,4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Galicia</text:p>
          </table:table-cell>
          <table:table-cell office:value-type="float" office:value="23048" table:style-name="ce12">
            <text:p>23.048</text:p>
          </table:table-cell>
          <table:table-cell office:value-type="float" office:value="22949" table:style-name="ce25">
            <text:p>22.949</text:p>
          </table:table-cell>
          <table:table-cell office:value-type="float" office:value="21881" table:style-name="ce25">
            <text:p>21.881</text:p>
          </table:table-cell>
          <table:table-cell office:value-type="percentage" office:value="0.99570461645262065" table:style-name="ce26">
            <text:p>99,6%</text:p>
          </table:table-cell>
          <table:table-cell office:value-type="percentage" office:value="0.94936653939604299" table:style-name="ce26">
            <text:p>94,9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La Rioja</text:p>
          </table:table-cell>
          <table:table-cell office:value-type="float" office:value="3390" table:style-name="ce12">
            <text:p>3.390</text:p>
          </table:table-cell>
          <table:table-cell office:value-type="float" office:value="3371" table:style-name="ce25">
            <text:p>3.371</text:p>
          </table:table-cell>
          <table:table-cell office:value-type="float" office:value="3238" table:style-name="ce25">
            <text:p>3.238</text:p>
          </table:table-cell>
          <table:table-cell office:value-type="percentage" office:value="0.99439528023598822" table:style-name="ce26">
            <text:p>99,4%</text:p>
          </table:table-cell>
          <table:table-cell office:value-type="percentage" office:value="0.95516224188790555" table:style-name="ce26">
            <text:p>95,5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Madrid</text:p>
          </table:table-cell>
          <table:table-cell office:value-type="float" office:value="51179" table:style-name="ce12">
            <text:p>51.179</text:p>
          </table:table-cell>
          <table:table-cell office:value-type="float" office:value="49821" table:style-name="ce25">
            <text:p>49.821</text:p>
          </table:table-cell>
          <table:table-cell office:value-type="float" office:value="46794" table:style-name="ce25">
            <text:p>46.794</text:p>
          </table:table-cell>
          <table:table-cell office:value-type="percentage" office:value="0.97346567928251826" table:style-name="ce26">
            <text:p>97,3%</text:p>
          </table:table-cell>
          <table:table-cell office:value-type="percentage" office:value="0.91432032669649665" table:style-name="ce26">
            <text:p>91,4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Murcia<text:s/></text:p>
          </table:table-cell>
          <table:table-cell office:value-type="float" office:value="11885" table:style-name="ce12">
            <text:p>11.885</text:p>
          </table:table-cell>
          <table:table-cell office:value-type="float" office:value="11245" table:style-name="ce25">
            <text:p>11.245</text:p>
          </table:table-cell>
          <table:table-cell office:value-type="float" office:value="10718" table:style-name="ce25">
            <text:p>10.718</text:p>
          </table:table-cell>
          <table:table-cell office:value-type="percentage" office:value="0.94615061001262091" table:style-name="ce26">
            <text:p>94,6%</text:p>
          </table:table-cell>
          <table:table-cell office:value-type="percentage" office:value="0.90180900294488853" table:style-name="ce26">
            <text:p>90,2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Navarra</text:p>
          </table:table-cell>
          <table:table-cell office:value-type="float" office:value="8343" table:style-name="ce12">
            <text:p>8.343</text:p>
          </table:table-cell>
          <table:table-cell office:value-type="float" office:value="8057" table:style-name="ce25">
            <text:p>8.057</text:p>
          </table:table-cell>
          <table:table-cell office:value-type="float" office:value="7864" table:style-name="ce25">
            <text:p>7.864</text:p>
          </table:table-cell>
          <table:table-cell office:value-type="percentage" office:value="0.96571976507251589" table:style-name="ce26">
            <text:p>96,6%</text:p>
          </table:table-cell>
          <table:table-cell office:value-type="percentage" office:value="0.94258659954452839" table:style-name="ce26">
            <text:p>94,3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País Vasco</text:p>
          </table:table-cell>
          <table:table-cell office:value-type="float" office:value="23000" table:style-name="ce12">
            <text:p>23.000</text:p>
          </table:table-cell>
          <table:table-cell office:value-type="float" office:value="22924" table:style-name="ce25">
            <text:p>22.924</text:p>
          </table:table-cell>
          <table:table-cell office:value-type="float" office:value="20333" table:style-name="ce25">
            <text:p>20.333</text:p>
          </table:table-cell>
          <table:table-cell office:value-type="percentage" office:value="0.99669565217391309" table:style-name="ce26">
            <text:p>99,7%</text:p>
          </table:table-cell>
          <table:table-cell office:value-type="percentage" office:value="0.8840434782608696" table:style-name="ce26">
            <text:p>88,4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euta</text:p>
          </table:table-cell>
          <table:table-cell office:value-type="float" office:value="210" table:style-name="ce12">
            <text:p>210</text:p>
          </table:table-cell>
          <table:table-cell office:value-type="float" office:value="195" table:style-name="ce25">
            <text:p>195</text:p>
          </table:table-cell>
          <table:table-cell office:value-type="float" office:value="189" table:style-name="ce25">
            <text:p>189</text:p>
          </table:table-cell>
          <table:table-cell office:value-type="percentage" office:value="0.9285714285714286" table:style-name="ce26">
            <text:p>92,9%</text:p>
          </table:table-cell>
          <table:table-cell office:value-type="percentage" office:value="0.9" table:style-name="ce26">
            <text:p>90,0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Melilla</text:p>
          </table:table-cell>
          <table:table-cell office:value-type="float" office:value="315" table:style-name="ce12">
            <text:p>315</text:p>
          </table:table-cell>
          <table:table-cell office:value-type="float" office:value="305" table:style-name="ce25">
            <text:p>305</text:p>
          </table:table-cell>
          <table:table-cell office:value-type="float" office:value="292" table:style-name="ce25">
            <text:p>292</text:p>
          </table:table-cell>
          <table:table-cell office:value-type="percentage" office:value="0.96825396825396826" table:style-name="ce26">
            <text:p>96,8%</text:p>
          </table:table-cell>
          <table:table-cell office:value-type="percentage" office:value="0.92698412698412702" table:style-name="ce26">
            <text:p>92,7%</text:p>
          </table:table-cell>
          <table:table-cell table:number-columns-repeated="16378"/>
        </table:table-row>
        <table:table-row table:style-name="ro4">
          <table:table-cell office:value-type="string" table:style-name="ce18">
            <text:p>Totales</text:p>
          </table:table-cell>
          <table:table-cell office:value-type="float" office:value="408881" table:style-name="ce22">
            <text:p>408.881</text:p>
          </table:table-cell>
          <table:table-cell office:value-type="float" office:value="400777" table:style-name="ce22">
            <text:p>400.777</text:p>
          </table:table-cell>
          <table:table-cell office:value-type="float" office:value="371112" table:style-name="ce22">
            <text:p>371.112</text:p>
          </table:table-cell>
          <table:table-cell office:value-type="percentage" office:value="0.98018005238688033" table:style-name="ce23">
            <text:p>98,0%</text:p>
          </table:table-cell>
          <table:table-cell office:value-type="percentage" office:value="0.90762838087365272" table:style-name="ce23">
            <text:p>90,8%</text:p>
          </table:table-cell>
          <table:table-cell table:number-columns-repeated="16378"/>
        </table:table-row>
        <table:table-row table:number-rows-repeated="1048555" table:style-name="ro4">
          <table:table-cell table:number-columns-repeated="16384"/>
        </table:table-row>
      </table:table>
      <table:table table:name="Cobertura_Población" table:style-name="ta2">
        <table:table-column table:style-name="co11" table:default-cell-style-name="ce1"/>
        <table:table-column table:style-name="co12" table:number-columns-repeated="6" table:default-cell-style-name="ce1"/>
        <table:table-column table:style-name="co9" table:default-cell-style-name="ce5"/>
        <table:table-column table:style-name="co10" table:number-columns-repeated="16376" table:default-cell-style-name="ce1"/>
        <table:table-row table:style-name="ro5">
          <table:table-cell table:style-name="ce2"/>
          <table:table-cell office:value-type="string" table:style-name="ce4">
            <text:p>Población a vacunar <text:s/>Grupos 1-5A+6</text:p>
          </table:table-cell>
          <table:table-cell office:value-type="string" table:style-name="ce4">
            <text:p>Dosis administradas</text:p>
          </table:table-cell>
          <table:table-cell office:value-type="string" table:style-name="ce4">
            <text:p>Nº Personas con 1 dosis</text:p>
          </table:table-cell>
          <table:table-cell office:value-type="string" table:style-name="ce4">
            <text:p>% 1ª dosis</text:p>
          </table:table-cell>
          <table:table-cell office:value-type="string" table:style-name="ce4">
            <text:p>Nº Personas con pauta completa</text:p>
          </table:table-cell>
          <table:table-cell office:value-type="string" table:style-name="ce4">
            <text:p>% personas con pauta completa</text:p>
          </table:table-cell>
          <table:table-cell office:value-type="string" table:style-name="ce4">
            <text:p>Fecha de la última vacuna registrada</text:p>
          </table:table-cell>
          <table:table-cell table:number-columns-repeated="16376"/>
        </table:table-row>
        <table:table-row table:style-name="ro4">
          <table:table-cell office:value-type="string" table:style-name="ce6">
            <text:p>Andalucía</text:p>
          </table:table-cell>
          <table:table-cell office:value-type="float" office:value="1042559" table:style-name="ce7">
            <text:p>1.042.559</text:p>
          </table:table-cell>
          <table:table-cell office:value-type="float" office:value="1441414" table:style-name="ce7">
            <text:p>1.441.414</text:p>
          </table:table-cell>
          <table:table-cell office:value-type="float" office:value="933984" table:style-name="ce7">
            <text:p>933.984</text:p>
          </table:table-cell>
          <table:table-cell office:value-type="percentage" office:value="0.89585721287716091" table:style-name="ce27">
            <text:p>89,6%</text:p>
          </table:table-cell>
          <table:table-cell office:value-type="float" office:value="507430" table:style-name="ce7">
            <text:p>507.430</text:p>
          </table:table-cell>
          <table:table-cell office:value-type="percentage" office:value="0.4867158597259244" table:style-name="ce27">
            <text:p>48,7%</text:p>
          </table:table-cell>
          <table:table-cell office:value-type="date" office:date-value="2021-03-30T00:00:00" table:style-name="ce10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Aragón</text:p>
          </table:table-cell>
          <table:table-cell office:value-type="float" office:value="210455" table:style-name="ce12">
            <text:p>210.455</text:p>
          </table:table-cell>
          <table:table-cell office:value-type="float" office:value="250339" table:style-name="ce25">
            <text:p>250.339</text:p>
          </table:table-cell>
          <table:table-cell office:value-type="float" office:value="161061" table:style-name="ce25">
            <text:p>161.061</text:p>
          </table:table-cell>
          <table:table-cell office:value-type="percentage" office:value="0.765298995034568" table:style-name="ce28">
            <text:p>76,5%</text:p>
          </table:table-cell>
          <table:table-cell office:value-type="float" office:value="89278" table:style-name="ce25">
            <text:p>89.278</text:p>
          </table:table-cell>
          <table:table-cell office:value-type="percentage" office:value="0.42421420256111758" table:style-name="ce28">
            <text:p>42,4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Asturias<text:s/></text:p>
          </table:table-cell>
          <table:table-cell office:value-type="float" office:value="171754" table:style-name="ce12">
            <text:p>171.754</text:p>
          </table:table-cell>
          <table:table-cell office:value-type="float" office:value="225915" table:style-name="ce25">
            <text:p>225.915</text:p>
          </table:table-cell>
          <table:table-cell office:value-type="float" office:value="138822" table:style-name="ce25">
            <text:p>138.822</text:p>
          </table:table-cell>
          <table:table-cell office:value-type="percentage" office:value="0.80826065186254759" table:style-name="ce28">
            <text:p>80,8%</text:p>
          </table:table-cell>
          <table:table-cell office:value-type="float" office:value="87093" table:style-name="ce25">
            <text:p>87.093</text:p>
          </table:table-cell>
          <table:table-cell office:value-type="percentage" office:value="0.50707989333581749" table:style-name="ce28">
            <text:p>50,7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Baleares</text:p>
          </table:table-cell>
          <table:table-cell office:value-type="float" office:value="136065" table:style-name="ce12">
            <text:p>136.065</text:p>
          </table:table-cell>
          <table:table-cell office:value-type="float" office:value="160884" table:style-name="ce25">
            <text:p>160.884</text:p>
          </table:table-cell>
          <table:table-cell office:value-type="float" office:value="115375" table:style-name="ce25">
            <text:p>115.375</text:p>
          </table:table-cell>
          <table:table-cell office:value-type="percentage" office:value="0.8479403226399147" table:style-name="ce28">
            <text:p>84,8%</text:p>
          </table:table-cell>
          <table:table-cell office:value-type="float" office:value="45509" table:style-name="ce25">
            <text:p>45.509</text:p>
          </table:table-cell>
          <table:table-cell office:value-type="percentage" office:value="0.3344651453349502" table:style-name="ce28">
            <text:p>33,4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anarias</text:p>
          </table:table-cell>
          <table:table-cell office:value-type="float" office:value="229731" table:style-name="ce12">
            <text:p>229.731</text:p>
          </table:table-cell>
          <table:table-cell office:value-type="float" office:value="304229" table:style-name="ce25">
            <text:p>304.229</text:p>
          </table:table-cell>
          <table:table-cell office:value-type="float" office:value="199517" table:style-name="ce25">
            <text:p>199.517</text:p>
          </table:table-cell>
          <table:table-cell office:value-type="percentage" office:value="0.86848096251703077" table:style-name="ce28">
            <text:p>86,8%</text:p>
          </table:table-cell>
          <table:table-cell office:value-type="float" office:value="104712" table:style-name="ce25">
            <text:p>104.712</text:p>
          </table:table-cell>
          <table:table-cell office:value-type="percentage" office:value="0.45580265615001891" table:style-name="ce28">
            <text:p>45,6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antabria</text:p>
          </table:table-cell>
          <table:table-cell office:value-type="float" office:value="92346" table:style-name="ce12">
            <text:p>92.346</text:p>
          </table:table-cell>
          <table:table-cell office:value-type="float" office:value="114080" table:style-name="ce25">
            <text:p>114.080</text:p>
          </table:table-cell>
          <table:table-cell office:value-type="float" office:value="70024" table:style-name="ce25">
            <text:p>70.024</text:p>
          </table:table-cell>
          <table:table-cell office:value-type="percentage" office:value="0.75827864769454012" table:style-name="ce28">
            <text:p>75,8%</text:p>
          </table:table-cell>
          <table:table-cell office:value-type="float" office:value="44056" table:style-name="ce25">
            <text:p>44.056</text:p>
          </table:table-cell>
          <table:table-cell office:value-type="percentage" office:value="0.47707534706430166" table:style-name="ce28">
            <text:p>47,7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astilla y Leon<text:s/></text:p>
          </table:table-cell>
          <table:table-cell office:value-type="float" office:value="411992" table:style-name="ce12">
            <text:p>411.992</text:p>
          </table:table-cell>
          <table:table-cell office:value-type="float" office:value="534134" table:style-name="ce25">
            <text:p>534.134</text:p>
          </table:table-cell>
          <table:table-cell office:value-type="float" office:value="336070" table:style-name="ce25">
            <text:p>336.070</text:p>
          </table:table-cell>
          <table:table-cell office:value-type="percentage" office:value="0.81571972271306237" table:style-name="ce28">
            <text:p>81,6%</text:p>
          </table:table-cell>
          <table:table-cell office:value-type="float" office:value="198064" table:style-name="ce25">
            <text:p>198.064</text:p>
          </table:table-cell>
          <table:table-cell office:value-type="percentage" office:value="0.48074719897473739" table:style-name="ce28">
            <text:p>48,1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astilla - La Mancha</text:p>
          </table:table-cell>
          <table:table-cell office:value-type="float" office:value="298749" table:style-name="ce12">
            <text:p>298.749</text:p>
          </table:table-cell>
          <table:table-cell office:value-type="float" office:value="356085" table:style-name="ce25">
            <text:p>356.085</text:p>
          </table:table-cell>
          <table:table-cell office:value-type="float" office:value="233231" table:style-name="ce25">
            <text:p>233.231</text:p>
          </table:table-cell>
          <table:table-cell office:value-type="percentage" office:value="0.78069215294444505" table:style-name="ce28">
            <text:p>78,1%</text:p>
          </table:table-cell>
          <table:table-cell office:value-type="float" office:value="122854" table:style-name="ce25">
            <text:p>122.854</text:p>
          </table:table-cell>
          <table:table-cell office:value-type="percentage" office:value="0.41122815473859325" table:style-name="ce28">
            <text:p>41,1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ataluña</text:p>
          </table:table-cell>
          <table:table-cell office:value-type="float" office:value="937088" table:style-name="ce12">
            <text:p>937.088</text:p>
          </table:table-cell>
          <table:table-cell office:value-type="float" office:value="1274944" table:style-name="ce25">
            <text:p>1.274.944</text:p>
          </table:table-cell>
          <table:table-cell office:value-type="float" office:value="853901" table:style-name="ce25">
            <text:p>853.901</text:p>
          </table:table-cell>
          <table:table-cell office:value-type="percentage" office:value="0.91122818774757541" table:style-name="ce28">
            <text:p>91,1%</text:p>
          </table:table-cell>
          <table:table-cell office:value-type="float" office:value="421043" table:style-name="ce25">
            <text:p>421.043</text:p>
          </table:table-cell>
          <table:table-cell office:value-type="percentage" office:value="0.4493099900969813" table:style-name="ce28">
            <text:p>44,9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. Valenciana</text:p>
          </table:table-cell>
          <table:table-cell office:value-type="float" office:value="619700" table:style-name="ce12">
            <text:p>619.700</text:p>
          </table:table-cell>
          <table:table-cell office:value-type="float" office:value="768217" table:style-name="ce25">
            <text:p>768.217</text:p>
          </table:table-cell>
          <table:table-cell office:value-type="float" office:value="516703" table:style-name="ce25">
            <text:p>516.703</text:p>
          </table:table-cell>
          <table:table-cell office:value-type="percentage" office:value="0.83379538486364368" table:style-name="ce28">
            <text:p>83,4%</text:p>
          </table:table-cell>
          <table:table-cell office:value-type="float" office:value="251514" table:style-name="ce25">
            <text:p>251.514</text:p>
          </table:table-cell>
          <table:table-cell office:value-type="percentage" office:value="0.40586412780377601" table:style-name="ce28">
            <text:p>40,6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Extremadura</text:p>
          </table:table-cell>
          <table:table-cell office:value-type="float" office:value="173760" table:style-name="ce12">
            <text:p>173.760</text:p>
          </table:table-cell>
          <table:table-cell office:value-type="float" office:value="219487" table:style-name="ce25">
            <text:p>219.487</text:p>
          </table:table-cell>
          <table:table-cell office:value-type="float" office:value="144858" table:style-name="ce25">
            <text:p>144.858</text:p>
          </table:table-cell>
          <table:table-cell office:value-type="percentage" office:value="0.83366712707182322" table:style-name="ce28">
            <text:p>83,4%</text:p>
          </table:table-cell>
          <table:table-cell office:value-type="float" office:value="74629" table:style-name="ce25">
            <text:p>74.629</text:p>
          </table:table-cell>
          <table:table-cell office:value-type="percentage" office:value="0.42949470534069983" table:style-name="ce28">
            <text:p>42,9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Galicia</text:p>
          </table:table-cell>
          <table:table-cell office:value-type="float" office:value="369015" table:style-name="ce12">
            <text:p>369.015</text:p>
          </table:table-cell>
          <table:table-cell office:value-type="float" office:value="478450" table:style-name="ce25">
            <text:p>478.450</text:p>
          </table:table-cell>
          <table:table-cell office:value-type="float" office:value="323922" table:style-name="ce25">
            <text:p>323.922</text:p>
          </table:table-cell>
          <table:table-cell office:value-type="percentage" office:value="0.87780171537742369" table:style-name="ce28">
            <text:p>87,8%</text:p>
          </table:table-cell>
          <table:table-cell office:value-type="float" office:value="154528" table:style-name="ce25">
            <text:p>154.528</text:p>
          </table:table-cell>
          <table:table-cell office:value-type="percentage" office:value="0.41875804506591874" table:style-name="ce28">
            <text:p>41,9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La Rioja</text:p>
          </table:table-cell>
          <table:table-cell office:value-type="float" office:value="55473" table:style-name="ce12">
            <text:p>55.473</text:p>
          </table:table-cell>
          <table:table-cell office:value-type="float" office:value="63416" table:style-name="ce25">
            <text:p>63.416</text:p>
          </table:table-cell>
          <table:table-cell office:value-type="float" office:value="42450" table:style-name="ce25">
            <text:p>42.450</text:p>
          </table:table-cell>
          <table:table-cell office:value-type="percentage" office:value="0.76523714239359686" table:style-name="ce28">
            <text:p>76,5%</text:p>
          </table:table-cell>
          <table:table-cell office:value-type="float" office:value="20966" table:style-name="ce25">
            <text:p>20.966</text:p>
          </table:table-cell>
          <table:table-cell office:value-type="percentage" office:value="0.37794963315486813" table:style-name="ce28">
            <text:p>37,8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Madrid</text:p>
          </table:table-cell>
          <table:table-cell office:value-type="float" office:value="838831" table:style-name="ce12">
            <text:p>838.831</text:p>
          </table:table-cell>
          <table:table-cell office:value-type="float" office:value="1058277" table:style-name="ce25">
            <text:p>1.058.277</text:p>
          </table:table-cell>
          <table:table-cell office:value-type="float" office:value="698382" table:style-name="ce25">
            <text:p>698.382</text:p>
          </table:table-cell>
          <table:table-cell office:value-type="percentage" office:value="0.83256579692452948" table:style-name="ce28">
            <text:p>83,3%</text:p>
          </table:table-cell>
          <table:table-cell office:value-type="float" office:value="359895" table:style-name="ce25">
            <text:p>359.895</text:p>
          </table:table-cell>
          <table:table-cell office:value-type="percentage" office:value="0.42904351412859087" table:style-name="ce28">
            <text:p>42,9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Murcia<text:s/></text:p>
          </table:table-cell>
          <table:table-cell office:value-type="float" office:value="198553" table:style-name="ce12">
            <text:p>198.553</text:p>
          </table:table-cell>
          <table:table-cell office:value-type="float" office:value="237224" table:style-name="ce25">
            <text:p>237.224</text:p>
          </table:table-cell>
          <table:table-cell office:value-type="float" office:value="151569" table:style-name="ce25">
            <text:p>151.569</text:p>
          </table:table-cell>
          <table:table-cell office:value-type="percentage" office:value="0.76336796724300315" table:style-name="ce28">
            <text:p>76,3%</text:p>
          </table:table-cell>
          <table:table-cell office:value-type="float" office:value="85655" table:style-name="ce25">
            <text:p>85.655</text:p>
          </table:table-cell>
          <table:table-cell office:value-type="percentage" office:value="0.43139615115359625" table:style-name="ce28">
            <text:p>43,1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Navarra</text:p>
          </table:table-cell>
          <table:table-cell office:value-type="float" office:value="97268" table:style-name="ce12">
            <text:p>97.268</text:p>
          </table:table-cell>
          <table:table-cell office:value-type="float" office:value="117849" table:style-name="ce25">
            <text:p>117.849</text:p>
          </table:table-cell>
          <table:table-cell office:value-type="float" office:value="80540" table:style-name="ce25">
            <text:p>80.540</text:p>
          </table:table-cell>
          <table:table-cell office:value-type="percentage" office:value="0.82802154871077849" table:style-name="ce28">
            <text:p>82,8%</text:p>
          </table:table-cell>
          <table:table-cell office:value-type="float" office:value="37309" table:style-name="ce25">
            <text:p>37.309</text:p>
          </table:table-cell>
          <table:table-cell office:value-type="percentage" office:value="0.38356910803141836" table:style-name="ce28">
            <text:p>38,4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País Vasco</text:p>
          </table:table-cell>
          <table:table-cell office:value-type="float" office:value="379432" table:style-name="ce12">
            <text:p>379.432</text:p>
          </table:table-cell>
          <table:table-cell office:value-type="float" office:value="370971" table:style-name="ce25">
            <text:p>370.971</text:p>
          </table:table-cell>
          <table:table-cell office:value-type="float" office:value="265437" table:style-name="ce25">
            <text:p>265.437</text:p>
          </table:table-cell>
          <table:table-cell office:value-type="percentage" office:value="0.69956408526428981" table:style-name="ce28">
            <text:p>70,0%</text:p>
          </table:table-cell>
          <table:table-cell office:value-type="float" office:value="105534" table:style-name="ce25">
            <text:p>105.534</text:p>
          </table:table-cell>
          <table:table-cell office:value-type="percentage" office:value="0.27813679394463303" table:style-name="ce28">
            <text:p>27,8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euta</text:p>
          </table:table-cell>
          <table:table-cell office:value-type="float" office:value="9988" table:style-name="ce12">
            <text:p>9.988</text:p>
          </table:table-cell>
          <table:table-cell office:value-type="float" office:value="11226" table:style-name="ce25">
            <text:p>11.226</text:p>
          </table:table-cell>
          <table:table-cell office:value-type="float" office:value="7625" table:style-name="ce25">
            <text:p>7.625</text:p>
          </table:table-cell>
          <table:table-cell office:value-type="percentage" office:value="0.76341609931918297" table:style-name="ce28">
            <text:p>76,3%</text:p>
          </table:table-cell>
          <table:table-cell office:value-type="float" office:value="3601" table:style-name="ce25">
            <text:p>3.601</text:p>
          </table:table-cell>
          <table:table-cell office:value-type="percentage" office:value="0.3605326391670004" table:style-name="ce28">
            <text:p>36,1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Melilla</text:p>
          </table:table-cell>
          <table:table-cell office:value-type="float" office:value="11311" table:style-name="ce12">
            <text:p>11.311</text:p>
          </table:table-cell>
          <table:table-cell office:value-type="float" office:value="10413" table:style-name="ce25">
            <text:p>10.413</text:p>
          </table:table-cell>
          <table:table-cell office:value-type="float" office:value="7990" table:style-name="ce25">
            <text:p>7.990</text:p>
          </table:table-cell>
          <table:table-cell office:value-type="percentage" office:value="0.70639200778003708" table:style-name="ce28">
            <text:p>70,6%</text:p>
          </table:table-cell>
          <table:table-cell office:value-type="float" office:value="2423" table:style-name="ce25">
            <text:p>2.423</text:p>
          </table:table-cell>
          <table:table-cell office:value-type="percentage" office:value="0.21421624966846434" table:style-name="ce28">
            <text:p>21,4%</text:p>
          </table:table-cell>
          <table:table-cell office:value-type="date" office:date-value="2021-03-30T00:00:00" table:style-name="ce16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29">
            <text:p>Min. Defensa</text:p>
          </table:table-cell>
          <table:table-cell office:value-type="float" office:value="142511" table:style-name="ce30">
            <text:p>142.511</text:p>
          </table:table-cell>
          <table:table-cell office:value-type="float" office:value="28065" table:style-name="ce31">
            <text:p>28.065</text:p>
          </table:table-cell>
          <table:table-cell office:value-type="float" office:value="23217" table:style-name="ce31">
            <text:p>23.217</text:p>
          </table:table-cell>
          <table:table-cell office:value-type="percentage" office:value="0.16291373999200062" table:style-name="ce32">
            <text:p>16,3%</text:p>
          </table:table-cell>
          <table:table-cell office:value-type="float" office:value="4848" table:style-name="ce31">
            <text:p>4.848</text:p>
          </table:table-cell>
          <table:table-cell office:value-type="percentage" office:value="3.4018426647767538E-2" table:style-name="ce32">
            <text:p>3,4%</text:p>
          </table:table-cell>
          <table:table-cell office:value-type="date" office:date-value="2021-03-29T00:00:00" table:style-name="ce16">
            <text:p>29/03/2021</text:p>
          </table:table-cell>
          <table:table-cell table:number-columns-repeated="16376"/>
        </table:table-row>
        <table:table-row table:style-name="ro4">
          <table:table-cell office:value-type="string" table:style-name="ce18">
            <text:p>Totales</text:p>
          </table:table-cell>
          <table:table-cell office:value-type="float" office:value="6426581" table:style-name="ce33">
            <text:p>6.426.581</text:p>
          </table:table-cell>
          <table:table-cell office:value-type="float" office:value="8025619" table:style-name="ce33">
            <text:p>8.025.619</text:p>
          </table:table-cell>
          <table:table-cell office:value-type="float" office:value="5304678" table:style-name="ce33">
            <text:p>5.304.678</text:p>
          </table:table-cell>
          <table:table-cell office:value-type="percentage" office:value="0.82542770409335853" table:style-name="ce34">
            <text:p>82,5%</text:p>
          </table:table-cell>
          <table:table-cell office:value-type="float" office:value="2720941" table:style-name="ce33">
            <text:p>2.720.941</text:p>
          </table:table-cell>
          <table:table-cell office:value-type="percentage" office:value="0.42338857940170677" table:style-name="ce34">
            <text:p>42,3%</text:p>
          </table:table-cell>
          <table:table-cell table:style-name="ce33"/>
          <table:table-cell table:number-columns-repeated="16376"/>
        </table:table-row>
        <table:table-row table:number-rows-repeated="1048554" table:style-name="ro4">
          <table:table-cell table:number-columns-repeated="16384"/>
        </table:table-row>
      </table:table>
      <table:table table:name="Etarios_con_al_menos_1_dosis" table:style-name="ta3">
        <table:table-column table:style-name="co11" table:default-cell-style-name="ce1"/>
        <table:table-column table:style-name="co13" table:number-columns-repeated="2" table:default-cell-style-name="ce1"/>
        <table:table-column table:style-name="co13" table:default-cell-style-name="ce60"/>
        <table:table-column table:style-name="co13" table:number-columns-repeated="2" table:default-cell-style-name="ce1"/>
        <table:table-column table:style-name="co13" table:default-cell-style-name="ce60"/>
        <table:table-column table:style-name="co13" table:number-columns-repeated="2" table:default-cell-style-name="ce1"/>
        <table:table-column table:style-name="co13" table:default-cell-style-name="ce60"/>
        <table:table-column table:style-name="co13" table:number-columns-repeated="2" table:default-cell-style-name="ce1"/>
        <table:table-column table:style-name="co13" table:default-cell-style-name="ce60"/>
        <table:table-column table:style-name="co13" table:number-columns-repeated="2" table:default-cell-style-name="ce1"/>
        <table:table-column table:style-name="co13" table:default-cell-style-name="ce60"/>
        <table:table-column table:style-name="co13" table:default-cell-style-name="ce56"/>
        <table:table-column table:style-name="co10" table:default-cell-style-name="ce1"/>
        <table:table-column table:style-name="co10" table:default-cell-style-name="ce60"/>
        <table:table-column table:style-name="co10" table:number-columns-repeated="2" table:default-cell-style-name="ce1"/>
        <table:table-column table:style-name="co10" table:default-cell-style-name="ce60"/>
        <table:table-column table:style-name="co10" table:number-columns-repeated="2" table:default-cell-style-name="ce1"/>
        <table:table-column table:style-name="co10" table:default-cell-style-name="ce60"/>
        <table:table-column table:style-name="co10" table:number-columns-repeated="16359" table:default-cell-style-name="ce1"/>
        <table:table-row table:style-name="ro6">
          <table:table-cell table:style-name="ce35"/>
          <table:table-cell office:value-type="string" table:style-name="ce36">
            <text:p>Personas con al menos 1 dosis ≥80 años</text:p>
          </table:table-cell>
          <table:table-cell office:value-type="string" table:style-name="ce36">
            <text:p>Población INE≥80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Personas con al menos 1 dosis 70-79 años</text:p>
          </table:table-cell>
          <table:table-cell office:value-type="string" table:style-name="ce36">
            <text:p>Población INE70-79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Personas con al menos 1 dosis 60-69 años</text:p>
          </table:table-cell>
          <table:table-cell office:value-type="string" table:style-name="ce36">
            <text:p>Población INE60-69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Personas con al menos 1 dosis 50-59 años</text:p>
          </table:table-cell>
          <table:table-cell office:value-type="string" table:style-name="ce36">
            <text:p>Población INE50-59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Personas con al menos 1 dosis 25-49 años</text:p>
          </table:table-cell>
          <table:table-cell office:value-type="string" table:style-name="ce36">
            <text:p>Población INE25-49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18-24 años</text:p>
          </table:table-cell>
          <table:table-cell office:value-type="string" table:style-name="ce36">
            <text:p>Población INE18-24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16-17 años</text:p>
          </table:table-cell>
          <table:table-cell office:value-type="string" table:style-name="ce36">
            <text:p>Población INE16-17 años</text:p>
          </table:table-cell>
          <table:table-cell office:value-type="string" table:style-name="ce37">
            <text:p>%</text:p>
          </table:table-cell>
          <table:table-cell office:value-type="string" table:style-name="ce38">
            <text:p>Total Personas con al menos 1 dosis</text:p>
          </table:table-cell>
          <table:table-cell office:value-type="string" table:style-name="ce38">
            <text:p>Total Población INE Población a Vacunar (1)</text:p>
          </table:table-cell>
          <table:table-cell office:value-type="string" table:style-name="ce39">
            <text:p>% Con al menos 1 dosis sobre Población a Vacunar INE</text:p>
          </table:table-cell>
          <table:table-cell table:number-columns-repeated="16359" table:style-name="ce40"/>
        </table:table-row>
        <table:table-row table:style-name="ro4">
          <table:table-cell office:value-type="string" table:style-name="ce41">
            <text:p>Andalucía</text:p>
          </table:table-cell>
          <table:table-cell office:value-type="float" office:value="409048" table:style-name="ce42">
            <text:p>409.048</text:p>
          </table:table-cell>
          <table:table-cell office:value-type="float" office:value="413516" table:style-name="ce42">
            <text:p>413.516</text:p>
          </table:table-cell>
          <table:table-cell office:value-type="percentage" office:value="0.98919509765039326" table:style-name="ce43">
            <text:p>98,9%</text:p>
          </table:table-cell>
          <table:table-cell office:value-type="float" office:value="154845" table:style-name="ce42">
            <text:p>154.845</text:p>
          </table:table-cell>
          <table:table-cell office:value-type="float" office:value="650381" table:style-name="ce42">
            <text:p>650.381</text:p>
          </table:table-cell>
          <table:table-cell office:value-type="percentage" office:value="0.23808352335015937" table:style-name="ce43">
            <text:p>23,8%</text:p>
          </table:table-cell>
          <table:table-cell office:value-type="float" office:value="181090" table:style-name="ce42">
            <text:p>181.090</text:p>
          </table:table-cell>
          <table:table-cell office:value-type="float" office:value="916147" table:style-name="ce42">
            <text:p>916.147</text:p>
          </table:table-cell>
          <table:table-cell office:value-type="percentage" office:value="0.19766478523643038" table:style-name="ce43">
            <text:p>19,8%</text:p>
          </table:table-cell>
          <table:table-cell office:value-type="float" office:value="142245" table:style-name="ce42">
            <text:p>142.245</text:p>
          </table:table-cell>
          <table:table-cell office:value-type="float" office:value="1265021" table:style-name="ce42">
            <text:p>1.265.021</text:p>
          </table:table-cell>
          <table:table-cell office:value-type="percentage" office:value="0.11244477364407389" table:style-name="ce43">
            <text:p>11,2%</text:p>
          </table:table-cell>
          <table:table-cell office:value-type="float" office:value="325249" table:style-name="ce42">
            <text:p>325.249</text:p>
          </table:table-cell>
          <table:table-cell office:value-type="float" office:value="3009381" table:style-name="ce42">
            <text:p>3.009.381</text:p>
          </table:table-cell>
          <table:table-cell office:value-type="percentage" office:value="0.1080783722632661" table:style-name="ce43">
            <text:p>10,8%</text:p>
          </table:table-cell>
          <table:table-cell office:value-type="float" office:value="28125" table:style-name="ce42">
            <text:p>28.125</text:p>
          </table:table-cell>
          <table:table-cell office:value-type="float" office:value="625846" table:style-name="ce42">
            <text:p>625.846</text:p>
          </table:table-cell>
          <table:table-cell office:value-type="percentage" office:value="4.493917033902909E-2" table:style-name="ce43">
            <text:p>4,5%</text:p>
          </table:table-cell>
          <table:table-cell office:value-type="float" office:value="200" table:style-name="ce42">
            <text:p>200</text:p>
          </table:table-cell>
          <table:table-cell office:value-type="float" office:value="181921" table:style-name="ce42">
            <text:p>181.921</text:p>
          </table:table-cell>
          <table:table-cell office:value-type="percentage" office:value="1.099378301570462E-3" table:style-name="ce43">
            <text:p>0,1%</text:p>
          </table:table-cell>
          <table:table-cell office:value-type="float" office:value="1240802" table:style-name="ce44">
            <text:p>1.240.802</text:p>
          </table:table-cell>
          <table:table-cell office:value-type="float" office:value="7062213" table:style-name="ce44">
            <text:p>7.062.213</text:p>
          </table:table-cell>
          <table:table-cell office:value-type="percentage" office:value="0.17569591854564567" table:style-name="ce45">
            <text:p>17,6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Aragón</text:p>
          </table:table-cell>
          <table:table-cell office:value-type="float" office:value="93533" table:style-name="ce47">
            <text:p>93.533</text:p>
          </table:table-cell>
          <table:table-cell office:value-type="float" office:value="98807" table:style-name="ce47">
            <text:p>98.807</text:p>
          </table:table-cell>
          <table:table-cell office:value-type="percentage" office:value="0.94662321495440604" table:style-name="ce48">
            <text:p>94,7%</text:p>
          </table:table-cell>
          <table:table-cell office:value-type="float" office:value="6384" table:style-name="ce47">
            <text:p>6.384</text:p>
          </table:table-cell>
          <table:table-cell office:value-type="float" office:value="118955" table:style-name="ce47">
            <text:p>118.955</text:p>
          </table:table-cell>
          <table:table-cell office:value-type="percentage" office:value="5.3667353200790212E-2" table:style-name="ce48">
            <text:p>5,4%</text:p>
          </table:table-cell>
          <table:table-cell office:value-type="float" office:value="19914" table:style-name="ce47">
            <text:p>19.914</text:p>
          </table:table-cell>
          <table:table-cell office:value-type="float" office:value="156367" table:style-name="ce47">
            <text:p>156.367</text:p>
          </table:table-cell>
          <table:table-cell office:value-type="percentage" office:value="0.12735423714722416" table:style-name="ce48">
            <text:p>12,7%</text:p>
          </table:table-cell>
          <table:table-cell office:value-type="float" office:value="26281" table:style-name="ce47">
            <text:p>26.281</text:p>
          </table:table-cell>
          <table:table-cell office:value-type="float" office:value="198266" table:style-name="ce47">
            <text:p>198.266</text:p>
          </table:table-cell>
          <table:table-cell office:value-type="percentage" office:value="0.13255424530681004" table:style-name="ce48">
            <text:p>13,3%</text:p>
          </table:table-cell>
          <table:table-cell office:value-type="float" office:value="49822" table:style-name="ce47">
            <text:p>49.822</text:p>
          </table:table-cell>
          <table:table-cell office:value-type="float" office:value="446083" table:style-name="ce47">
            <text:p>446.083</text:p>
          </table:table-cell>
          <table:table-cell office:value-type="percentage" office:value="0.1116877352420962" table:style-name="ce48">
            <text:p>11,2%</text:p>
          </table:table-cell>
          <table:table-cell office:value-type="float" office:value="5738" table:style-name="ce47">
            <text:p>5.738</text:p>
          </table:table-cell>
          <table:table-cell office:value-type="float" office:value="89180" table:style-name="ce47">
            <text:p>89.180</text:p>
          </table:table-cell>
          <table:table-cell office:value-type="percentage" office:value="6.4341780668311283E-2" table:style-name="ce48">
            <text:p>6,4%</text:p>
          </table:table-cell>
          <table:table-cell office:value-type="float" office:value="29" table:style-name="ce47">
            <text:p>29</text:p>
          </table:table-cell>
          <table:table-cell office:value-type="float" office:value="25106" table:style-name="ce47">
            <text:p>25.106</text:p>
          </table:table-cell>
          <table:table-cell office:value-type="percentage" office:value="1.1551023659682944E-3" table:style-name="ce48">
            <text:p>0,1%</text:p>
          </table:table-cell>
          <table:table-cell office:value-type="float" office:value="201701" table:style-name="ce49">
            <text:p>201.701</text:p>
          </table:table-cell>
          <table:table-cell office:value-type="float" office:value="1132764" table:style-name="ce49">
            <text:p>1.132.764</text:p>
          </table:table-cell>
          <table:table-cell office:value-type="percentage" office:value="0.17806092001511348" table:style-name="ce50">
            <text:p>17,8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Asturias<text:s/></text:p>
          </table:table-cell>
          <table:table-cell office:value-type="float" office:value="84218" table:style-name="ce47">
            <text:p>84.218</text:p>
          </table:table-cell>
          <table:table-cell office:value-type="float" office:value="87826" table:style-name="ce47">
            <text:p>87.826</text:p>
          </table:table-cell>
          <table:table-cell office:value-type="percentage" office:value="0.95891877120670421" table:style-name="ce48">
            <text:p>95,9%</text:p>
          </table:table-cell>
          <table:table-cell office:value-type="float" office:value="15672" table:style-name="ce47">
            <text:p>15.672</text:p>
          </table:table-cell>
          <table:table-cell office:value-type="float" office:value="109249" table:style-name="ce47">
            <text:p>109.249</text:p>
          </table:table-cell>
          <table:table-cell office:value-type="percentage" office:value="0.14345211397815999" table:style-name="ce48">
            <text:p>14,3%</text:p>
          </table:table-cell>
          <table:table-cell office:value-type="float" office:value="33570" table:style-name="ce47">
            <text:p>33.570</text:p>
          </table:table-cell>
          <table:table-cell office:value-type="float" office:value="149652" table:style-name="ce47">
            <text:p>149.652</text:p>
          </table:table-cell>
          <table:table-cell office:value-type="percentage" office:value="0.22432042338224681" table:style-name="ce48">
            <text:p>22,4%</text:p>
          </table:table-cell>
          <table:table-cell office:value-type="float" office:value="20558" table:style-name="ce47">
            <text:p>20.558</text:p>
          </table:table-cell>
          <table:table-cell office:value-type="float" office:value="162645" table:style-name="ce47">
            <text:p>162.645</text:p>
          </table:table-cell>
          <table:table-cell office:value-type="percentage" office:value="0.12639798333794461" table:style-name="ce48">
            <text:p>12,6%</text:p>
          </table:table-cell>
          <table:table-cell office:value-type="float" office:value="30106" table:style-name="ce47">
            <text:p>30.106</text:p>
          </table:table-cell>
          <table:table-cell office:value-type="float" office:value="322095" table:style-name="ce47">
            <text:p>322.095</text:p>
          </table:table-cell>
          <table:table-cell office:value-type="percentage" office:value="9.3469318058336831E-2" table:style-name="ce48">
            <text:p>9,3%</text:p>
          </table:table-cell>
          <table:table-cell office:value-type="float" office:value="2901" table:style-name="ce47">
            <text:p>2.901</text:p>
          </table:table-cell>
          <table:table-cell office:value-type="float" office:value="54179" table:style-name="ce47">
            <text:p>54.179</text:p>
          </table:table-cell>
          <table:table-cell office:value-type="percentage" office:value="5.3544731353476441E-2" table:style-name="ce48">
            <text:p>5,4%</text:p>
          </table:table-cell>
          <table:table-cell office:value-type="float" office:value="30" table:style-name="ce47">
            <text:p>30</text:p>
          </table:table-cell>
          <table:table-cell office:value-type="float" office:value="15563" table:style-name="ce47">
            <text:p>15.563</text:p>
          </table:table-cell>
          <table:table-cell office:value-type="percentage" office:value="1.9276489108783653E-3" table:style-name="ce48">
            <text:p>0,2%</text:p>
          </table:table-cell>
          <table:table-cell office:value-type="float" office:value="187055" table:style-name="ce49">
            <text:p>187.055</text:p>
          </table:table-cell>
          <table:table-cell office:value-type="float" office:value="901209" table:style-name="ce49">
            <text:p>901.209</text:p>
          </table:table-cell>
          <table:table-cell office:value-type="percentage" office:value="0.20756006653284642" table:style-name="ce50">
            <text:p>20,8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Baleares</text:p>
          </table:table-cell>
          <table:table-cell office:value-type="float" office:value="45065" table:style-name="ce47">
            <text:p>45.065</text:p>
          </table:table-cell>
          <table:table-cell office:value-type="float" office:value="49542" table:style-name="ce47">
            <text:p>49.542</text:p>
          </table:table-cell>
          <table:table-cell office:value-type="percentage" office:value="0.90963223123814141" table:style-name="ce48">
            <text:p>91,0%</text:p>
          </table:table-cell>
          <table:table-cell office:value-type="float" office:value="7080" table:style-name="ce47">
            <text:p>7.080</text:p>
          </table:table-cell>
          <table:table-cell office:value-type="float" office:value="80516" table:style-name="ce47">
            <text:p>80.516</text:p>
          </table:table-cell>
          <table:table-cell office:value-type="percentage" office:value="8.7932833225694271E-2" table:style-name="ce48">
            <text:p>8,8%</text:p>
          </table:table-cell>
          <table:table-cell office:value-type="float" office:value="26170" table:style-name="ce47">
            <text:p>26.170</text:p>
          </table:table-cell>
          <table:table-cell office:value-type="float" office:value="117231" table:style-name="ce47">
            <text:p>117.231</text:p>
          </table:table-cell>
          <table:table-cell office:value-type="percentage" office:value="0.22323446869855243" table:style-name="ce48">
            <text:p>22,3%</text:p>
          </table:table-cell>
          <table:table-cell office:value-type="float" office:value="20400" table:style-name="ce47">
            <text:p>20.400</text:p>
          </table:table-cell>
          <table:table-cell office:value-type="float" office:value="165797" table:style-name="ce47">
            <text:p>165.797</text:p>
          </table:table-cell>
          <table:table-cell office:value-type="percentage" office:value="0.12304203332991549" table:style-name="ce48">
            <text:p>12,3%</text:p>
          </table:table-cell>
          <table:table-cell office:value-type="float" office:value="42280" table:style-name="ce47">
            <text:p>42.280</text:p>
          </table:table-cell>
          <table:table-cell office:value-type="float" office:value="464054" table:style-name="ce47">
            <text:p>464.054</text:p>
          </table:table-cell>
          <table:table-cell office:value-type="percentage" office:value="9.1110086326160314E-2" table:style-name="ce48">
            <text:p>9,1%</text:p>
          </table:table-cell>
          <table:table-cell office:value-type="float" office:value="3675" table:style-name="ce47">
            <text:p>3.675</text:p>
          </table:table-cell>
          <table:table-cell office:value-type="float" office:value="85839" table:style-name="ce47">
            <text:p>85.839</text:p>
          </table:table-cell>
          <table:table-cell office:value-type="percentage" office:value="4.2812707510572118E-2" table:style-name="ce48">
            <text:p>4,3%</text:p>
          </table:table-cell>
          <table:table-cell office:value-type="float" office:value="33" table:style-name="ce47">
            <text:p>33</text:p>
          </table:table-cell>
          <table:table-cell office:value-type="float" office:value="23300" table:style-name="ce47">
            <text:p>23.300</text:p>
          </table:table-cell>
          <table:table-cell office:value-type="percentage" office:value="1.4163090128755365E-3" table:style-name="ce48">
            <text:p>0,1%</text:p>
          </table:table-cell>
          <table:table-cell office:value-type="float" office:value="144703" table:style-name="ce49">
            <text:p>144.703</text:p>
          </table:table-cell>
          <table:table-cell office:value-type="float" office:value="986279" table:style-name="ce49">
            <text:p>986.279</text:p>
          </table:table-cell>
          <table:table-cell office:value-type="percentage" office:value="0.14671609149135284" table:style-name="ce50">
            <text:p>14,7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anarias</text:p>
          </table:table-cell>
          <table:table-cell office:value-type="float" office:value="72223" table:style-name="ce47">
            <text:p>72.223</text:p>
          </table:table-cell>
          <table:table-cell office:value-type="float" office:value="90236" table:style-name="ce47">
            <text:p>90.236</text:p>
          </table:table-cell>
          <table:table-cell office:value-type="percentage" office:value="0.80037900616162061" table:style-name="ce48">
            <text:p>80,0%</text:p>
          </table:table-cell>
          <table:table-cell office:value-type="float" office:value="25837" table:style-name="ce47">
            <text:p>25.837</text:p>
          </table:table-cell>
          <table:table-cell office:value-type="float" office:value="154531" table:style-name="ce47">
            <text:p>154.531</text:p>
          </table:table-cell>
          <table:table-cell office:value-type="percentage" office:value="0.16719622599996117" table:style-name="ce48">
            <text:p>16,7%</text:p>
          </table:table-cell>
          <table:table-cell office:value-type="float" office:value="55920" table:style-name="ce47">
            <text:p>55.920</text:p>
          </table:table-cell>
          <table:table-cell office:value-type="float" office:value="235092" table:style-name="ce47">
            <text:p>235.092</text:p>
          </table:table-cell>
          <table:table-cell office:value-type="percentage" office:value="0.23786432545556632" table:style-name="ce48">
            <text:p>23,8%</text:p>
          </table:table-cell>
          <table:table-cell office:value-type="float" office:value="27856" table:style-name="ce47">
            <text:p>27.856</text:p>
          </table:table-cell>
          <table:table-cell office:value-type="float" office:value="350512" table:style-name="ce47">
            <text:p>350.512</text:p>
          </table:table-cell>
          <table:table-cell office:value-type="percentage" office:value="7.9472314785228468E-2" table:style-name="ce48">
            <text:p>7,9%</text:p>
          </table:table-cell>
          <table:table-cell office:value-type="float" office:value="66011" table:style-name="ce47">
            <text:p>66.011</text:p>
          </table:table-cell>
          <table:table-cell office:value-type="float" office:value="832411" table:style-name="ce47">
            <text:p>832.411</text:p>
          </table:table-cell>
          <table:table-cell office:value-type="percentage" office:value="7.9300970313943467E-2" table:style-name="ce48">
            <text:p>7,9%</text:p>
          </table:table-cell>
          <table:table-cell office:value-type="float" office:value="5736" table:style-name="ce47">
            <text:p>5.736</text:p>
          </table:table-cell>
          <table:table-cell office:value-type="float" office:value="163899" table:style-name="ce47">
            <text:p>163.899</text:p>
          </table:table-cell>
          <table:table-cell office:value-type="percentage" office:value="3.4997162886899857E-2" table:style-name="ce48">
            <text:p>3,5%</text:p>
          </table:table-cell>
          <table:table-cell office:value-type="float" office:value="37" table:style-name="ce47">
            <text:p>37</text:p>
          </table:table-cell>
          <table:table-cell office:value-type="float" office:value="44352" table:style-name="ce47">
            <text:p>44.352</text:p>
          </table:table-cell>
          <table:table-cell office:value-type="percentage" office:value="8.3423520923520925E-4" table:style-name="ce48">
            <text:p>0,1%</text:p>
          </table:table-cell>
          <table:table-cell office:value-type="float" office:value="253620" table:style-name="ce49">
            <text:p>253.620</text:p>
          </table:table-cell>
          <table:table-cell office:value-type="float" office:value="1871033" table:style-name="ce49">
            <text:p>1.871.033</text:p>
          </table:table-cell>
          <table:table-cell office:value-type="percentage" office:value="0.13555078932333101" table:style-name="ce50">
            <text:p>13,6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antabria</text:p>
          </table:table-cell>
          <table:table-cell office:value-type="float" office:value="37742" table:style-name="ce47">
            <text:p>37.742</text:p>
          </table:table-cell>
          <table:table-cell office:value-type="float" office:value="41042" table:style-name="ce47">
            <text:p>41.042</text:p>
          </table:table-cell>
          <table:table-cell office:value-type="percentage" office:value="0.9195945616685347" table:style-name="ce48">
            <text:p>92,0%</text:p>
          </table:table-cell>
          <table:table-cell office:value-type="float" office:value="8828" table:style-name="ce47">
            <text:p>8.828</text:p>
          </table:table-cell>
          <table:table-cell office:value-type="float" office:value="53066" table:style-name="ce47">
            <text:p>53.066</text:p>
          </table:table-cell>
          <table:table-cell office:value-type="percentage" office:value="0.16635887385519918" table:style-name="ce48">
            <text:p>16,6%</text:p>
          </table:table-cell>
          <table:table-cell office:value-type="float" office:value="6755" table:style-name="ce47">
            <text:p>6.755</text:p>
          </table:table-cell>
          <table:table-cell office:value-type="float" office:value="77345" table:style-name="ce47">
            <text:p>77.345</text:p>
          </table:table-cell>
          <table:table-cell office:value-type="percentage" office:value="8.7335962247074794E-2" table:style-name="ce48">
            <text:p>8,7%</text:p>
          </table:table-cell>
          <table:table-cell office:value-type="float" office:value="11089" table:style-name="ce47">
            <text:p>11.089</text:p>
          </table:table-cell>
          <table:table-cell office:value-type="float" office:value="89964" table:style-name="ce47">
            <text:p>89.964</text:p>
          </table:table-cell>
          <table:table-cell office:value-type="percentage" office:value="0.12326041527722199" table:style-name="ce48">
            <text:p>12,3%</text:p>
          </table:table-cell>
          <table:table-cell office:value-type="float" office:value="22392" table:style-name="ce47">
            <text:p>22.392</text:p>
          </table:table-cell>
          <table:table-cell office:value-type="float" office:value="194241" table:style-name="ce47">
            <text:p>194.241</text:p>
          </table:table-cell>
          <table:table-cell office:value-type="percentage" office:value="0.11527947240798801" table:style-name="ce48">
            <text:p>11,5%</text:p>
          </table:table-cell>
          <table:table-cell office:value-type="float" office:value="1553" table:style-name="ce47">
            <text:p>1.553</text:p>
          </table:table-cell>
          <table:table-cell office:value-type="float" office:value="34935" table:style-name="ce47">
            <text:p>34.935</text:p>
          </table:table-cell>
          <table:table-cell office:value-type="percentage" office:value="4.4453985973951622E-2" table:style-name="ce48">
            <text:p>4,4%</text:p>
          </table:table-cell>
          <table:table-cell office:value-type="float" office:value="5" table:style-name="ce47">
            <text:p>5</text:p>
          </table:table-cell>
          <table:table-cell office:value-type="float" office:value="10791" table:style-name="ce47">
            <text:p>10.791</text:p>
          </table:table-cell>
          <table:table-cell office:value-type="percentage" office:value="4.6334908720229822E-4" table:style-name="ce48">
            <text:p>0,0%</text:p>
          </table:table-cell>
          <table:table-cell office:value-type="float" office:value="88364" table:style-name="ce49">
            <text:p>88.364</text:p>
          </table:table-cell>
          <table:table-cell office:value-type="float" office:value="501384" table:style-name="ce49">
            <text:p>501.384</text:p>
          </table:table-cell>
          <table:table-cell office:value-type="percentage" office:value="0.17624016721714295" table:style-name="ce50">
            <text:p>17,6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astilla y Leon</text:p>
          </table:table-cell>
          <table:table-cell office:value-type="float" office:value="203784" table:style-name="ce47">
            <text:p>203.784</text:p>
          </table:table-cell>
          <table:table-cell office:value-type="float" office:value="223657" table:style-name="ce47">
            <text:p>223.657</text:p>
          </table:table-cell>
          <table:table-cell office:value-type="percentage" office:value="0.91114519107383185" table:style-name="ce48">
            <text:p>91,1%</text:p>
          </table:table-cell>
          <table:table-cell office:value-type="float" office:value="29352" table:style-name="ce47">
            <text:p>29.352</text:p>
          </table:table-cell>
          <table:table-cell office:value-type="float" office:value="245410" table:style-name="ce47">
            <text:p>245.410</text:p>
          </table:table-cell>
          <table:table-cell office:value-type="percentage" office:value="0.1196039281202885" table:style-name="ce48">
            <text:p>12,0%</text:p>
          </table:table-cell>
          <table:table-cell office:value-type="float" office:value="49715" table:style-name="ce47">
            <text:p>49.715</text:p>
          </table:table-cell>
          <table:table-cell office:value-type="float" office:value="318575" table:style-name="ce47">
            <text:p>318.575</text:p>
          </table:table-cell>
          <table:table-cell office:value-type="percentage" office:value="0.15605430432394254" table:style-name="ce48">
            <text:p>15,6%</text:p>
          </table:table-cell>
          <table:table-cell office:value-type="float" office:value="52471" table:style-name="ce47">
            <text:p>52.471</text:p>
          </table:table-cell>
          <table:table-cell office:value-type="float" office:value="381175" table:style-name="ce47">
            <text:p>381.175</text:p>
          </table:table-cell>
          <table:table-cell office:value-type="percentage" office:value="0.13765593231455367" table:style-name="ce48">
            <text:p>13,8%</text:p>
          </table:table-cell>
          <table:table-cell office:value-type="float" office:value="84587" table:style-name="ce47">
            <text:p>84.587</text:p>
          </table:table-cell>
          <table:table-cell office:value-type="float" office:value="738950" table:style-name="ce47">
            <text:p>738.950</text:p>
          </table:table-cell>
          <table:table-cell office:value-type="percentage" office:value="0.11446917924081466" table:style-name="ce48">
            <text:p>11,4%</text:p>
          </table:table-cell>
          <table:table-cell office:value-type="float" office:value="7342" table:style-name="ce47">
            <text:p>7.342</text:p>
          </table:table-cell>
          <table:table-cell office:value-type="float" office:value="144422" table:style-name="ce47">
            <text:p>144.422</text:p>
          </table:table-cell>
          <table:table-cell office:value-type="percentage" office:value="5.0837130077135063E-2" table:style-name="ce48">
            <text:p>5,1%</text:p>
          </table:table-cell>
          <table:table-cell office:value-type="float" office:value="93" table:style-name="ce47">
            <text:p>93</text:p>
          </table:table-cell>
          <table:table-cell office:value-type="float" office:value="40684" table:style-name="ce47">
            <text:p>40.684</text:p>
          </table:table-cell>
          <table:table-cell office:value-type="percentage" office:value="2.2859109232130567E-3" table:style-name="ce48">
            <text:p>0,2%</text:p>
          </table:table-cell>
          <table:table-cell office:value-type="float" office:value="427344" table:style-name="ce49">
            <text:p>427.344</text:p>
          </table:table-cell>
          <table:table-cell office:value-type="float" office:value="2092873" table:style-name="ce49">
            <text:p>2.092.873</text:p>
          </table:table-cell>
          <table:table-cell office:value-type="percentage" office:value="0.20419012524888036" table:style-name="ce50">
            <text:p>20,4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astilla - La Mancha</text:p>
          </table:table-cell>
          <table:table-cell office:value-type="float" office:value="124648" table:style-name="ce47">
            <text:p>124.648</text:p>
          </table:table-cell>
          <table:table-cell office:value-type="float" office:value="135194" table:style-name="ce47">
            <text:p>135.194</text:p>
          </table:table-cell>
          <table:table-cell office:value-type="percentage" office:value="0.92199357959672767" table:style-name="ce48">
            <text:p>92,2%</text:p>
          </table:table-cell>
          <table:table-cell office:value-type="float" office:value="12785" table:style-name="ce47">
            <text:p>12.785</text:p>
          </table:table-cell>
          <table:table-cell office:value-type="float" office:value="159101" table:style-name="ce47">
            <text:p>159.101</text:p>
          </table:table-cell>
          <table:table-cell office:value-type="percentage" office:value="8.0357760164926684E-2" table:style-name="ce48">
            <text:p>8,0%</text:p>
          </table:table-cell>
          <table:table-cell office:value-type="float" office:value="50885" table:style-name="ce47">
            <text:p>50.885</text:p>
          </table:table-cell>
          <table:table-cell office:value-type="float" office:value="218444" table:style-name="ce47">
            <text:p>218.444</text:p>
          </table:table-cell>
          <table:table-cell office:value-type="percentage" office:value="0.23294299683214004" table:style-name="ce48">
            <text:p>23,3%</text:p>
          </table:table-cell>
          <table:table-cell office:value-type="float" office:value="44907" table:style-name="ce47">
            <text:p>44.907</text:p>
          </table:table-cell>
          <table:table-cell office:value-type="float" office:value="307478" table:style-name="ce47">
            <text:p>307.478</text:p>
          </table:table-cell>
          <table:table-cell office:value-type="percentage" office:value="0.14604947345826369" table:style-name="ce48">
            <text:p>14,6%</text:p>
          </table:table-cell>
          <table:table-cell office:value-type="float" office:value="74430" table:style-name="ce47">
            <text:p>74.430</text:p>
          </table:table-cell>
          <table:table-cell office:value-type="float" office:value="707865" table:style-name="ce47">
            <text:p>707.865</text:p>
          </table:table-cell>
          <table:table-cell office:value-type="percentage" office:value="0.10514716789218283" table:style-name="ce48">
            <text:p>10,5%</text:p>
          </table:table-cell>
          <table:table-cell office:value-type="float" office:value="5804" table:style-name="ce47">
            <text:p>5.804</text:p>
          </table:table-cell>
          <table:table-cell office:value-type="float" office:value="149518" table:style-name="ce47">
            <text:p>149.518</text:p>
          </table:table-cell>
          <table:table-cell office:value-type="percentage" office:value="3.8818068727511069E-2" table:style-name="ce48">
            <text:p>3,9%</text:p>
          </table:table-cell>
          <table:table-cell office:value-type="float" office:value="92" table:style-name="ce47">
            <text:p>92</text:p>
          </table:table-cell>
          <table:table-cell office:value-type="float" office:value="42364" table:style-name="ce47">
            <text:p>42.364</text:p>
          </table:table-cell>
          <table:table-cell office:value-type="percentage" office:value="2.1716551789255027E-3" table:style-name="ce48">
            <text:p>0,2%</text:p>
          </table:table-cell>
          <table:table-cell office:value-type="float" office:value="313551" table:style-name="ce49">
            <text:p>313.551</text:p>
          </table:table-cell>
          <table:table-cell office:value-type="float" office:value="1719964" table:style-name="ce49">
            <text:p>1.719.964</text:p>
          </table:table-cell>
          <table:table-cell office:value-type="percentage" office:value="0.18230090862366888" table:style-name="ce50">
            <text:p>18,2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ataluña</text:p>
          </table:table-cell>
          <table:table-cell office:value-type="float" office:value="407252" table:style-name="ce47">
            <text:p>407.252</text:p>
          </table:table-cell>
          <table:table-cell office:value-type="float" office:value="447196" table:style-name="ce47">
            <text:p>447.196</text:p>
          </table:table-cell>
          <table:table-cell office:value-type="percentage" office:value="0.91067898639522715" table:style-name="ce48">
            <text:p>91,1%</text:p>
          </table:table-cell>
          <table:table-cell office:value-type="float" office:value="88518" table:style-name="ce47">
            <text:p>88.518</text:p>
          </table:table-cell>
          <table:table-cell office:value-type="float" office:value="635292" table:style-name="ce47">
            <text:p>635.292</text:p>
          </table:table-cell>
          <table:table-cell office:value-type="percentage" office:value="0.13933435333673336" table:style-name="ce48">
            <text:p>13,9%</text:p>
          </table:table-cell>
          <table:table-cell office:value-type="float" office:value="265061" table:style-name="ce47">
            <text:p>265.061</text:p>
          </table:table-cell>
          <table:table-cell office:value-type="float" office:value="837584" table:style-name="ce47">
            <text:p>837.584</text:p>
          </table:table-cell>
          <table:table-cell office:value-type="percentage" office:value="0.31645900590269155" table:style-name="ce48">
            <text:p>31,6%</text:p>
          </table:table-cell>
          <table:table-cell office:value-type="float" office:value="128880" table:style-name="ce47">
            <text:p>128.880</text:p>
          </table:table-cell>
          <table:table-cell office:value-type="float" office:value="1091780" table:style-name="ce47">
            <text:p>1.091.780</text:p>
          </table:table-cell>
          <table:table-cell office:value-type="percentage" office:value="0.11804576013482569" table:style-name="ce48">
            <text:p>11,8%</text:p>
          </table:table-cell>
          <table:table-cell office:value-type="float" office:value="287711" table:style-name="ce47">
            <text:p>287.711</text:p>
          </table:table-cell>
          <table:table-cell office:value-type="float" office:value="2803626" table:style-name="ce47">
            <text:p>2.803.626</text:p>
          </table:table-cell>
          <table:table-cell office:value-type="percentage" office:value="0.10262103433196867" table:style-name="ce48">
            <text:p>10,3%</text:p>
          </table:table-cell>
          <table:table-cell office:value-type="float" office:value="34804" table:style-name="ce47">
            <text:p>34.804</text:p>
          </table:table-cell>
          <table:table-cell office:value-type="float" office:value="556316" table:style-name="ce47">
            <text:p>556.316</text:p>
          </table:table-cell>
          <table:table-cell office:value-type="percentage" office:value="6.2561565728830371E-2" table:style-name="ce48">
            <text:p>6,3%</text:p>
          </table:table-cell>
          <table:table-cell office:value-type="float" office:value="300" table:style-name="ce47">
            <text:p>300</text:p>
          </table:table-cell>
          <table:table-cell office:value-type="float" office:value="159864" table:style-name="ce47">
            <text:p>159.864</text:p>
          </table:table-cell>
          <table:table-cell office:value-type="percentage" office:value="1.876595105839964E-3" table:style-name="ce48">
            <text:p>0,2%</text:p>
          </table:table-cell>
          <table:table-cell office:value-type="float" office:value="1212526" table:style-name="ce49">
            <text:p>1.212.526</text:p>
          </table:table-cell>
          <table:table-cell office:value-type="float" office:value="6531658" table:style-name="ce49">
            <text:p>6.531.658</text:p>
          </table:table-cell>
          <table:table-cell office:value-type="percentage" office:value="0.18563831725421018" table:style-name="ce50">
            <text:p>18,6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. Valenciana</text:p>
          </table:table-cell>
          <table:table-cell office:value-type="float" office:value="276733" table:style-name="ce47">
            <text:p>276.733</text:p>
          </table:table-cell>
          <table:table-cell office:value-type="float" office:value="276531" table:style-name="ce47">
            <text:p>276.531</text:p>
          </table:table-cell>
          <table:table-cell office:value-type="percentage" office:value="1.0007304786805096" table:style-name="ce48">
            <text:p>100,1%</text:p>
          </table:table-cell>
          <table:table-cell office:value-type="float" office:value="61257" table:style-name="ce47">
            <text:p>61.257</text:p>
          </table:table-cell>
          <table:table-cell office:value-type="float" office:value="437862" table:style-name="ce47">
            <text:p>437.862</text:p>
          </table:table-cell>
          <table:table-cell office:value-type="percentage" office:value="0.13990024254217082" table:style-name="ce48">
            <text:p>14,0%</text:p>
          </table:table-cell>
          <table:table-cell office:value-type="float" office:value="107558" table:style-name="ce47">
            <text:p>107.558</text:p>
          </table:table-cell>
          <table:table-cell office:value-type="float" office:value="580728" table:style-name="ce47">
            <text:p>580.728</text:p>
          </table:table-cell>
          <table:table-cell office:value-type="percentage" office:value="0.18521235414858592" table:style-name="ce48">
            <text:p>18,5%</text:p>
          </table:table-cell>
          <table:table-cell office:value-type="float" office:value="89690" table:style-name="ce47">
            <text:p>89.690</text:p>
          </table:table-cell>
          <table:table-cell office:value-type="float" office:value="752334" table:style-name="ce47">
            <text:p>752.334</text:p>
          </table:table-cell>
          <table:table-cell office:value-type="percentage" office:value="0.11921566750937748" table:style-name="ce48">
            <text:p>11,9%</text:p>
          </table:table-cell>
          <table:table-cell office:value-type="float" office:value="199056" table:style-name="ce47">
            <text:p>199.056</text:p>
          </table:table-cell>
          <table:table-cell office:value-type="float" office:value="1765967" table:style-name="ce47">
            <text:p>1.765.967</text:p>
          </table:table-cell>
          <table:table-cell office:value-type="percentage" office:value="0.11271784806850864" table:style-name="ce48">
            <text:p>11,3%</text:p>
          </table:table-cell>
          <table:table-cell office:value-type="float" office:value="17332" table:style-name="ce47">
            <text:p>17.332</text:p>
          </table:table-cell>
          <table:table-cell office:value-type="float" office:value="352834" table:style-name="ce47">
            <text:p>352.834</text:p>
          </table:table-cell>
          <table:table-cell office:value-type="percentage" office:value="4.9122250123287435E-2" table:style-name="ce48">
            <text:p>4,9%</text:p>
          </table:table-cell>
          <table:table-cell office:value-type="float" office:value="111" table:style-name="ce47">
            <text:p>111</text:p>
          </table:table-cell>
          <table:table-cell office:value-type="float" office:value="103049" table:style-name="ce47">
            <text:p>103.049</text:p>
          </table:table-cell>
          <table:table-cell office:value-type="percentage" office:value="1.0771574687769897E-3" table:style-name="ce48">
            <text:p>0,1%</text:p>
          </table:table-cell>
          <table:table-cell office:value-type="float" office:value="751737" table:style-name="ce49">
            <text:p>751.737</text:p>
          </table:table-cell>
          <table:table-cell office:value-type="float" office:value="4269305" table:style-name="ce49">
            <text:p>4.269.305</text:p>
          </table:table-cell>
          <table:table-cell office:value-type="percentage" office:value="0.17607947897842857" table:style-name="ce50">
            <text:p>17,6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Extremadura</text:p>
          </table:table-cell>
          <table:table-cell office:value-type="float" office:value="74371" table:style-name="ce47">
            <text:p>74.371</text:p>
          </table:table-cell>
          <table:table-cell office:value-type="float" office:value="76005" table:style-name="ce47">
            <text:p>76.005</text:p>
          </table:table-cell>
          <table:table-cell office:value-type="percentage" office:value="0.97850141438063287" table:style-name="ce48">
            <text:p>97,9%</text:p>
          </table:table-cell>
          <table:table-cell office:value-type="float" office:value="21617" table:style-name="ce47">
            <text:p>21.617</text:p>
          </table:table-cell>
          <table:table-cell office:value-type="float" office:value="91876" table:style-name="ce47">
            <text:p>91.876</text:p>
          </table:table-cell>
          <table:table-cell office:value-type="percentage" office:value="0.23528451391005267" table:style-name="ce48">
            <text:p>23,5%</text:p>
          </table:table-cell>
          <table:table-cell office:value-type="float" office:value="36771" table:style-name="ce47">
            <text:p>36.771</text:p>
          </table:table-cell>
          <table:table-cell office:value-type="float" office:value="125297" table:style-name="ce47">
            <text:p>125.297</text:p>
          </table:table-cell>
          <table:table-cell office:value-type="percentage" office:value="0.29347071358452315" table:style-name="ce48">
            <text:p>29,3%</text:p>
          </table:table-cell>
          <table:table-cell office:value-type="float" office:value="22521" table:style-name="ce47">
            <text:p>22.521</text:p>
          </table:table-cell>
          <table:table-cell office:value-type="float" office:value="169216" table:style-name="ce47">
            <text:p>169.216</text:p>
          </table:table-cell>
          <table:table-cell office:value-type="percentage" office:value="0.1330902515128593" table:style-name="ce48">
            <text:p>13,3%</text:p>
          </table:table-cell>
          <table:table-cell office:value-type="float" office:value="41789" table:style-name="ce47">
            <text:p>41.789</text:p>
          </table:table-cell>
          <table:table-cell office:value-type="float" office:value="351778" table:style-name="ce47">
            <text:p>351.778</text:p>
          </table:table-cell>
          <table:table-cell office:value-type="percentage" office:value="0.11879367100842009" table:style-name="ce48">
            <text:p>11,9%</text:p>
          </table:table-cell>
          <table:table-cell office:value-type="float" office:value="2187" table:style-name="ce47">
            <text:p>2.187</text:p>
          </table:table-cell>
          <table:table-cell office:value-type="float" office:value="76088" table:style-name="ce47">
            <text:p>76.088</text:p>
          </table:table-cell>
          <table:table-cell office:value-type="percentage" office:value="2.8743034381242771E-2" table:style-name="ce48">
            <text:p>2,9%</text:p>
          </table:table-cell>
          <table:table-cell office:value-type="float" office:value="47" table:style-name="ce47">
            <text:p>47</text:p>
          </table:table-cell>
          <table:table-cell office:value-type="float" office:value="20953" table:style-name="ce47">
            <text:p>20.953</text:p>
          </table:table-cell>
          <table:table-cell office:value-type="percentage" office:value="2.2431155443134636E-3" table:style-name="ce48">
            <text:p>0,2%</text:p>
          </table:table-cell>
          <table:table-cell office:value-type="float" office:value="199303" table:style-name="ce49">
            <text:p>199.303</text:p>
          </table:table-cell>
          <table:table-cell office:value-type="float" office:value="911213" table:style-name="ce49">
            <text:p>911.213</text:p>
          </table:table-cell>
          <table:table-cell office:value-type="percentage" office:value="0.21872273551847921" table:style-name="ce50">
            <text:p>21,9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Galicia</text:p>
          </table:table-cell>
          <table:table-cell office:value-type="float" office:value="214248" table:style-name="ce47">
            <text:p>214.248</text:p>
          </table:table-cell>
          <table:table-cell office:value-type="float" office:value="234302" table:style-name="ce47">
            <text:p>234.302</text:p>
          </table:table-cell>
          <table:table-cell office:value-type="percentage" office:value="0.91440960811260685" table:style-name="ce48">
            <text:p>91,4%</text:p>
          </table:table-cell>
          <table:table-cell office:value-type="float" office:value="31984" table:style-name="ce47">
            <text:p>31.984</text:p>
          </table:table-cell>
          <table:table-cell office:value-type="float" office:value="289762" table:style-name="ce47">
            <text:p>289.762</text:p>
          </table:table-cell>
          <table:table-cell office:value-type="percentage" office:value="0.11038024309605815" table:style-name="ce48">
            <text:p>11,0%</text:p>
          </table:table-cell>
          <table:table-cell office:value-type="float" office:value="64593" table:style-name="ce47">
            <text:p>64.593</text:p>
          </table:table-cell>
          <table:table-cell office:value-type="float" office:value="346927" table:style-name="ce47">
            <text:p>346.927</text:p>
          </table:table-cell>
          <table:table-cell office:value-type="percentage" office:value="0.18618614290614452" table:style-name="ce48">
            <text:p>18,6%</text:p>
          </table:table-cell>
          <table:table-cell office:value-type="float" office:value="62749" table:style-name="ce47">
            <text:p>62.749</text:p>
          </table:table-cell>
          <table:table-cell office:value-type="float" office:value="405889" table:style-name="ce47">
            <text:p>405.889</text:p>
          </table:table-cell>
          <table:table-cell office:value-type="percentage" office:value="0.15459645371025083" table:style-name="ce48">
            <text:p>15,5%</text:p>
          </table:table-cell>
          <table:table-cell office:value-type="float" office:value="93780" table:style-name="ce47">
            <text:p>93.780</text:p>
          </table:table-cell>
          <table:table-cell office:value-type="float" office:value="889004" table:style-name="ce47">
            <text:p>889.004</text:p>
          </table:table-cell>
          <table:table-cell office:value-type="percentage" office:value="0.1054888391953242" table:style-name="ce48">
            <text:p>10,5%</text:p>
          </table:table-cell>
          <table:table-cell office:value-type="float" office:value="4968" table:style-name="ce47">
            <text:p>4.968</text:p>
          </table:table-cell>
          <table:table-cell office:value-type="float" office:value="152745" table:style-name="ce47">
            <text:p>152.745</text:p>
          </table:table-cell>
          <table:table-cell office:value-type="percentage" office:value="3.2524796229009133E-2" table:style-name="ce48">
            <text:p>3,3%</text:p>
          </table:table-cell>
          <table:table-cell office:value-type="float" office:value="9" table:style-name="ce47">
            <text:p>9</text:p>
          </table:table-cell>
          <table:table-cell office:value-type="float" office:value="44014" table:style-name="ce47">
            <text:p>44.014</text:p>
          </table:table-cell>
          <table:table-cell office:value-type="percentage" office:value="2.0448039260235381E-4" table:style-name="ce48">
            <text:p>0,0%</text:p>
          </table:table-cell>
          <table:table-cell office:value-type="float" office:value="472331" table:style-name="ce49">
            <text:p>472.331</text:p>
          </table:table-cell>
          <table:table-cell office:value-type="float" office:value="2362643" table:style-name="ce49">
            <text:p>2.362.643</text:p>
          </table:table-cell>
          <table:table-cell office:value-type="percentage" office:value="0.19991636485072015" table:style-name="ce50">
            <text:p>20,0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La Rioja</text:p>
          </table:table-cell>
          <table:table-cell office:value-type="float" office:value="21395" table:style-name="ce47">
            <text:p>21.395</text:p>
          </table:table-cell>
          <table:table-cell office:value-type="float" office:value="22207" table:style-name="ce47">
            <text:p>22.207</text:p>
          </table:table-cell>
          <table:table-cell office:value-type="percentage" office:value="0.96343495294276582" table:style-name="ce48">
            <text:p>96,3%</text:p>
          </table:table-cell>
          <table:table-cell office:value-type="float" office:value="762" table:style-name="ce47">
            <text:p>762</text:p>
          </table:table-cell>
          <table:table-cell office:value-type="float" office:value="28125" table:style-name="ce47">
            <text:p>28.125</text:p>
          </table:table-cell>
          <table:table-cell office:value-type="percentage" office:value="2.7093333333333334E-2" table:style-name="ce48">
            <text:p>2,7%</text:p>
          </table:table-cell>
          <table:table-cell office:value-type="float" office:value="11445" table:style-name="ce47">
            <text:p>11.445</text:p>
          </table:table-cell>
          <table:table-cell office:value-type="float" office:value="37718" table:style-name="ce47">
            <text:p>37.718</text:p>
          </table:table-cell>
          <table:table-cell office:value-type="percentage" office:value="0.30343602523993851" table:style-name="ce48">
            <text:p>30,3%</text:p>
          </table:table-cell>
          <table:table-cell office:value-type="float" office:value="6533" table:style-name="ce47">
            <text:p>6.533</text:p>
          </table:table-cell>
          <table:table-cell office:value-type="float" office:value="47664" table:style-name="ce47">
            <text:p>47.664</text:p>
          </table:table-cell>
          <table:table-cell office:value-type="percentage" office:value="0.13706361195031891" table:style-name="ce48">
            <text:p>13,7%</text:p>
          </table:table-cell>
          <table:table-cell office:value-type="float" office:value="12815" table:style-name="ce47">
            <text:p>12.815</text:p>
          </table:table-cell>
          <table:table-cell office:value-type="float" office:value="107618" table:style-name="ce47">
            <text:p>107.618</text:p>
          </table:table-cell>
          <table:table-cell office:value-type="percentage" office:value="0.11907859280046089" table:style-name="ce48">
            <text:p>11,9%</text:p>
          </table:table-cell>
          <table:table-cell office:value-type="float" office:value="1264" table:style-name="ce47">
            <text:p>1.264</text:p>
          </table:table-cell>
          <table:table-cell office:value-type="float" office:value="21170" table:style-name="ce47">
            <text:p>21.170</text:p>
          </table:table-cell>
          <table:table-cell office:value-type="percentage" office:value="5.9707132735002361E-2" table:style-name="ce48">
            <text:p>6,0%</text:p>
          </table:table-cell>
          <table:table-cell office:value-type="float" office:value="9" table:style-name="ce47">
            <text:p>9</text:p>
          </table:table-cell>
          <table:table-cell office:value-type="float" office:value="6286" table:style-name="ce47">
            <text:p>6.286</text:p>
          </table:table-cell>
          <table:table-cell office:value-type="percentage" office:value="1.4317531021317213E-3" table:style-name="ce48">
            <text:p>0,1%</text:p>
          </table:table-cell>
          <table:table-cell office:value-type="float" office:value="54223" table:style-name="ce49">
            <text:p>54.223</text:p>
          </table:table-cell>
          <table:table-cell office:value-type="float" office:value="270788" table:style-name="ce49">
            <text:p>270.788</text:p>
          </table:table-cell>
          <table:table-cell office:value-type="percentage" office:value="0.20024151734936554" table:style-name="ce50">
            <text:p>20,0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Madrid</text:p>
          </table:table-cell>
          <table:table-cell office:value-type="float" office:value="297605" table:style-name="ce47">
            <text:p>297.605</text:p>
          </table:table-cell>
          <table:table-cell office:value-type="float" office:value="364122" table:style-name="ce47">
            <text:p>364.122</text:p>
          </table:table-cell>
          <table:table-cell office:value-type="percentage" office:value="0.81732221618029122" table:style-name="ce48">
            <text:p>81,7%</text:p>
          </table:table-cell>
          <table:table-cell office:value-type="float" office:value="39936" table:style-name="ce47">
            <text:p>39.936</text:p>
          </table:table-cell>
          <table:table-cell office:value-type="float" office:value="526081" table:style-name="ce47">
            <text:p>526.081</text:p>
          </table:table-cell>
          <table:table-cell office:value-type="percentage" office:value="7.5912264461176132E-2" table:style-name="ce48">
            <text:p>7,6%</text:p>
          </table:table-cell>
          <table:table-cell office:value-type="float" office:value="169211" table:style-name="ce47">
            <text:p>169.211</text:p>
          </table:table-cell>
          <table:table-cell office:value-type="float" office:value="703323" table:style-name="ce47">
            <text:p>703.323</text:p>
          </table:table-cell>
          <table:table-cell office:value-type="percentage" office:value="0.2405878948932425" table:style-name="ce48">
            <text:p>24,1%</text:p>
          </table:table-cell>
          <table:table-cell office:value-type="float" office:value="104833" table:style-name="ce47">
            <text:p>104.833</text:p>
          </table:table-cell>
          <table:table-cell office:value-type="float" office:value="972783" table:style-name="ce47">
            <text:p>972.783</text:p>
          </table:table-cell>
          <table:table-cell office:value-type="percentage" office:value="0.10776606910277009" table:style-name="ce48">
            <text:p>10,8%</text:p>
          </table:table-cell>
          <table:table-cell office:value-type="float" office:value="267659" table:style-name="ce47">
            <text:p>267.659</text:p>
          </table:table-cell>
          <table:table-cell office:value-type="float" office:value="2513737" table:style-name="ce47">
            <text:p>2.513.737</text:p>
          </table:table-cell>
          <table:table-cell office:value-type="percentage" office:value="0.10647852181831273" table:style-name="ce48">
            <text:p>10,6%</text:p>
          </table:table-cell>
          <table:table-cell office:value-type="float" office:value="22138" table:style-name="ce47">
            <text:p>22.138</text:p>
          </table:table-cell>
          <table:table-cell office:value-type="float" office:value="479716" table:style-name="ce47">
            <text:p>479.716</text:p>
          </table:table-cell>
          <table:table-cell office:value-type="percentage" office:value="4.6148137648108462E-2" table:style-name="ce48">
            <text:p>4,6%</text:p>
          </table:table-cell>
          <table:table-cell office:value-type="float" office:value="116" table:style-name="ce47">
            <text:p>116</text:p>
          </table:table-cell>
          <table:table-cell office:value-type="float" office:value="135861" table:style-name="ce47">
            <text:p>135.861</text:p>
          </table:table-cell>
          <table:table-cell office:value-type="percentage" office:value="8.5381382442349164E-4" table:style-name="ce48">
            <text:p>0,1%</text:p>
          </table:table-cell>
          <table:table-cell office:value-type="float" office:value="901498" table:style-name="ce49">
            <text:p>901.498</text:p>
          </table:table-cell>
          <table:table-cell office:value-type="float" office:value="5695623" table:style-name="ce49">
            <text:p>5.695.623</text:p>
          </table:table-cell>
          <table:table-cell office:value-type="percentage" office:value="0.1582790855363847" table:style-name="ce50">
            <text:p>15,8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Murcia</text:p>
          </table:table-cell>
          <table:table-cell office:value-type="float" office:value="64154" table:style-name="ce47">
            <text:p>64.154</text:p>
          </table:table-cell>
          <table:table-cell office:value-type="float" office:value="69771" table:style-name="ce47">
            <text:p>69.771</text:p>
          </table:table-cell>
          <table:table-cell office:value-type="percentage" office:value="0.91949377248427" table:style-name="ce48">
            <text:p>91,9%</text:p>
          </table:table-cell>
          <table:table-cell office:value-type="float" office:value="4662" table:style-name="ce47">
            <text:p>4.662</text:p>
          </table:table-cell>
          <table:table-cell office:value-type="float" office:value="102899" table:style-name="ce47">
            <text:p>102.899</text:p>
          </table:table-cell>
          <table:table-cell office:value-type="percentage" office:value="4.5306562745993643E-2" table:style-name="ce48">
            <text:p>4,5%</text:p>
          </table:table-cell>
          <table:table-cell office:value-type="float" office:value="20343" table:style-name="ce47">
            <text:p>20.343</text:p>
          </table:table-cell>
          <table:table-cell office:value-type="float" office:value="146909" table:style-name="ce47">
            <text:p>146.909</text:p>
          </table:table-cell>
          <table:table-cell office:value-type="percentage" office:value="0.13847347677814156" table:style-name="ce48">
            <text:p>13,8%</text:p>
          </table:table-cell>
          <table:table-cell office:value-type="float" office:value="25116" table:style-name="ce47">
            <text:p>25.116</text:p>
          </table:table-cell>
          <table:table-cell office:value-type="float" office:value="213256" table:style-name="ce47">
            <text:p>213.256</text:p>
          </table:table-cell>
          <table:table-cell office:value-type="percentage" office:value="0.11777394305435721" table:style-name="ce48">
            <text:p>11,8%</text:p>
          </table:table-cell>
          <table:table-cell office:value-type="float" office:value="58131" table:style-name="ce47">
            <text:p>58.131</text:p>
          </table:table-cell>
          <table:table-cell office:value-type="float" office:value="551265" table:style-name="ce47">
            <text:p>551.265</text:p>
          </table:table-cell>
          <table:table-cell office:value-type="percentage" office:value="0.10545019183151479" table:style-name="ce48">
            <text:p>10,5%</text:p>
          </table:table-cell>
          <table:table-cell office:value-type="float" office:value="7018" table:style-name="ce47">
            <text:p>7.018</text:p>
          </table:table-cell>
          <table:table-cell office:value-type="float" office:value="118667" table:style-name="ce47">
            <text:p>118.667</text:p>
          </table:table-cell>
          <table:table-cell office:value-type="percentage" office:value="5.9140283313810917E-2" table:style-name="ce48">
            <text:p>5,9%</text:p>
          </table:table-cell>
          <table:table-cell office:value-type="float" office:value="103" table:style-name="ce47">
            <text:p>103</text:p>
          </table:table-cell>
          <table:table-cell office:value-type="float" office:value="34712" table:style-name="ce47">
            <text:p>34.712</text:p>
          </table:table-cell>
          <table:table-cell office:value-type="percentage" office:value="2.9672735653376355E-3" table:style-name="ce48">
            <text:p>0,3%</text:p>
          </table:table-cell>
          <table:table-cell office:value-type="float" office:value="179527" table:style-name="ce49">
            <text:p>179.527</text:p>
          </table:table-cell>
          <table:table-cell office:value-type="float" office:value="1237479" table:style-name="ce49">
            <text:p>1.237.479</text:p>
          </table:table-cell>
          <table:table-cell office:value-type="percentage" office:value="0.14507478510746444" table:style-name="ce50">
            <text:p>14,5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Navarra</text:p>
          </table:table-cell>
          <table:table-cell office:value-type="float" office:value="38827" table:style-name="ce47">
            <text:p>38.827</text:p>
          </table:table-cell>
          <table:table-cell office:value-type="float" office:value="41166" table:style-name="ce47">
            <text:p>41.166</text:p>
          </table:table-cell>
          <table:table-cell office:value-type="percentage" office:value="0.94318126609337805" table:style-name="ce48">
            <text:p>94,3%</text:p>
          </table:table-cell>
          <table:table-cell office:value-type="float" office:value="7473" table:style-name="ce47">
            <text:p>7.473</text:p>
          </table:table-cell>
          <table:table-cell office:value-type="float" office:value="55792" table:style-name="ce47">
            <text:p>55.792</text:p>
          </table:table-cell>
          <table:table-cell office:value-type="percentage" office:value="0.13394393461428161" table:style-name="ce48">
            <text:p>13,4%</text:p>
          </table:table-cell>
          <table:table-cell office:value-type="float" office:value="11135" table:style-name="ce47">
            <text:p>11.135</text:p>
          </table:table-cell>
          <table:table-cell office:value-type="float" office:value="73844" table:style-name="ce47">
            <text:p>73.844</text:p>
          </table:table-cell>
          <table:table-cell office:value-type="percentage" office:value="0.15079085639997833" table:style-name="ce48">
            <text:p>15,1%</text:p>
          </table:table-cell>
          <table:table-cell office:value-type="float" office:value="13243" table:style-name="ce47">
            <text:p>13.243</text:p>
          </table:table-cell>
          <table:table-cell office:value-type="float" office:value="96694" table:style-name="ce47">
            <text:p>96.694</text:p>
          </table:table-cell>
          <table:table-cell office:value-type="percentage" office:value="0.13695782571824519" table:style-name="ce48">
            <text:p>13,7%</text:p>
          </table:table-cell>
          <table:table-cell office:value-type="float" office:value="25776" table:style-name="ce47">
            <text:p>25.776</text:p>
          </table:table-cell>
          <table:table-cell office:value-type="float" office:value="223028" table:style-name="ce47">
            <text:p>223.028</text:p>
          </table:table-cell>
          <table:table-cell office:value-type="percentage" office:value="0.11557293254658609" table:style-name="ce48">
            <text:p>11,6%</text:p>
          </table:table-cell>
          <table:table-cell office:value-type="float" office:value="3245" table:style-name="ce47">
            <text:p>3.245</text:p>
          </table:table-cell>
          <table:table-cell office:value-type="float" office:value="48505" table:style-name="ce47">
            <text:p>48.505</text:p>
          </table:table-cell>
          <table:table-cell office:value-type="percentage" office:value="6.6900319554685089E-2" table:style-name="ce48">
            <text:p>6,7%</text:p>
          </table:table-cell>
          <table:table-cell office:value-type="float" office:value="4" table:style-name="ce47">
            <text:p>4</text:p>
          </table:table-cell>
          <table:table-cell office:value-type="float" office:value="13906" table:style-name="ce47">
            <text:p>13.906</text:p>
          </table:table-cell>
          <table:table-cell office:value-type="percentage" office:value="2.8764562059542645E-4" table:style-name="ce48">
            <text:p>0,0%</text:p>
          </table:table-cell>
          <table:table-cell office:value-type="float" office:value="99703" table:style-name="ce49">
            <text:p>99.703</text:p>
          </table:table-cell>
          <table:table-cell office:value-type="float" office:value="552935" table:style-name="ce49">
            <text:p>552.935</text:p>
          </table:table-cell>
          <table:table-cell office:value-type="percentage" office:value="0.18031595033774314" table:style-name="ce50">
            <text:p>18,0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País Vasco</text:p>
          </table:table-cell>
          <table:table-cell office:value-type="float" office:value="120749" table:style-name="ce47">
            <text:p>120.749</text:p>
          </table:table-cell>
          <table:table-cell office:value-type="float" office:value="157950" table:style-name="ce47">
            <text:p>157.950</text:p>
          </table:table-cell>
          <table:table-cell office:value-type="percentage" office:value="0.76447610003165556" table:style-name="ce48">
            <text:p>76,4%</text:p>
          </table:table-cell>
          <table:table-cell office:value-type="float" office:value="4641" table:style-name="ce47">
            <text:p>4.641</text:p>
          </table:table-cell>
          <table:table-cell office:value-type="float" office:value="213081" table:style-name="ce47">
            <text:p>213.081</text:p>
          </table:table-cell>
          <table:table-cell office:value-type="percentage" office:value="2.1780449688146762E-2" table:style-name="ce48">
            <text:p>2,2%</text:p>
          </table:table-cell>
          <table:table-cell office:value-type="float" office:value="75703" table:style-name="ce47">
            <text:p>75.703</text:p>
          </table:table-cell>
          <table:table-cell office:value-type="float" office:value="280119" table:style-name="ce47">
            <text:p>280.119</text:p>
          </table:table-cell>
          <table:table-cell office:value-type="percentage" office:value="0.27025299961801946" table:style-name="ce48">
            <text:p>27,0%</text:p>
          </table:table-cell>
          <table:table-cell office:value-type="float" office:value="47995" table:style-name="ce47">
            <text:p>47.995</text:p>
          </table:table-cell>
          <table:table-cell office:value-type="float" office:value="339977" table:style-name="ce47">
            <text:p>339.977</text:p>
          </table:table-cell>
          <table:table-cell office:value-type="percentage" office:value="0.14117131453010057" table:style-name="ce48">
            <text:p>14,1%</text:p>
          </table:table-cell>
          <table:table-cell office:value-type="float" office:value="88942" table:style-name="ce47">
            <text:p>88.942</text:p>
          </table:table-cell>
          <table:table-cell office:value-type="float" office:value="724849" table:style-name="ce47">
            <text:p>724.849</text:p>
          </table:table-cell>
          <table:table-cell office:value-type="percentage" office:value="0.12270417700790096" table:style-name="ce48">
            <text:p>12,3%</text:p>
          </table:table-cell>
          <table:table-cell office:value-type="float" office:value="11298" table:style-name="ce47">
            <text:p>11.298</text:p>
          </table:table-cell>
          <table:table-cell office:value-type="float" office:value="140323" table:style-name="ce47">
            <text:p>140.323</text:p>
          </table:table-cell>
          <table:table-cell office:value-type="percentage" office:value="8.0514242141345324E-2" table:style-name="ce48">
            <text:p>8,1%</text:p>
          </table:table-cell>
          <table:table-cell office:value-type="float" office:value="6" table:style-name="ce47">
            <text:p>6</text:p>
          </table:table-cell>
          <table:table-cell office:value-type="float" office:value="41824" table:style-name="ce47">
            <text:p>41.824</text:p>
          </table:table-cell>
          <table:table-cell office:value-type="percentage" office:value="1.434583014537108E-4" table:style-name="ce48">
            <text:p>0,0%</text:p>
          </table:table-cell>
          <table:table-cell office:value-type="float" office:value="349334" table:style-name="ce49">
            <text:p>349.334</text:p>
          </table:table-cell>
          <table:table-cell office:value-type="float" office:value="1898123" table:style-name="ce49">
            <text:p>1.898.123</text:p>
          </table:table-cell>
          <table:table-cell office:value-type="percentage" office:value="0.18404181393934957" table:style-name="ce50">
            <text:p>18,4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euta</text:p>
          </table:table-cell>
          <table:table-cell office:value-type="float" office:value="2126" table:style-name="ce47">
            <text:p>2.126</text:p>
          </table:table-cell>
          <table:table-cell office:value-type="float" office:value="2605" table:style-name="ce47">
            <text:p>2.605</text:p>
          </table:table-cell>
          <table:table-cell office:value-type="percentage" office:value="0.81612284069097885" table:style-name="ce48">
            <text:p>81,6%</text:p>
          </table:table-cell>
          <table:table-cell office:value-type="float" office:value="1850" table:style-name="ce47">
            <text:p>1.850</text:p>
          </table:table-cell>
          <table:table-cell office:value-type="float" office:value="4318" table:style-name="ce47">
            <text:p>4.318</text:p>
          </table:table-cell>
          <table:table-cell office:value-type="percentage" office:value="0.42843909217230197" table:style-name="ce48">
            <text:p>42,8%</text:p>
          </table:table-cell>
          <table:table-cell office:value-type="float" office:value="2265" table:style-name="ce47">
            <text:p>2.265</text:p>
          </table:table-cell>
          <table:table-cell office:value-type="float" office:value="7857" table:style-name="ce47">
            <text:p>7.857</text:p>
          </table:table-cell>
          <table:table-cell office:value-type="percentage" office:value="0.28827796869033984" table:style-name="ce48">
            <text:p>28,8%</text:p>
          </table:table-cell>
          <table:table-cell office:value-type="float" office:value="1785" table:style-name="ce47">
            <text:p>1.785</text:p>
          </table:table-cell>
          <table:table-cell office:value-type="float" office:value="11556" table:style-name="ce47">
            <text:p>11.556</text:p>
          </table:table-cell>
          <table:table-cell office:value-type="percentage" office:value="0.15446521287642784" table:style-name="ce48">
            <text:p>15,4%</text:p>
          </table:table-cell>
          <table:table-cell office:value-type="float" office:value="3530" table:style-name="ce47">
            <text:p>3.530</text:p>
          </table:table-cell>
          <table:table-cell office:value-type="float" office:value="30066" table:style-name="ce47">
            <text:p>30.066</text:p>
          </table:table-cell>
          <table:table-cell office:value-type="percentage" office:value="0.11740836825650236" table:style-name="ce48">
            <text:p>11,7%</text:p>
          </table:table-cell>
          <table:table-cell office:value-type="float" office:value="280" table:style-name="ce47">
            <text:p>280</text:p>
          </table:table-cell>
          <table:table-cell office:value-type="float" office:value="7581" table:style-name="ce47">
            <text:p>7.581</text:p>
          </table:table-cell>
          <table:table-cell office:value-type="percentage" office:value="3.6934441366574332E-2" table:style-name="ce48">
            <text:p>3,7%</text:p>
          </table:table-cell>
          <table:table-cell office:value-type="float" office:value="0" table:style-name="ce47">
            <text:p>0</text:p>
          </table:table-cell>
          <table:table-cell office:value-type="float" office:value="2175" table:style-name="ce47">
            <text:p>2.175</text:p>
          </table:table-cell>
          <table:table-cell office:value-type="percentage" office:value="0" table:style-name="ce48">
            <text:p>0,0%</text:p>
          </table:table-cell>
          <table:table-cell office:value-type="float" office:value="11836" table:style-name="ce49">
            <text:p>11.836</text:p>
          </table:table-cell>
          <table:table-cell office:value-type="float" office:value="66158" table:style-name="ce49">
            <text:p>66.158</text:p>
          </table:table-cell>
          <table:table-cell office:value-type="percentage" office:value="0.1789050454971432" table:style-name="ce50">
            <text:p>17,9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Melilla</text:p>
          </table:table-cell>
          <table:table-cell office:value-type="float" office:value="1597" table:style-name="ce47">
            <text:p>1.597</text:p>
          </table:table-cell>
          <table:table-cell office:value-type="float" office:value="2349" table:style-name="ce47">
            <text:p>2.349</text:p>
          </table:table-cell>
          <table:table-cell office:value-type="percentage" office:value="0.67986377181779478" table:style-name="ce48">
            <text:p>68,0%</text:p>
          </table:table-cell>
          <table:table-cell office:value-type="float" office:value="2164" table:style-name="ce47">
            <text:p>2.164</text:p>
          </table:table-cell>
          <table:table-cell office:value-type="float" office:value="3748" table:style-name="ce47">
            <text:p>3.748</text:p>
          </table:table-cell>
          <table:table-cell office:value-type="percentage" office:value="0.57737459978655281" table:style-name="ce48">
            <text:p>57,7%</text:p>
          </table:table-cell>
          <table:table-cell office:value-type="float" office:value="1435" table:style-name="ce47">
            <text:p>1.435</text:p>
          </table:table-cell>
          <table:table-cell office:value-type="float" office:value="7827" table:style-name="ce47">
            <text:p>7.827</text:p>
          </table:table-cell>
          <table:table-cell office:value-type="percentage" office:value="0.18333972147693881" table:style-name="ce48">
            <text:p>18,3%</text:p>
          </table:table-cell>
          <table:table-cell office:value-type="float" office:value="1521" table:style-name="ce47">
            <text:p>1.521</text:p>
          </table:table-cell>
          <table:table-cell office:value-type="float" office:value="11299" table:style-name="ce47">
            <text:p>11.299</text:p>
          </table:table-cell>
          <table:table-cell office:value-type="percentage" office:value="0.13461368262678114" table:style-name="ce48">
            <text:p>13,5%</text:p>
          </table:table-cell>
          <table:table-cell office:value-type="float" office:value="3228" table:style-name="ce47">
            <text:p>3.228</text:p>
          </table:table-cell>
          <table:table-cell office:value-type="float" office:value="30095" table:style-name="ce47">
            <text:p>30.095</text:p>
          </table:table-cell>
          <table:table-cell office:value-type="percentage" office:value="0.10726034224954312" table:style-name="ce48">
            <text:p>10,7%</text:p>
          </table:table-cell>
          <table:table-cell office:value-type="float" office:value="192" table:style-name="ce47">
            <text:p>192</text:p>
          </table:table-cell>
          <table:table-cell office:value-type="float" office:value="8536" table:style-name="ce47">
            <text:p>8.536</text:p>
          </table:table-cell>
          <table:table-cell office:value-type="percentage" office:value="2.2492970946579195E-2" table:style-name="ce48">
            <text:p>2,2%</text:p>
          </table:table-cell>
          <table:table-cell office:value-type="float" office:value="6" table:style-name="ce47">
            <text:p>6</text:p>
          </table:table-cell>
          <table:table-cell office:value-type="float" office:value="2324" table:style-name="ce47">
            <text:p>2.324</text:p>
          </table:table-cell>
          <table:table-cell office:value-type="percentage" office:value="2.5817555938037868E-3" table:style-name="ce48">
            <text:p>0,3%</text:p>
          </table:table-cell>
          <table:table-cell office:value-type="float" office:value="10143" table:style-name="ce49">
            <text:p>10.143</text:p>
          </table:table-cell>
          <table:table-cell office:value-type="float" office:value="66178" table:style-name="ce49">
            <text:p>66.178</text:p>
          </table:table-cell>
          <table:table-cell office:value-type="percentage" office:value="0.15326845779564205" table:style-name="ce50">
            <text:p>15,3%</text:p>
          </table:table-cell>
          <table:table-cell table:number-columns-repeated="16359"/>
        </table:table-row>
        <table:table-row table:style-name="ro4">
          <table:table-cell office:value-type="string" table:style-name="ce51">
            <text:p>Fuerzas Armadas</text:p>
          </table:table-cell>
          <table:table-cell office:value-type="float" office:value="1" table:style-name="ce52">
            <text:p>1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4" table:style-name="ce52">
            <text:p>4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1687" table:style-name="ce52">
            <text:p>1.687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7417" table:style-name="ce52">
            <text:p>7.417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45658" table:style-name="ce52">
            <text:p>45.658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5648" table:style-name="ce52">
            <text:p>5.648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60415" table:style-name="ce54">
            <text:p>60.415</text:p>
          </table:table-cell>
          <table:table-cell office:value-type="string" table:style-name="ce54">
            <text:p>-</text:p>
          </table:table-cell>
          <table:table-cell office:value-type="string" table:style-name="ce55">
            <text:p>-</text:p>
          </table:table-cell>
          <table:table-cell table:number-columns-repeated="16359" table:style-name="ce56"/>
        </table:table-row>
        <table:table-row table:style-name="ro4">
          <table:table-cell office:value-type="string" table:style-name="ce57">
            <text:p>Total España</text:p>
          </table:table-cell>
          <table:table-cell office:value-type="float" office:value="2589319" table:style-name="ce58">
            <text:p>2.589.319</text:p>
          </table:table-cell>
          <table:table-cell office:value-type="float" office:value="2834024" table:style-name="ce58">
            <text:p>2.834.024</text:p>
          </table:table-cell>
          <table:table-cell office:value-type="percentage" office:value="0.91365457737831435" table:style-name="ce59">
            <text:p>91,4%</text:p>
          </table:table-cell>
          <table:table-cell office:value-type="float" office:value="525651" table:style-name="ce58">
            <text:p>525.651</text:p>
          </table:table-cell>
          <table:table-cell office:value-type="float" office:value="3960045" table:style-name="ce58">
            <text:p>3.960.045</text:p>
          </table:table-cell>
          <table:table-cell office:value-type="percentage" office:value="0.13273864312147968" table:style-name="ce59">
            <text:p>13,3%</text:p>
          </table:table-cell>
          <table:table-cell office:value-type="float" office:value="1191226" table:style-name="ce58">
            <text:p>1.191.226</text:p>
          </table:table-cell>
          <table:table-cell office:value-type="float" office:value="5336986" table:style-name="ce58">
            <text:p>5.336.986</text:p>
          </table:table-cell>
          <table:table-cell office:value-type="percentage" office:value="0.22320200952372743" table:style-name="ce59">
            <text:p>22,3%</text:p>
          </table:table-cell>
          <table:table-cell office:value-type="float" office:value="858090" table:style-name="ce58">
            <text:p>858.090</text:p>
          </table:table-cell>
          <table:table-cell office:value-type="float" office:value="7033306" table:style-name="ce58">
            <text:p>7.033.306</text:p>
          </table:table-cell>
          <table:table-cell office:value-type="percentage" office:value="0.12200379167350318" table:style-name="ce59">
            <text:p>12,2%</text:p>
          </table:table-cell>
          <table:table-cell office:value-type="float" office:value="1822952" table:style-name="ce58">
            <text:p>1.822.952</text:p>
          </table:table-cell>
          <table:table-cell office:value-type="float" office:value="16706113" table:style-name="ce58">
            <text:p>16.706.113</text:p>
          </table:table-cell>
          <table:table-cell office:value-type="percentage" office:value="0.10911885966532131" table:style-name="ce59">
            <text:p>10,9%</text:p>
          </table:table-cell>
          <table:table-cell office:value-type="float" office:value="171248" table:style-name="ce58">
            <text:p>171.248</text:p>
          </table:table-cell>
          <table:table-cell office:value-type="float" office:value="3310299" table:style-name="ce58">
            <text:p>3.310.299</text:p>
          </table:table-cell>
          <table:table-cell office:value-type="percentage" office:value="5.1731882829919591E-2" table:style-name="ce59">
            <text:p>5,2%</text:p>
          </table:table-cell>
          <table:table-cell office:value-type="float" office:value="1230" table:style-name="ce58">
            <text:p>1.230</text:p>
          </table:table-cell>
          <table:table-cell office:value-type="float" office:value="949049" table:style-name="ce58">
            <text:p>949.049</text:p>
          </table:table-cell>
          <table:table-cell office:value-type="percentage" office:value="1.2960342405924246E-3" table:style-name="ce59">
            <text:p>0,1%</text:p>
          </table:table-cell>
          <table:table-cell office:value-type="float" office:value="7159716" table:style-name="ce58">
            <text:p>7.159.716</text:p>
          </table:table-cell>
          <table:table-cell office:value-type="float" office:value="40129822" table:style-name="ce58">
            <text:p>40.129.822</text:p>
          </table:table-cell>
          <table:table-cell office:value-type="percentage" office:value="0.17841384893259682" table:style-name="ce59">
            <text:p>17,8%</text:p>
          </table:table-cell>
          <table:table-cell table:number-columns-repeated="16359"/>
        </table:table-row>
        <table:table-row table:number-rows-repeated="1048554" table:style-name="ro4">
          <table:table-cell table:number-columns-repeated="16384"/>
        </table:table-row>
      </table:table>
      <table:table table:name="Etarios_con_pauta_completa" table:style-name="ta3">
        <table:table-column table:style-name="co11" table:default-cell-style-name="ce1"/>
        <table:table-column table:style-name="co13" table:number-columns-repeated="2" table:default-cell-style-name="ce1"/>
        <table:table-column table:style-name="co13" table:default-cell-style-name="ce60"/>
        <table:table-column table:style-name="co13" table:number-columns-repeated="2" table:default-cell-style-name="ce1"/>
        <table:table-column table:style-name="co13" table:default-cell-style-name="ce60"/>
        <table:table-column table:style-name="co13" table:number-columns-repeated="2" table:default-cell-style-name="ce1"/>
        <table:table-column table:style-name="co13" table:default-cell-style-name="ce60"/>
        <table:table-column table:style-name="co13" table:number-columns-repeated="2" table:default-cell-style-name="ce1"/>
        <table:table-column table:style-name="co13" table:default-cell-style-name="ce60"/>
        <table:table-column table:style-name="co13" table:number-columns-repeated="2" table:default-cell-style-name="ce1"/>
        <table:table-column table:style-name="co13" table:default-cell-style-name="ce60"/>
        <table:table-column table:style-name="co13" table:default-cell-style-name="ce56"/>
        <table:table-column table:style-name="co10" table:default-cell-style-name="ce1"/>
        <table:table-column table:style-name="co10" table:default-cell-style-name="ce60"/>
        <table:table-column table:style-name="co10" table:number-columns-repeated="2" table:default-cell-style-name="ce1"/>
        <table:table-column table:style-name="co10" table:default-cell-style-name="ce60"/>
        <table:table-column table:style-name="co10" table:number-columns-repeated="2" table:default-cell-style-name="ce1"/>
        <table:table-column table:style-name="co10" table:default-cell-style-name="ce60"/>
        <table:table-column table:style-name="co10" table:number-columns-repeated="16359" table:default-cell-style-name="ce1"/>
        <table:table-row table:style-name="ro6">
          <table:table-cell table:style-name="ce35"/>
          <table:table-cell office:value-type="string" table:style-name="ce36">
            <text:p>Personas pauta completa ≥80 años</text:p>
          </table:table-cell>
          <table:table-cell office:value-type="string" table:style-name="ce36">
            <text:p>Población INE≥80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Personas pauta completa 70-79 años</text:p>
          </table:table-cell>
          <table:table-cell office:value-type="string" table:style-name="ce36">
            <text:p>Población INE70-79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Personas pauta completa 60-69 años</text:p>
          </table:table-cell>
          <table:table-cell office:value-type="string" table:style-name="ce36">
            <text:p>Población INE60-69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Personas pauta completa 50-59 años</text:p>
          </table:table-cell>
          <table:table-cell office:value-type="string" table:style-name="ce36">
            <text:p>Población INE50-59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Personas pauta completa 25-49 años</text:p>
          </table:table-cell>
          <table:table-cell office:value-type="string" table:style-name="ce36">
            <text:p>Población INE25-49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18-24 años</text:p>
          </table:table-cell>
          <table:table-cell office:value-type="string" table:style-name="ce36">
            <text:p>Población INE18-24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16-17 años</text:p>
          </table:table-cell>
          <table:table-cell office:value-type="string" table:style-name="ce36">
            <text:p>Población INE16-17 años</text:p>
          </table:table-cell>
          <table:table-cell office:value-type="string" table:style-name="ce37">
            <text:p>%</text:p>
          </table:table-cell>
          <table:table-cell office:value-type="string" table:style-name="ce38">
            <text:p>Total Personas pauta completa</text:p>
          </table:table-cell>
          <table:table-cell office:value-type="string" table:style-name="ce38">
            <text:p>Total Población INE Población a Vacunar (1)</text:p>
          </table:table-cell>
          <table:table-cell office:value-type="string" table:style-name="ce39">
            <text:p>% pauta completa sobre Población a Vacunar INE</text:p>
          </table:table-cell>
          <table:table-cell table:number-columns-repeated="16359" table:style-name="ce40"/>
        </table:table-row>
        <table:table-row table:style-name="ro4">
          <table:table-cell office:value-type="string" table:style-name="ce41">
            <text:p>Andalucía</text:p>
          </table:table-cell>
          <table:table-cell office:value-type="float" office:value="263231" table:style-name="ce42">
            <text:p>263.231</text:p>
          </table:table-cell>
          <table:table-cell office:value-type="float" office:value="413516" table:style-name="ce42">
            <text:p>413.516</text:p>
          </table:table-cell>
          <table:table-cell office:value-type="percentage" office:value="0.63656787161802686" table:style-name="ce43">
            <text:p>63,7%</text:p>
          </table:table-cell>
          <table:table-cell office:value-type="float" office:value="14313" table:style-name="ce42">
            <text:p>14.313</text:p>
          </table:table-cell>
          <table:table-cell office:value-type="float" office:value="650381" table:style-name="ce42">
            <text:p>650.381</text:p>
          </table:table-cell>
          <table:table-cell office:value-type="percentage" office:value="2.2007100453426531E-2" table:style-name="ce43">
            <text:p>2,2%</text:p>
          </table:table-cell>
          <table:table-cell office:value-type="float" office:value="42510" table:style-name="ce42">
            <text:p>42.510</text:p>
          </table:table-cell>
          <table:table-cell office:value-type="float" office:value="916147" table:style-name="ce42">
            <text:p>916.147</text:p>
          </table:table-cell>
          <table:table-cell office:value-type="percentage" office:value="4.6400850518530323E-2" table:style-name="ce43">
            <text:p>4,6%</text:p>
          </table:table-cell>
          <table:table-cell office:value-type="float" office:value="71502" table:style-name="ce42">
            <text:p>71.502</text:p>
          </table:table-cell>
          <table:table-cell office:value-type="float" office:value="1265021" table:style-name="ce42">
            <text:p>1.265.021</text:p>
          </table:table-cell>
          <table:table-cell office:value-type="percentage" office:value="5.652238184188247E-2" table:style-name="ce43">
            <text:p>5,7%</text:p>
          </table:table-cell>
          <table:table-cell office:value-type="float" office:value="132280" table:style-name="ce42">
            <text:p>132.280</text:p>
          </table:table-cell>
          <table:table-cell office:value-type="float" office:value="3009381" table:style-name="ce42">
            <text:p>3.009.381</text:p>
          </table:table-cell>
          <table:table-cell office:value-type="percentage" office:value="4.3955883286297084E-2" table:style-name="ce43">
            <text:p>4,4%</text:p>
          </table:table-cell>
          <table:table-cell office:value-type="float" office:value="12013" table:style-name="ce42">
            <text:p>12.013</text:p>
          </table:table-cell>
          <table:table-cell office:value-type="float" office:value="625846" table:style-name="ce42">
            <text:p>625.846</text:p>
          </table:table-cell>
          <table:table-cell office:value-type="percentage" office:value="1.9194817894498006E-2" table:style-name="ce43">
            <text:p>1,9%</text:p>
          </table:table-cell>
          <table:table-cell office:value-type="float" office:value="88" table:style-name="ce42">
            <text:p>88</text:p>
          </table:table-cell>
          <table:table-cell office:value-type="float" office:value="181921" table:style-name="ce42">
            <text:p>181.921</text:p>
          </table:table-cell>
          <table:table-cell office:value-type="percentage" office:value="4.8372645269100325E-4" table:style-name="ce43">
            <text:p>0,0%</text:p>
          </table:table-cell>
          <table:table-cell office:value-type="float" office:value="535937" table:style-name="ce44">
            <text:p>535.937</text:p>
          </table:table-cell>
          <table:table-cell office:value-type="float" office:value="7062213" table:style-name="ce44">
            <text:p>7.062.213</text:p>
          </table:table-cell>
          <table:table-cell office:value-type="percentage" office:value="7.58879688279014E-2" table:style-name="ce45">
            <text:p>7,6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Aragón</text:p>
          </table:table-cell>
          <table:table-cell office:value-type="float" office:value="51553" table:style-name="ce47">
            <text:p>51.553</text:p>
          </table:table-cell>
          <table:table-cell office:value-type="float" office:value="98807" table:style-name="ce47">
            <text:p>98.807</text:p>
          </table:table-cell>
          <table:table-cell office:value-type="percentage" office:value="0.52175453156152907" table:style-name="ce48">
            <text:p>52,2%</text:p>
          </table:table-cell>
          <table:table-cell office:value-type="float" office:value="3290" table:style-name="ce47">
            <text:p>3.290</text:p>
          </table:table-cell>
          <table:table-cell office:value-type="float" office:value="118955" table:style-name="ce47">
            <text:p>118.955</text:p>
          </table:table-cell>
          <table:table-cell office:value-type="percentage" office:value="2.7657517548652852E-2" table:style-name="ce48">
            <text:p>2,8%</text:p>
          </table:table-cell>
          <table:table-cell office:value-type="float" office:value="9526" table:style-name="ce47">
            <text:p>9.526</text:p>
          </table:table-cell>
          <table:table-cell office:value-type="float" office:value="156367" table:style-name="ce47">
            <text:p>156.367</text:p>
          </table:table-cell>
          <table:table-cell office:value-type="percentage" office:value="6.0920782518050484E-2" table:style-name="ce48">
            <text:p>6,1%</text:p>
          </table:table-cell>
          <table:table-cell office:value-type="float" office:value="14094" table:style-name="ce47">
            <text:p>14.094</text:p>
          </table:table-cell>
          <table:table-cell office:value-type="float" office:value="198266" table:style-name="ce47">
            <text:p>198.266</text:p>
          </table:table-cell>
          <table:table-cell office:value-type="percentage" office:value="7.1086318380357699E-2" table:style-name="ce48">
            <text:p>7,1%</text:p>
          </table:table-cell>
          <table:table-cell office:value-type="float" office:value="21728" table:style-name="ce47">
            <text:p>21.728</text:p>
          </table:table-cell>
          <table:table-cell office:value-type="float" office:value="446083" table:style-name="ce47">
            <text:p>446.083</text:p>
          </table:table-cell>
          <table:table-cell office:value-type="percentage" office:value="4.8708424217017911E-2" table:style-name="ce48">
            <text:p>4,9%</text:p>
          </table:table-cell>
          <table:table-cell office:value-type="float" office:value="1455" table:style-name="ce47">
            <text:p>1.455</text:p>
          </table:table-cell>
          <table:table-cell office:value-type="float" office:value="89180" table:style-name="ce47">
            <text:p>89.180</text:p>
          </table:table-cell>
          <table:table-cell office:value-type="percentage" office:value="1.6315317335725499E-2" table:style-name="ce48">
            <text:p>1,6%</text:p>
          </table:table-cell>
          <table:table-cell office:value-type="float" office:value="25" table:style-name="ce47">
            <text:p>25</text:p>
          </table:table-cell>
          <table:table-cell office:value-type="float" office:value="25106" table:style-name="ce47">
            <text:p>25.106</text:p>
          </table:table-cell>
          <table:table-cell office:value-type="percentage" office:value="9.9577790169680554E-4" table:style-name="ce48">
            <text:p>0,1%</text:p>
          </table:table-cell>
          <table:table-cell office:value-type="float" office:value="101671" table:style-name="ce49">
            <text:p>101.671</text:p>
          </table:table-cell>
          <table:table-cell office:value-type="float" office:value="1132764" table:style-name="ce49">
            <text:p>1.132.764</text:p>
          </table:table-cell>
          <table:table-cell office:value-type="percentage" office:value="8.9754794467338292E-2" table:style-name="ce50">
            <text:p>9,0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Asturias<text:s/></text:p>
          </table:table-cell>
          <table:table-cell office:value-type="float" office:value="44913" table:style-name="ce47">
            <text:p>44.913</text:p>
          </table:table-cell>
          <table:table-cell office:value-type="float" office:value="87826" table:style-name="ce47">
            <text:p>87.826</text:p>
          </table:table-cell>
          <table:table-cell office:value-type="percentage" office:value="0.51138614988727715" table:style-name="ce48">
            <text:p>51,1%</text:p>
          </table:table-cell>
          <table:table-cell office:value-type="float" office:value="3685" table:style-name="ce47">
            <text:p>3.685</text:p>
          </table:table-cell>
          <table:table-cell office:value-type="float" office:value="109249" table:style-name="ce47">
            <text:p>109.249</text:p>
          </table:table-cell>
          <table:table-cell office:value-type="percentage" office:value="3.3730285860740145E-2" table:style-name="ce48">
            <text:p>3,4%</text:p>
          </table:table-cell>
          <table:table-cell office:value-type="float" office:value="10030" table:style-name="ce47">
            <text:p>10.030</text:p>
          </table:table-cell>
          <table:table-cell office:value-type="float" office:value="149652" table:style-name="ce47">
            <text:p>149.652</text:p>
          </table:table-cell>
          <table:table-cell office:value-type="percentage" office:value="6.7022158073396954E-2" table:style-name="ce48">
            <text:p>6,7%</text:p>
          </table:table-cell>
          <table:table-cell office:value-type="float" office:value="13677" table:style-name="ce47">
            <text:p>13.677</text:p>
          </table:table-cell>
          <table:table-cell office:value-type="float" office:value="162645" table:style-name="ce47">
            <text:p>162.645</text:p>
          </table:table-cell>
          <table:table-cell office:value-type="percentage" office:value="8.4091118694088349E-2" table:style-name="ce48">
            <text:p>8,4%</text:p>
          </table:table-cell>
          <table:table-cell office:value-type="float" office:value="21122" table:style-name="ce47">
            <text:p>21.122</text:p>
          </table:table-cell>
          <table:table-cell office:value-type="float" office:value="322095" table:style-name="ce47">
            <text:p>322.095</text:p>
          </table:table-cell>
          <table:table-cell office:value-type="percentage" office:value="6.5576926062186625E-2" table:style-name="ce48">
            <text:p>6,6%</text:p>
          </table:table-cell>
          <table:table-cell office:value-type="float" office:value="2347" table:style-name="ce47">
            <text:p>2.347</text:p>
          </table:table-cell>
          <table:table-cell office:value-type="float" office:value="54179" table:style-name="ce47">
            <text:p>54.179</text:p>
          </table:table-cell>
          <table:table-cell office:value-type="percentage" office:value="4.3319367282526437E-2" table:style-name="ce48">
            <text:p>4,3%</text:p>
          </table:table-cell>
          <table:table-cell office:value-type="float" office:value="25" table:style-name="ce47">
            <text:p>25</text:p>
          </table:table-cell>
          <table:table-cell office:value-type="float" office:value="15563" table:style-name="ce47">
            <text:p>15.563</text:p>
          </table:table-cell>
          <table:table-cell office:value-type="percentage" office:value="1.6063740923986378E-3" table:style-name="ce48">
            <text:p>0,2%</text:p>
          </table:table-cell>
          <table:table-cell office:value-type="float" office:value="95799" table:style-name="ce49">
            <text:p>95.799</text:p>
          </table:table-cell>
          <table:table-cell office:value-type="float" office:value="901209" table:style-name="ce49">
            <text:p>901.209</text:p>
          </table:table-cell>
          <table:table-cell office:value-type="percentage" office:value="0.10630053627959773" table:style-name="ce50">
            <text:p>10,6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Baleares</text:p>
          </table:table-cell>
          <table:table-cell office:value-type="float" office:value="21415" table:style-name="ce47">
            <text:p>21.415</text:p>
          </table:table-cell>
          <table:table-cell office:value-type="float" office:value="49542" table:style-name="ce47">
            <text:p>49.542</text:p>
          </table:table-cell>
          <table:table-cell office:value-type="percentage" office:value="0.43225949699245086" table:style-name="ce48">
            <text:p>43,2%</text:p>
          </table:table-cell>
          <table:table-cell office:value-type="float" office:value="2207" table:style-name="ce47">
            <text:p>2.207</text:p>
          </table:table-cell>
          <table:table-cell office:value-type="float" office:value="80516" table:style-name="ce47">
            <text:p>80.516</text:p>
          </table:table-cell>
          <table:table-cell office:value-type="percentage" office:value="2.7410700978687468E-2" table:style-name="ce48">
            <text:p>2,7%</text:p>
          </table:table-cell>
          <table:table-cell office:value-type="float" office:value="4999" table:style-name="ce47">
            <text:p>4.999</text:p>
          </table:table-cell>
          <table:table-cell office:value-type="float" office:value="117231" table:style-name="ce47">
            <text:p>117.231</text:p>
          </table:table-cell>
          <table:table-cell office:value-type="percentage" office:value="4.2642304509899261E-2" table:style-name="ce48">
            <text:p>4,3%</text:p>
          </table:table-cell>
          <table:table-cell office:value-type="float" office:value="7640" table:style-name="ce47">
            <text:p>7.640</text:p>
          </table:table-cell>
          <table:table-cell office:value-type="float" office:value="165797" table:style-name="ce47">
            <text:p>165.797</text:p>
          </table:table-cell>
          <table:table-cell office:value-type="percentage" office:value="4.6080447776497765E-2" table:style-name="ce48">
            <text:p>4,6%</text:p>
          </table:table-cell>
          <table:table-cell office:value-type="float" office:value="17527" table:style-name="ce47">
            <text:p>17.527</text:p>
          </table:table-cell>
          <table:table-cell office:value-type="float" office:value="464054" table:style-name="ce47">
            <text:p>464.054</text:p>
          </table:table-cell>
          <table:table-cell office:value-type="percentage" office:value="3.7769311330146924E-2" table:style-name="ce48">
            <text:p>3,8%</text:p>
          </table:table-cell>
          <table:table-cell office:value-type="float" office:value="1242" table:style-name="ce47">
            <text:p>1.242</text:p>
          </table:table-cell>
          <table:table-cell office:value-type="float" office:value="85839" table:style-name="ce47">
            <text:p>85.839</text:p>
          </table:table-cell>
          <table:table-cell office:value-type="percentage" office:value="1.4468947681123964E-2" table:style-name="ce48">
            <text:p>1,4%</text:p>
          </table:table-cell>
          <table:table-cell office:value-type="float" office:value="30" table:style-name="ce47">
            <text:p>30</text:p>
          </table:table-cell>
          <table:table-cell office:value-type="float" office:value="23300" table:style-name="ce47">
            <text:p>23.300</text:p>
          </table:table-cell>
          <table:table-cell office:value-type="percentage" office:value="1.2875536480686696E-3" table:style-name="ce48">
            <text:p>0,1%</text:p>
          </table:table-cell>
          <table:table-cell office:value-type="float" office:value="55060" table:style-name="ce49">
            <text:p>55.060</text:p>
          </table:table-cell>
          <table:table-cell office:value-type="float" office:value="986279" table:style-name="ce49">
            <text:p>986.279</text:p>
          </table:table-cell>
          <table:table-cell office:value-type="percentage" office:value="5.5825988386653272E-2" table:style-name="ce50">
            <text:p>5,6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anarias</text:p>
          </table:table-cell>
          <table:table-cell office:value-type="float" office:value="37142" table:style-name="ce47">
            <text:p>37.142</text:p>
          </table:table-cell>
          <table:table-cell office:value-type="float" office:value="90236" table:style-name="ce47">
            <text:p>90.236</text:p>
          </table:table-cell>
          <table:table-cell office:value-type="percentage" office:value="0.41160955716122166" table:style-name="ce48">
            <text:p>41,2%</text:p>
          </table:table-cell>
          <table:table-cell office:value-type="float" office:value="13692" table:style-name="ce47">
            <text:p>13.692</text:p>
          </table:table-cell>
          <table:table-cell office:value-type="float" office:value="154531" table:style-name="ce47">
            <text:p>154.531</text:p>
          </table:table-cell>
          <table:table-cell office:value-type="percentage" office:value="8.8603581158473055E-2" table:style-name="ce48">
            <text:p>8,9%</text:p>
          </table:table-cell>
          <table:table-cell office:value-type="float" office:value="9426" table:style-name="ce47">
            <text:p>9.426</text:p>
          </table:table-cell>
          <table:table-cell office:value-type="float" office:value="235092" table:style-name="ce47">
            <text:p>235.092</text:p>
          </table:table-cell>
          <table:table-cell office:value-type="percentage" office:value="4.0094941554795573E-2" table:style-name="ce48">
            <text:p>4,0%</text:p>
          </table:table-cell>
          <table:table-cell office:value-type="float" office:value="17183" table:style-name="ce47">
            <text:p>17.183</text:p>
          </table:table-cell>
          <table:table-cell office:value-type="float" office:value="350512" table:style-name="ce47">
            <text:p>350.512</text:p>
          </table:table-cell>
          <table:table-cell office:value-type="percentage" office:value="4.9022572693659561E-2" table:style-name="ce48">
            <text:p>4,9%</text:p>
          </table:table-cell>
          <table:table-cell office:value-type="float" office:value="34605" table:style-name="ce47">
            <text:p>34.605</text:p>
          </table:table-cell>
          <table:table-cell office:value-type="float" office:value="832411" table:style-name="ce47">
            <text:p>832.411</text:p>
          </table:table-cell>
          <table:table-cell office:value-type="percentage" office:value="4.1572011902773993E-2" table:style-name="ce48">
            <text:p>4,2%</text:p>
          </table:table-cell>
          <table:table-cell office:value-type="float" office:value="2397" table:style-name="ce47">
            <text:p>2.397</text:p>
          </table:table-cell>
          <table:table-cell office:value-type="float" office:value="163899" table:style-name="ce47">
            <text:p>163.899</text:p>
          </table:table-cell>
          <table:table-cell office:value-type="percentage" office:value="1.4624860432339428E-2" table:style-name="ce48">
            <text:p>1,5%</text:p>
          </table:table-cell>
          <table:table-cell office:value-type="float" office:value="21" table:style-name="ce47">
            <text:p>21</text:p>
          </table:table-cell>
          <table:table-cell office:value-type="float" office:value="44352" table:style-name="ce47">
            <text:p>44.352</text:p>
          </table:table-cell>
          <table:table-cell office:value-type="percentage" office:value="4.734848484848485E-4" table:style-name="ce48">
            <text:p>0,0%</text:p>
          </table:table-cell>
          <table:table-cell office:value-type="float" office:value="114466" table:style-name="ce49">
            <text:p>114.466</text:p>
          </table:table-cell>
          <table:table-cell office:value-type="float" office:value="1871033" table:style-name="ce49">
            <text:p>1.871.033</text:p>
          </table:table-cell>
          <table:table-cell office:value-type="percentage" office:value="6.1177969602887815E-2" table:style-name="ce50">
            <text:p>6,1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antabria</text:p>
          </table:table-cell>
          <table:table-cell office:value-type="float" office:value="23063" table:style-name="ce47">
            <text:p>23.063</text:p>
          </table:table-cell>
          <table:table-cell office:value-type="float" office:value="41042" table:style-name="ce47">
            <text:p>41.042</text:p>
          </table:table-cell>
          <table:table-cell office:value-type="percentage" office:value="0.56193655279957122" table:style-name="ce48">
            <text:p>56,2%</text:p>
          </table:table-cell>
          <table:table-cell office:value-type="float" office:value="1674" table:style-name="ce47">
            <text:p>1.674</text:p>
          </table:table-cell>
          <table:table-cell office:value-type="float" office:value="53066" table:style-name="ce47">
            <text:p>53.066</text:p>
          </table:table-cell>
          <table:table-cell office:value-type="percentage" office:value="3.1545622432442619E-2" table:style-name="ce48">
            <text:p>3,2%</text:p>
          </table:table-cell>
          <table:table-cell office:value-type="float" office:value="3720" table:style-name="ce47">
            <text:p>3.720</text:p>
          </table:table-cell>
          <table:table-cell office:value-type="float" office:value="77345" table:style-name="ce47">
            <text:p>77.345</text:p>
          </table:table-cell>
          <table:table-cell office:value-type="percentage" office:value="4.8096192384769539E-2" table:style-name="ce48">
            <text:p>4,8%</text:p>
          </table:table-cell>
          <table:table-cell office:value-type="float" office:value="5536" table:style-name="ce47">
            <text:p>5.536</text:p>
          </table:table-cell>
          <table:table-cell office:value-type="float" office:value="89964" table:style-name="ce47">
            <text:p>89.964</text:p>
          </table:table-cell>
          <table:table-cell office:value-type="percentage" office:value="6.153572540127162E-2" table:style-name="ce48">
            <text:p>6,2%</text:p>
          </table:table-cell>
          <table:table-cell office:value-type="float" office:value="10432" table:style-name="ce47">
            <text:p>10.432</text:p>
          </table:table-cell>
          <table:table-cell office:value-type="float" office:value="194241" table:style-name="ce47">
            <text:p>194.241</text:p>
          </table:table-cell>
          <table:table-cell office:value-type="percentage" office:value="5.3706478035018351E-2" table:style-name="ce48">
            <text:p>5,4%</text:p>
          </table:table-cell>
          <table:table-cell office:value-type="float" office:value="599" table:style-name="ce47">
            <text:p>599</text:p>
          </table:table-cell>
          <table:table-cell office:value-type="float" office:value="34935" table:style-name="ce47">
            <text:p>34.935</text:p>
          </table:table-cell>
          <table:table-cell office:value-type="percentage" office:value="1.7146128524402462E-2" table:style-name="ce48">
            <text:p>1,7%</text:p>
          </table:table-cell>
          <table:table-cell office:value-type="float" office:value="3" table:style-name="ce47">
            <text:p>3</text:p>
          </table:table-cell>
          <table:table-cell office:value-type="float" office:value="10791" table:style-name="ce47">
            <text:p>10.791</text:p>
          </table:table-cell>
          <table:table-cell office:value-type="percentage" office:value="2.7800945232137893E-4" table:style-name="ce48">
            <text:p>0,0%</text:p>
          </table:table-cell>
          <table:table-cell office:value-type="float" office:value="45027" table:style-name="ce49">
            <text:p>45.027</text:p>
          </table:table-cell>
          <table:table-cell office:value-type="float" office:value="501384" table:style-name="ce49">
            <text:p>501.384</text:p>
          </table:table-cell>
          <table:table-cell office:value-type="percentage" office:value="8.9805418601311568E-2" table:style-name="ce50">
            <text:p>9,0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astilla y Leon</text:p>
          </table:table-cell>
          <table:table-cell office:value-type="float" office:value="125599" table:style-name="ce47">
            <text:p>125.599</text:p>
          </table:table-cell>
          <table:table-cell office:value-type="float" office:value="223657" table:style-name="ce47">
            <text:p>223.657</text:p>
          </table:table-cell>
          <table:table-cell office:value-type="percentage" office:value="0.56156972507008496" table:style-name="ce48">
            <text:p>56,2%</text:p>
          </table:table-cell>
          <table:table-cell office:value-type="float" office:value="9593" table:style-name="ce47">
            <text:p>9.593</text:p>
          </table:table-cell>
          <table:table-cell office:value-type="float" office:value="245410" table:style-name="ce47">
            <text:p>245.410</text:p>
          </table:table-cell>
          <table:table-cell office:value-type="percentage" office:value="3.908968664683591E-2" table:style-name="ce48">
            <text:p>3,9%</text:p>
          </table:table-cell>
          <table:table-cell office:value-type="float" office:value="20102" table:style-name="ce47">
            <text:p>20.102</text:p>
          </table:table-cell>
          <table:table-cell office:value-type="float" office:value="318575" table:style-name="ce47">
            <text:p>318.575</text:p>
          </table:table-cell>
          <table:table-cell office:value-type="percentage" office:value="6.3099741034293333E-2" table:style-name="ce48">
            <text:p>6,3%</text:p>
          </table:table-cell>
          <table:table-cell office:value-type="float" office:value="29983" table:style-name="ce47">
            <text:p>29.983</text:p>
          </table:table-cell>
          <table:table-cell office:value-type="float" office:value="381175" table:style-name="ce47">
            <text:p>381.175</text:p>
          </table:table-cell>
          <table:table-cell office:value-type="percentage" office:value="7.8659408408211451E-2" table:style-name="ce48">
            <text:p>7,9%</text:p>
          </table:table-cell>
          <table:table-cell office:value-type="float" office:value="41800" table:style-name="ce47">
            <text:p>41.800</text:p>
          </table:table-cell>
          <table:table-cell office:value-type="float" office:value="738950" table:style-name="ce47">
            <text:p>738.950</text:p>
          </table:table-cell>
          <table:table-cell office:value-type="percentage" office:value="5.6566750118411259E-2" table:style-name="ce48">
            <text:p>5,7%</text:p>
          </table:table-cell>
          <table:table-cell office:value-type="float" office:value="2626" table:style-name="ce47">
            <text:p>2.626</text:p>
          </table:table-cell>
          <table:table-cell office:value-type="float" office:value="144422" table:style-name="ce47">
            <text:p>144.422</text:p>
          </table:table-cell>
          <table:table-cell office:value-type="percentage" office:value="1.8182825331320714E-2" table:style-name="ce48">
            <text:p>1,8%</text:p>
          </table:table-cell>
          <table:table-cell office:value-type="float" office:value="83" table:style-name="ce47">
            <text:p>83</text:p>
          </table:table-cell>
          <table:table-cell office:value-type="float" office:value="40684" table:style-name="ce47">
            <text:p>40.684</text:p>
          </table:table-cell>
          <table:table-cell office:value-type="percentage" office:value="2.0401140497492871E-3" table:style-name="ce48">
            <text:p>0,2%</text:p>
          </table:table-cell>
          <table:table-cell office:value-type="float" office:value="229786" table:style-name="ce49">
            <text:p>229.786</text:p>
          </table:table-cell>
          <table:table-cell office:value-type="float" office:value="2092873" table:style-name="ce49">
            <text:p>2.092.873</text:p>
          </table:table-cell>
          <table:table-cell office:value-type="percentage" office:value="0.10979452647150592" table:style-name="ce50">
            <text:p>11,0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astilla - La Mancha</text:p>
          </table:table-cell>
          <table:table-cell office:value-type="float" office:value="69869" table:style-name="ce47">
            <text:p>69.869</text:p>
          </table:table-cell>
          <table:table-cell office:value-type="float" office:value="135194" table:style-name="ce47">
            <text:p>135.194</text:p>
          </table:table-cell>
          <table:table-cell office:value-type="percentage" office:value="0.5168054795331154" table:style-name="ce48">
            <text:p>51,7%</text:p>
          </table:table-cell>
          <table:table-cell office:value-type="float" office:value="5701" table:style-name="ce47">
            <text:p>5.701</text:p>
          </table:table-cell>
          <table:table-cell office:value-type="float" office:value="159101" table:style-name="ce47">
            <text:p>159.101</text:p>
          </table:table-cell>
          <table:table-cell office:value-type="percentage" office:value="3.5832584333222291E-2" table:style-name="ce48">
            <text:p>3,6%</text:p>
          </table:table-cell>
          <table:table-cell office:value-type="float" office:value="13690" table:style-name="ce47">
            <text:p>13.690</text:p>
          </table:table-cell>
          <table:table-cell office:value-type="float" office:value="218444" table:style-name="ce47">
            <text:p>218.444</text:p>
          </table:table-cell>
          <table:table-cell office:value-type="percentage" office:value="6.267052425335555E-2" table:style-name="ce48">
            <text:p>6,3%</text:p>
          </table:table-cell>
          <table:table-cell office:value-type="float" office:value="22358" table:style-name="ce47">
            <text:p>22.358</text:p>
          </table:table-cell>
          <table:table-cell office:value-type="float" office:value="307478" table:style-name="ce47">
            <text:p>307.478</text:p>
          </table:table-cell>
          <table:table-cell office:value-type="percentage" office:value="7.2714145402272681E-2" table:style-name="ce48">
            <text:p>7,3%</text:p>
          </table:table-cell>
          <table:table-cell office:value-type="float" office:value="34694" table:style-name="ce47">
            <text:p>34.694</text:p>
          </table:table-cell>
          <table:table-cell office:value-type="float" office:value="707865" table:style-name="ce47">
            <text:p>707.865</text:p>
          </table:table-cell>
          <table:table-cell office:value-type="percentage" office:value="4.901217039972311E-2" table:style-name="ce48">
            <text:p>4,9%</text:p>
          </table:table-cell>
          <table:table-cell office:value-type="float" office:value="3539" table:style-name="ce47">
            <text:p>3.539</text:p>
          </table:table-cell>
          <table:table-cell office:value-type="float" office:value="149518" table:style-name="ce47">
            <text:p>149.518</text:p>
          </table:table-cell>
          <table:table-cell office:value-type="percentage" office:value="2.3669390976337298E-2" table:style-name="ce48">
            <text:p>2,4%</text:p>
          </table:table-cell>
          <table:table-cell office:value-type="float" office:value="85" table:style-name="ce47">
            <text:p>85</text:p>
          </table:table-cell>
          <table:table-cell office:value-type="float" office:value="42364" table:style-name="ce47">
            <text:p>42.364</text:p>
          </table:table-cell>
          <table:table-cell office:value-type="percentage" office:value="2.0064205457463883E-3" table:style-name="ce48">
            <text:p>0,2%</text:p>
          </table:table-cell>
          <table:table-cell office:value-type="float" office:value="149936" table:style-name="ce49">
            <text:p>149.936</text:p>
          </table:table-cell>
          <table:table-cell office:value-type="float" office:value="1719964" table:style-name="ce49">
            <text:p>1.719.964</text:p>
          </table:table-cell>
          <table:table-cell office:value-type="percentage" office:value="8.7173917593624056E-2" table:style-name="ce50">
            <text:p>8,7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ataluña</text:p>
          </table:table-cell>
          <table:table-cell office:value-type="float" office:value="165173" table:style-name="ce47">
            <text:p>165.173</text:p>
          </table:table-cell>
          <table:table-cell office:value-type="float" office:value="447196" table:style-name="ce47">
            <text:p>447.196</text:p>
          </table:table-cell>
          <table:table-cell office:value-type="percentage" office:value="0.3693525881269063" table:style-name="ce48">
            <text:p>36,9%</text:p>
          </table:table-cell>
          <table:table-cell office:value-type="float" office:value="27747" table:style-name="ce47">
            <text:p>27.747</text:p>
          </table:table-cell>
          <table:table-cell office:value-type="float" office:value="635292" table:style-name="ce47">
            <text:p>635.292</text:p>
          </table:table-cell>
          <table:table-cell office:value-type="percentage" office:value="4.3675978919929734E-2" table:style-name="ce48">
            <text:p>4,4%</text:p>
          </table:table-cell>
          <table:table-cell office:value-type="float" office:value="48658" table:style-name="ce47">
            <text:p>48.658</text:p>
          </table:table-cell>
          <table:table-cell office:value-type="float" office:value="837584" table:style-name="ce47">
            <text:p>837.584</text:p>
          </table:table-cell>
          <table:table-cell office:value-type="percentage" office:value="5.8093277808554125E-2" table:style-name="ce48">
            <text:p>5,8%</text:p>
          </table:table-cell>
          <table:table-cell office:value-type="float" office:value="67212" table:style-name="ce47">
            <text:p>67.212</text:p>
          </table:table-cell>
          <table:table-cell office:value-type="float" office:value="1091780" table:style-name="ce47">
            <text:p>1.091.780</text:p>
          </table:table-cell>
          <table:table-cell office:value-type="percentage" office:value="6.1561853120592064E-2" table:style-name="ce48">
            <text:p>6,2%</text:p>
          </table:table-cell>
          <table:table-cell office:value-type="float" office:value="126974" table:style-name="ce47">
            <text:p>126.974</text:p>
          </table:table-cell>
          <table:table-cell office:value-type="float" office:value="2803626" table:style-name="ce47">
            <text:p>2.803.626</text:p>
          </table:table-cell>
          <table:table-cell office:value-type="percentage" office:value="4.5289207618990551E-2" table:style-name="ce48">
            <text:p>4,5%</text:p>
          </table:table-cell>
          <table:table-cell office:value-type="float" office:value="16175" table:style-name="ce47">
            <text:p>16.175</text:p>
          </table:table-cell>
          <table:table-cell office:value-type="float" office:value="556316" table:style-name="ce47">
            <text:p>556.316</text:p>
          </table:table-cell>
          <table:table-cell office:value-type="percentage" office:value="2.9075201863688983E-2" table:style-name="ce48">
            <text:p>2,9%</text:p>
          </table:table-cell>
          <table:table-cell office:value-type="float" office:value="202" table:style-name="ce47">
            <text:p>202</text:p>
          </table:table-cell>
          <table:table-cell office:value-type="float" office:value="159864" table:style-name="ce47">
            <text:p>159.864</text:p>
          </table:table-cell>
          <table:table-cell office:value-type="percentage" office:value="1.2635740379322424E-3" table:style-name="ce48">
            <text:p>0,1%</text:p>
          </table:table-cell>
          <table:table-cell office:value-type="float" office:value="452141" table:style-name="ce49">
            <text:p>452.141</text:p>
          </table:table-cell>
          <table:table-cell office:value-type="float" office:value="6531658" table:style-name="ce49">
            <text:p>6.531.658</text:p>
          </table:table-cell>
          <table:table-cell office:value-type="percentage" office:value="6.9223005858543116E-2" table:style-name="ce50">
            <text:p>6,9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. Valenciana</text:p>
          </table:table-cell>
          <table:table-cell office:value-type="float" office:value="143189" table:style-name="ce47">
            <text:p>143.189</text:p>
          </table:table-cell>
          <table:table-cell office:value-type="float" office:value="276531" table:style-name="ce47">
            <text:p>276.531</text:p>
          </table:table-cell>
          <table:table-cell office:value-type="percentage" office:value="0.51780451377964853" table:style-name="ce48">
            <text:p>51,8%</text:p>
          </table:table-cell>
          <table:table-cell office:value-type="float" office:value="10440" table:style-name="ce47">
            <text:p>10.440</text:p>
          </table:table-cell>
          <table:table-cell office:value-type="float" office:value="437862" table:style-name="ce47">
            <text:p>437.862</text:p>
          </table:table-cell>
          <table:table-cell office:value-type="percentage" office:value="2.3843128656974116E-2" table:style-name="ce48">
            <text:p>2,4%</text:p>
          </table:table-cell>
          <table:table-cell office:value-type="float" office:value="23516" table:style-name="ce47">
            <text:p>23.516</text:p>
          </table:table-cell>
          <table:table-cell office:value-type="float" office:value="580728" table:style-name="ce47">
            <text:p>580.728</text:p>
          </table:table-cell>
          <table:table-cell office:value-type="percentage" office:value="4.0494000633687369E-2" table:style-name="ce48">
            <text:p>4,0%</text:p>
          </table:table-cell>
          <table:table-cell office:value-type="float" office:value="33728" table:style-name="ce47">
            <text:p>33.728</text:p>
          </table:table-cell>
          <table:table-cell office:value-type="float" office:value="752334" table:style-name="ce47">
            <text:p>752.334</text:p>
          </table:table-cell>
          <table:table-cell office:value-type="percentage" office:value="4.4831152121265289E-2" table:style-name="ce48">
            <text:p>4,5%</text:p>
          </table:table-cell>
          <table:table-cell office:value-type="float" office:value="67948" table:style-name="ce47">
            <text:p>67.948</text:p>
          </table:table-cell>
          <table:table-cell office:value-type="float" office:value="1765967" table:style-name="ce47">
            <text:p>1.765.967</text:p>
          </table:table-cell>
          <table:table-cell office:value-type="percentage" office:value="3.8476370169997512E-2" table:style-name="ce48">
            <text:p>3,8%</text:p>
          </table:table-cell>
          <table:table-cell office:value-type="float" office:value="5185" table:style-name="ce47">
            <text:p>5.185</text:p>
          </table:table-cell>
          <table:table-cell office:value-type="float" office:value="352834" table:style-name="ce47">
            <text:p>352.834</text:p>
          </table:table-cell>
          <table:table-cell office:value-type="percentage" office:value="1.4695295804826066E-2" table:style-name="ce48">
            <text:p>1,5%</text:p>
          </table:table-cell>
          <table:table-cell office:value-type="float" office:value="100" table:style-name="ce47">
            <text:p>100</text:p>
          </table:table-cell>
          <table:table-cell office:value-type="float" office:value="103049" table:style-name="ce47">
            <text:p>103.049</text:p>
          </table:table-cell>
          <table:table-cell office:value-type="percentage" office:value="9.7041213403332397E-4" table:style-name="ce48">
            <text:p>0,1%</text:p>
          </table:table-cell>
          <table:table-cell office:value-type="float" office:value="284106" table:style-name="ce49">
            <text:p>284.106</text:p>
          </table:table-cell>
          <table:table-cell office:value-type="float" office:value="4269305" table:style-name="ce49">
            <text:p>4.269.305</text:p>
          </table:table-cell>
          <table:table-cell office:value-type="percentage" office:value="6.6546194286892124E-2" table:style-name="ce50">
            <text:p>6,7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Extremadura</text:p>
          </table:table-cell>
          <table:table-cell office:value-type="float" office:value="41644" table:style-name="ce47">
            <text:p>41.644</text:p>
          </table:table-cell>
          <table:table-cell office:value-type="float" office:value="76005" table:style-name="ce47">
            <text:p>76.005</text:p>
          </table:table-cell>
          <table:table-cell office:value-type="percentage" office:value="0.54791132162357736" table:style-name="ce48">
            <text:p>54,8%</text:p>
          </table:table-cell>
          <table:table-cell office:value-type="float" office:value="3150" table:style-name="ce47">
            <text:p>3.150</text:p>
          </table:table-cell>
          <table:table-cell office:value-type="float" office:value="91876" table:style-name="ce47">
            <text:p>91.876</text:p>
          </table:table-cell>
          <table:table-cell office:value-type="percentage" office:value="3.4285341111933473E-2" table:style-name="ce48">
            <text:p>3,4%</text:p>
          </table:table-cell>
          <table:table-cell office:value-type="float" office:value="7683" table:style-name="ce47">
            <text:p>7.683</text:p>
          </table:table-cell>
          <table:table-cell office:value-type="float" office:value="125297" table:style-name="ce47">
            <text:p>125.297</text:p>
          </table:table-cell>
          <table:table-cell office:value-type="percentage" office:value="6.1318307700902658E-2" table:style-name="ce48">
            <text:p>6,1%</text:p>
          </table:table-cell>
          <table:table-cell office:value-type="float" office:value="12841" table:style-name="ce47">
            <text:p>12.841</text:p>
          </table:table-cell>
          <table:table-cell office:value-type="float" office:value="169216" table:style-name="ce47">
            <text:p>169.216</text:p>
          </table:table-cell>
          <table:table-cell office:value-type="percentage" office:value="7.588525907715582E-2" table:style-name="ce48">
            <text:p>7,6%</text:p>
          </table:table-cell>
          <table:table-cell office:value-type="float" office:value="19670" table:style-name="ce47">
            <text:p>19.670</text:p>
          </table:table-cell>
          <table:table-cell office:value-type="float" office:value="351778" table:style-name="ce47">
            <text:p>351.778</text:p>
          </table:table-cell>
          <table:table-cell office:value-type="percentage" office:value="5.5915946989294384E-2" table:style-name="ce48">
            <text:p>5,6%</text:p>
          </table:table-cell>
          <table:table-cell office:value-type="float" office:value="906" table:style-name="ce47">
            <text:p>906</text:p>
          </table:table-cell>
          <table:table-cell office:value-type="float" office:value="76088" table:style-name="ce47">
            <text:p>76.088</text:p>
          </table:table-cell>
          <table:table-cell office:value-type="percentage" office:value="1.1907265271790559E-2" table:style-name="ce48">
            <text:p>1,2%</text:p>
          </table:table-cell>
          <table:table-cell office:value-type="float" office:value="37" table:style-name="ce47">
            <text:p>37</text:p>
          </table:table-cell>
          <table:table-cell office:value-type="float" office:value="20953" table:style-name="ce47">
            <text:p>20.953</text:p>
          </table:table-cell>
          <table:table-cell office:value-type="percentage" office:value="1.7658569178637903E-3" table:style-name="ce48">
            <text:p>0,2%</text:p>
          </table:table-cell>
          <table:table-cell office:value-type="float" office:value="85931" table:style-name="ce49">
            <text:p>85.931</text:p>
          </table:table-cell>
          <table:table-cell office:value-type="float" office:value="911213" table:style-name="ce49">
            <text:p>911.213</text:p>
          </table:table-cell>
          <table:table-cell office:value-type="percentage" office:value="9.4303966251578941E-2" table:style-name="ce50">
            <text:p>9,4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Galicia</text:p>
          </table:table-cell>
          <table:table-cell office:value-type="float" office:value="101251" table:style-name="ce47">
            <text:p>101.251</text:p>
          </table:table-cell>
          <table:table-cell office:value-type="float" office:value="234302" table:style-name="ce47">
            <text:p>234.302</text:p>
          </table:table-cell>
          <table:table-cell office:value-type="percentage" office:value="0.43213886351802377" table:style-name="ce48">
            <text:p>43,2%</text:p>
          </table:table-cell>
          <table:table-cell office:value-type="float" office:value="4582" table:style-name="ce47">
            <text:p>4.582</text:p>
          </table:table-cell>
          <table:table-cell office:value-type="float" office:value="289762" table:style-name="ce47">
            <text:p>289.762</text:p>
          </table:table-cell>
          <table:table-cell office:value-type="percentage" office:value="1.5812977547090372E-2" table:style-name="ce48">
            <text:p>1,6%</text:p>
          </table:table-cell>
          <table:table-cell office:value-type="float" office:value="16526" table:style-name="ce47">
            <text:p>16.526</text:p>
          </table:table-cell>
          <table:table-cell office:value-type="float" office:value="346927" table:style-name="ce47">
            <text:p>346.927</text:p>
          </table:table-cell>
          <table:table-cell office:value-type="percentage" office:value="4.7635381506772316E-2" table:style-name="ce48">
            <text:p>4,8%</text:p>
          </table:table-cell>
          <table:table-cell office:value-type="float" office:value="23368" table:style-name="ce47">
            <text:p>23.368</text:p>
          </table:table-cell>
          <table:table-cell office:value-type="float" office:value="405889" table:style-name="ce47">
            <text:p>405.889</text:p>
          </table:table-cell>
          <table:table-cell office:value-type="percentage" office:value="5.7572390481141399E-2" table:style-name="ce48">
            <text:p>5,8%</text:p>
          </table:table-cell>
          <table:table-cell office:value-type="float" office:value="38254" table:style-name="ce47">
            <text:p>38.254</text:p>
          </table:table-cell>
          <table:table-cell office:value-type="float" office:value="889004" table:style-name="ce47">
            <text:p>889.004</text:p>
          </table:table-cell>
          <table:table-cell office:value-type="percentage" office:value="4.3030177592001839E-2" table:style-name="ce48">
            <text:p>4,3%</text:p>
          </table:table-cell>
          <table:table-cell office:value-type="float" office:value="1459" table:style-name="ce47">
            <text:p>1.459</text:p>
          </table:table-cell>
          <table:table-cell office:value-type="float" office:value="152745" table:style-name="ce47">
            <text:p>152.745</text:p>
          </table:table-cell>
          <table:table-cell office:value-type="percentage" office:value="9.551867491570918E-3" table:style-name="ce48">
            <text:p>1,0%</text:p>
          </table:table-cell>
          <table:table-cell office:value-type="float" office:value="3" table:style-name="ce47">
            <text:p>3</text:p>
          </table:table-cell>
          <table:table-cell office:value-type="float" office:value="44014" table:style-name="ce47">
            <text:p>44.014</text:p>
          </table:table-cell>
          <table:table-cell office:value-type="percentage" office:value="6.8160130867451259E-5" table:style-name="ce48">
            <text:p>0,0%</text:p>
          </table:table-cell>
          <table:table-cell office:value-type="float" office:value="185443" table:style-name="ce49">
            <text:p>185.443</text:p>
          </table:table-cell>
          <table:table-cell office:value-type="float" office:value="2362643" table:style-name="ce49">
            <text:p>2.362.643</text:p>
          </table:table-cell>
          <table:table-cell office:value-type="percentage" office:value="7.8489640627043528E-2" table:style-name="ce50">
            <text:p>7,8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La Rioja</text:p>
          </table:table-cell>
          <table:table-cell office:value-type="float" office:value="13346" table:style-name="ce47">
            <text:p>13.346</text:p>
          </table:table-cell>
          <table:table-cell office:value-type="float" office:value="22207" table:style-name="ce47">
            <text:p>22.207</text:p>
          </table:table-cell>
          <table:table-cell office:value-type="percentage" office:value="0.60098167244562528" table:style-name="ce48">
            <text:p>60,1%</text:p>
          </table:table-cell>
          <table:table-cell office:value-type="float" office:value="659" table:style-name="ce47">
            <text:p>659</text:p>
          </table:table-cell>
          <table:table-cell office:value-type="float" office:value="28125" table:style-name="ce47">
            <text:p>28.125</text:p>
          </table:table-cell>
          <table:table-cell office:value-type="percentage" office:value="2.3431111111111111E-2" table:style-name="ce48">
            <text:p>2,3%</text:p>
          </table:table-cell>
          <table:table-cell office:value-type="float" office:value="2333" table:style-name="ce47">
            <text:p>2.333</text:p>
          </table:table-cell>
          <table:table-cell office:value-type="float" office:value="37718" table:style-name="ce47">
            <text:p>37.718</text:p>
          </table:table-cell>
          <table:table-cell office:value-type="percentage" office:value="6.1853756826979162E-2" table:style-name="ce48">
            <text:p>6,2%</text:p>
          </table:table-cell>
          <table:table-cell office:value-type="float" office:value="3330" table:style-name="ce47">
            <text:p>3.330</text:p>
          </table:table-cell>
          <table:table-cell office:value-type="float" office:value="47664" table:style-name="ce47">
            <text:p>47.664</text:p>
          </table:table-cell>
          <table:table-cell office:value-type="percentage" office:value="6.9864048338368581E-2" table:style-name="ce48">
            <text:p>7,0%</text:p>
          </table:table-cell>
          <table:table-cell office:value-type="float" office:value="4677" table:style-name="ce47">
            <text:p>4.677</text:p>
          </table:table-cell>
          <table:table-cell office:value-type="float" office:value="107618" table:style-name="ce47">
            <text:p>107.618</text:p>
          </table:table-cell>
          <table:table-cell office:value-type="percentage" office:value="4.3459272612388265E-2" table:style-name="ce48">
            <text:p>4,3%</text:p>
          </table:table-cell>
          <table:table-cell office:value-type="float" office:value="374" table:style-name="ce47">
            <text:p>374</text:p>
          </table:table-cell>
          <table:table-cell office:value-type="float" office:value="21170" table:style-name="ce47">
            <text:p>21.170</text:p>
          </table:table-cell>
          <table:table-cell office:value-type="percentage" office:value="1.766650921114785E-2" table:style-name="ce48">
            <text:p>1,8%</text:p>
          </table:table-cell>
          <table:table-cell office:value-type="float" office:value="2" table:style-name="ce47">
            <text:p>2</text:p>
          </table:table-cell>
          <table:table-cell office:value-type="float" office:value="6286" table:style-name="ce47">
            <text:p>6.286</text:p>
          </table:table-cell>
          <table:table-cell office:value-type="percentage" office:value="3.1816735602927139E-4" table:style-name="ce48">
            <text:p>0,0%</text:p>
          </table:table-cell>
          <table:table-cell office:value-type="float" office:value="24721" table:style-name="ce49">
            <text:p>24.721</text:p>
          </table:table-cell>
          <table:table-cell office:value-type="float" office:value="270788" table:style-name="ce49">
            <text:p>270.788</text:p>
          </table:table-cell>
          <table:table-cell office:value-type="percentage" office:value="9.1292819475013665E-2" table:style-name="ce50">
            <text:p>9,1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Madrid</text:p>
          </table:table-cell>
          <table:table-cell office:value-type="float" office:value="213195" table:style-name="ce47">
            <text:p>213.195</text:p>
          </table:table-cell>
          <table:table-cell office:value-type="float" office:value="364122" table:style-name="ce47">
            <text:p>364.122</text:p>
          </table:table-cell>
          <table:table-cell office:value-type="percentage" office:value="0.58550430899533668" table:style-name="ce48">
            <text:p>58,6%</text:p>
          </table:table-cell>
          <table:table-cell office:value-type="float" office:value="8388" table:style-name="ce47">
            <text:p>8.388</text:p>
          </table:table-cell>
          <table:table-cell office:value-type="float" office:value="526081" table:style-name="ce47">
            <text:p>526.081</text:p>
          </table:table-cell>
          <table:table-cell office:value-type="percentage" office:value="1.5944312757921308E-2" table:style-name="ce48">
            <text:p>1,6%</text:p>
          </table:table-cell>
          <table:table-cell office:value-type="float" office:value="30358" table:style-name="ce47">
            <text:p>30.358</text:p>
          </table:table-cell>
          <table:table-cell office:value-type="float" office:value="703323" table:style-name="ce47">
            <text:p>703.323</text:p>
          </table:table-cell>
          <table:table-cell office:value-type="percentage" office:value="4.3163667333501111E-2" table:style-name="ce48">
            <text:p>4,3%</text:p>
          </table:table-cell>
          <table:table-cell office:value-type="float" office:value="50946" table:style-name="ce47">
            <text:p>50.946</text:p>
          </table:table-cell>
          <table:table-cell office:value-type="float" office:value="972783" table:style-name="ce47">
            <text:p>972.783</text:p>
          </table:table-cell>
          <table:table-cell office:value-type="percentage" office:value="5.2371392180990003E-2" table:style-name="ce48">
            <text:p>5,2%</text:p>
          </table:table-cell>
          <table:table-cell office:value-type="float" office:value="110238" table:style-name="ce47">
            <text:p>110.238</text:p>
          </table:table-cell>
          <table:table-cell office:value-type="float" office:value="2513737" table:style-name="ce47">
            <text:p>2.513.737</text:p>
          </table:table-cell>
          <table:table-cell office:value-type="percentage" office:value="4.3854229778214668E-2" table:style-name="ce48">
            <text:p>4,4%</text:p>
          </table:table-cell>
          <table:table-cell office:value-type="float" office:value="13103" table:style-name="ce47">
            <text:p>13.103</text:p>
          </table:table-cell>
          <table:table-cell office:value-type="float" office:value="479716" table:style-name="ce47">
            <text:p>479.716</text:p>
          </table:table-cell>
          <table:table-cell office:value-type="percentage" office:value="2.7314077495851713E-2" table:style-name="ce48">
            <text:p>2,7%</text:p>
          </table:table-cell>
          <table:table-cell office:value-type="float" office:value="38" table:style-name="ce47">
            <text:p>38</text:p>
          </table:table-cell>
          <table:table-cell office:value-type="float" office:value="135861" table:style-name="ce47">
            <text:p>135.861</text:p>
          </table:table-cell>
          <table:table-cell office:value-type="percentage" office:value="2.7969763213873001E-4" table:style-name="ce48">
            <text:p>0,0%</text:p>
          </table:table-cell>
          <table:table-cell office:value-type="float" office:value="426266" table:style-name="ce49">
            <text:p>426.266</text:p>
          </table:table-cell>
          <table:table-cell office:value-type="float" office:value="5695623" table:style-name="ce49">
            <text:p>5.695.623</text:p>
          </table:table-cell>
          <table:table-cell office:value-type="percentage" office:value="7.4840978765624053E-2" table:style-name="ce50">
            <text:p>7,5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Murcia</text:p>
          </table:table-cell>
          <table:table-cell office:value-type="float" office:value="44656" table:style-name="ce47">
            <text:p>44.656</text:p>
          </table:table-cell>
          <table:table-cell office:value-type="float" office:value="69771" table:style-name="ce47">
            <text:p>69.771</text:p>
          </table:table-cell>
          <table:table-cell office:value-type="percentage" office:value="0.64003669146206876" table:style-name="ce48">
            <text:p>64,0%</text:p>
          </table:table-cell>
          <table:table-cell office:value-type="float" office:value="2703" table:style-name="ce47">
            <text:p>2.703</text:p>
          </table:table-cell>
          <table:table-cell office:value-type="float" office:value="102899" table:style-name="ce47">
            <text:p>102.899</text:p>
          </table:table-cell>
          <table:table-cell office:value-type="percentage" office:value="2.6268476855946122E-2" table:style-name="ce48">
            <text:p>2,6%</text:p>
          </table:table-cell>
          <table:table-cell office:value-type="float" office:value="7481" table:style-name="ce47">
            <text:p>7.481</text:p>
          </table:table-cell>
          <table:table-cell office:value-type="float" office:value="146909" table:style-name="ce47">
            <text:p>146.909</text:p>
          </table:table-cell>
          <table:table-cell office:value-type="percentage" office:value="5.0922680026410906E-2" table:style-name="ce48">
            <text:p>5,1%</text:p>
          </table:table-cell>
          <table:table-cell office:value-type="float" office:value="13830" table:style-name="ce47">
            <text:p>13.830</text:p>
          </table:table-cell>
          <table:table-cell office:value-type="float" office:value="213256" table:style-name="ce47">
            <text:p>213.256</text:p>
          </table:table-cell>
          <table:table-cell office:value-type="percentage" office:value="6.4851633717222495E-2" table:style-name="ce48">
            <text:p>6,5%</text:p>
          </table:table-cell>
          <table:table-cell office:value-type="float" office:value="27469" table:style-name="ce47">
            <text:p>27.469</text:p>
          </table:table-cell>
          <table:table-cell office:value-type="float" office:value="551265" table:style-name="ce47">
            <text:p>551.265</text:p>
          </table:table-cell>
          <table:table-cell office:value-type="percentage" office:value="4.9829029595566558E-2" table:style-name="ce48">
            <text:p>5,0%</text:p>
          </table:table-cell>
          <table:table-cell office:value-type="float" office:value="2504" table:style-name="ce47">
            <text:p>2.504</text:p>
          </table:table-cell>
          <table:table-cell office:value-type="float" office:value="118667" table:style-name="ce47">
            <text:p>118.667</text:p>
          </table:table-cell>
          <table:table-cell office:value-type="percentage" office:value="2.1101064322853025E-2" table:style-name="ce48">
            <text:p>2,1%</text:p>
          </table:table-cell>
          <table:table-cell office:value-type="float" office:value="97" table:style-name="ce47">
            <text:p>97</text:p>
          </table:table-cell>
          <table:table-cell office:value-type="float" office:value="34712" table:style-name="ce47">
            <text:p>34.712</text:p>
          </table:table-cell>
          <table:table-cell office:value-type="percentage" office:value="2.7944226780364139E-3" table:style-name="ce48">
            <text:p>0,3%</text:p>
          </table:table-cell>
          <table:table-cell office:value-type="float" office:value="98740" table:style-name="ce49">
            <text:p>98.740</text:p>
          </table:table-cell>
          <table:table-cell office:value-type="float" office:value="1237479" table:style-name="ce49">
            <text:p>1.237.479</text:p>
          </table:table-cell>
          <table:table-cell office:value-type="percentage" office:value="7.9791253023283631E-2" table:style-name="ce50">
            <text:p>8,0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Navarra</text:p>
          </table:table-cell>
          <table:table-cell office:value-type="float" office:value="19942" table:style-name="ce47">
            <text:p>19.942</text:p>
          </table:table-cell>
          <table:table-cell office:value-type="float" office:value="41166" table:style-name="ce47">
            <text:p>41.166</text:p>
          </table:table-cell>
          <table:table-cell office:value-type="percentage" office:value="0.48442889763396979" table:style-name="ce48">
            <text:p>48,4%</text:p>
          </table:table-cell>
          <table:table-cell office:value-type="float" office:value="1764" table:style-name="ce47">
            <text:p>1.764</text:p>
          </table:table-cell>
          <table:table-cell office:value-type="float" office:value="55792" table:style-name="ce47">
            <text:p>55.792</text:p>
          </table:table-cell>
          <table:table-cell office:value-type="percentage" office:value="3.1617436191568683E-2" table:style-name="ce48">
            <text:p>3,2%</text:p>
          </table:table-cell>
          <table:table-cell office:value-type="float" office:value="4023" table:style-name="ce47">
            <text:p>4.023</text:p>
          </table:table-cell>
          <table:table-cell office:value-type="float" office:value="73844" table:style-name="ce47">
            <text:p>73.844</text:p>
          </table:table-cell>
          <table:table-cell office:value-type="percentage" office:value="5.4479713991658088E-2" table:style-name="ce48">
            <text:p>5,4%</text:p>
          </table:table-cell>
          <table:table-cell office:value-type="float" office:value="7500" table:style-name="ce47">
            <text:p>7.500</text:p>
          </table:table-cell>
          <table:table-cell office:value-type="float" office:value="96694" table:style-name="ce47">
            <text:p>96.694</text:p>
          </table:table-cell>
          <table:table-cell office:value-type="percentage" office:value="7.7564274929157961E-2" table:style-name="ce48">
            <text:p>7,8%</text:p>
          </table:table-cell>
          <table:table-cell office:value-type="float" office:value="12230" table:style-name="ce47">
            <text:p>12.230</text:p>
          </table:table-cell>
          <table:table-cell office:value-type="float" office:value="223028" table:style-name="ce47">
            <text:p>223.028</text:p>
          </table:table-cell>
          <table:table-cell office:value-type="percentage" office:value="5.4836164069085494E-2" table:style-name="ce48">
            <text:p>5,5%</text:p>
          </table:table-cell>
          <table:table-cell office:value-type="float" office:value="902" table:style-name="ce47">
            <text:p>902</text:p>
          </table:table-cell>
          <table:table-cell office:value-type="float" office:value="48505" table:style-name="ce47">
            <text:p>48.505</text:p>
          </table:table-cell>
          <table:table-cell office:value-type="percentage" office:value="1.8596021028759922E-2" table:style-name="ce48">
            <text:p>1,9%</text:p>
          </table:table-cell>
          <table:table-cell office:value-type="float" office:value="4" table:style-name="ce47">
            <text:p>4</text:p>
          </table:table-cell>
          <table:table-cell office:value-type="float" office:value="13906" table:style-name="ce47">
            <text:p>13.906</text:p>
          </table:table-cell>
          <table:table-cell office:value-type="percentage" office:value="2.8764562059542645E-4" table:style-name="ce48">
            <text:p>0,0%</text:p>
          </table:table-cell>
          <table:table-cell office:value-type="float" office:value="46365" table:style-name="ce49">
            <text:p>46.365</text:p>
          </table:table-cell>
          <table:table-cell office:value-type="float" office:value="552935" table:style-name="ce49">
            <text:p>552.935</text:p>
          </table:table-cell>
          <table:table-cell office:value-type="percentage" office:value="8.3852532395308668E-2" table:style-name="ce50">
            <text:p>8,4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País Vasco</text:p>
          </table:table-cell>
          <table:table-cell office:value-type="float" office:value="55533" table:style-name="ce47">
            <text:p>55.533</text:p>
          </table:table-cell>
          <table:table-cell office:value-type="float" office:value="157950" table:style-name="ce47">
            <text:p>157.950</text:p>
          </table:table-cell>
          <table:table-cell office:value-type="percentage" office:value="0.35158594491927825" table:style-name="ce48">
            <text:p>35,2%</text:p>
          </table:table-cell>
          <table:table-cell office:value-type="float" office:value="3613" table:style-name="ce47">
            <text:p>3.613</text:p>
          </table:table-cell>
          <table:table-cell office:value-type="float" office:value="213081" table:style-name="ce47">
            <text:p>213.081</text:p>
          </table:table-cell>
          <table:table-cell office:value-type="percentage" office:value="1.6955993260778766E-2" table:style-name="ce48">
            <text:p>1,7%</text:p>
          </table:table-cell>
          <table:table-cell office:value-type="float" office:value="12403" table:style-name="ce47">
            <text:p>12.403</text:p>
          </table:table-cell>
          <table:table-cell office:value-type="float" office:value="280119" table:style-name="ce47">
            <text:p>280.119</text:p>
          </table:table-cell>
          <table:table-cell office:value-type="percentage" office:value="4.4277610586929125E-2" table:style-name="ce48">
            <text:p>4,4%</text:p>
          </table:table-cell>
          <table:table-cell office:value-type="float" office:value="21170" table:style-name="ce47">
            <text:p>21.170</text:p>
          </table:table-cell>
          <table:table-cell office:value-type="float" office:value="339977" table:style-name="ce47">
            <text:p>339.977</text:p>
          </table:table-cell>
          <table:table-cell office:value-type="percentage" office:value="6.2268918191524719E-2" table:style-name="ce48">
            <text:p>6,2%</text:p>
          </table:table-cell>
          <table:table-cell office:value-type="float" office:value="33158" table:style-name="ce47">
            <text:p>33.158</text:p>
          </table:table-cell>
          <table:table-cell office:value-type="float" office:value="724849" table:style-name="ce47">
            <text:p>724.849</text:p>
          </table:table-cell>
          <table:table-cell office:value-type="percentage" office:value="4.5744699930606238E-2" table:style-name="ce48">
            <text:p>4,6%</text:p>
          </table:table-cell>
          <table:table-cell office:value-type="float" office:value="2961" table:style-name="ce47">
            <text:p>2.961</text:p>
          </table:table-cell>
          <table:table-cell office:value-type="float" office:value="140323" table:style-name="ce47">
            <text:p>140.323</text:p>
          </table:table-cell>
          <table:table-cell office:value-type="percentage" office:value="2.1101316248939947E-2" table:style-name="ce48">
            <text:p>2,1%</text:p>
          </table:table-cell>
          <table:table-cell office:value-type="float" office:value="5" table:style-name="ce47">
            <text:p>5</text:p>
          </table:table-cell>
          <table:table-cell office:value-type="float" office:value="41824" table:style-name="ce47">
            <text:p>41.824</text:p>
          </table:table-cell>
          <table:table-cell office:value-type="percentage" office:value="1.1954858454475899E-4" table:style-name="ce48">
            <text:p>0,0%</text:p>
          </table:table-cell>
          <table:table-cell office:value-type="float" office:value="128843" table:style-name="ce49">
            <text:p>128.843</text:p>
          </table:table-cell>
          <table:table-cell office:value-type="float" office:value="1898123" table:style-name="ce49">
            <text:p>1.898.123</text:p>
          </table:table-cell>
          <table:table-cell office:value-type="percentage" office:value="6.7879162730760861E-2" table:style-name="ce50">
            <text:p>6,8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euta</text:p>
          </table:table-cell>
          <table:table-cell office:value-type="float" office:value="1583" table:style-name="ce47">
            <text:p>1.583</text:p>
          </table:table-cell>
          <table:table-cell office:value-type="float" office:value="2605" table:style-name="ce47">
            <text:p>2.605</text:p>
          </table:table-cell>
          <table:table-cell office:value-type="percentage" office:value="0.60767754318618039" table:style-name="ce48">
            <text:p>60,8%</text:p>
          </table:table-cell>
          <table:table-cell office:value-type="float" office:value="373" table:style-name="ce47">
            <text:p>373</text:p>
          </table:table-cell>
          <table:table-cell office:value-type="float" office:value="4318" table:style-name="ce47">
            <text:p>4.318</text:p>
          </table:table-cell>
          <table:table-cell office:value-type="percentage" office:value="8.6382584529874948E-2" table:style-name="ce48">
            <text:p>8,6%</text:p>
          </table:table-cell>
          <table:table-cell office:value-type="float" office:value="313" table:style-name="ce47">
            <text:p>313</text:p>
          </table:table-cell>
          <table:table-cell office:value-type="float" office:value="7857" table:style-name="ce47">
            <text:p>7.857</text:p>
          </table:table-cell>
          <table:table-cell office:value-type="percentage" office:value="3.9837087947053582E-2" table:style-name="ce48">
            <text:p>4,0%</text:p>
          </table:table-cell>
          <table:table-cell office:value-type="float" office:value="514" table:style-name="ce47">
            <text:p>514</text:p>
          </table:table-cell>
          <table:table-cell office:value-type="float" office:value="11556" table:style-name="ce47">
            <text:p>11.556</text:p>
          </table:table-cell>
          <table:table-cell office:value-type="percentage" office:value="4.4479058497750086E-2" table:style-name="ce48">
            <text:p>4,4%</text:p>
          </table:table-cell>
          <table:table-cell office:value-type="float" office:value="814" table:style-name="ce47">
            <text:p>814</text:p>
          </table:table-cell>
          <table:table-cell office:value-type="float" office:value="30066" table:style-name="ce47">
            <text:p>30.066</text:p>
          </table:table-cell>
          <table:table-cell office:value-type="percentage" office:value="2.707377103705182E-2" table:style-name="ce48">
            <text:p>2,7%</text:p>
          </table:table-cell>
          <table:table-cell office:value-type="float" office:value="44" table:style-name="ce47">
            <text:p>44</text:p>
          </table:table-cell>
          <table:table-cell office:value-type="float" office:value="7581" table:style-name="ce47">
            <text:p>7.581</text:p>
          </table:table-cell>
          <table:table-cell office:value-type="percentage" office:value="5.8039836433188231E-3" table:style-name="ce48">
            <text:p>0,6%</text:p>
          </table:table-cell>
          <table:table-cell office:value-type="float" office:value="0" table:style-name="ce47">
            <text:p>0</text:p>
          </table:table-cell>
          <table:table-cell office:value-type="float" office:value="2175" table:style-name="ce47">
            <text:p>2.175</text:p>
          </table:table-cell>
          <table:table-cell office:value-type="percentage" office:value="0" table:style-name="ce48">
            <text:p>0,0%</text:p>
          </table:table-cell>
          <table:table-cell office:value-type="float" office:value="3641" table:style-name="ce49">
            <text:p>3.641</text:p>
          </table:table-cell>
          <table:table-cell office:value-type="float" office:value="66158" table:style-name="ce49">
            <text:p>66.158</text:p>
          </table:table-cell>
          <table:table-cell office:value-type="percentage" office:value="5.5034916412225278E-2" table:style-name="ce50">
            <text:p>5,5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Melilla</text:p>
          </table:table-cell>
          <table:table-cell office:value-type="float" office:value="1196" table:style-name="ce47">
            <text:p>1.196</text:p>
          </table:table-cell>
          <table:table-cell office:value-type="float" office:value="2349" table:style-name="ce47">
            <text:p>2.349</text:p>
          </table:table-cell>
          <table:table-cell office:value-type="percentage" office:value="0.50915283099191144" table:style-name="ce48">
            <text:p>50,9%</text:p>
          </table:table-cell>
          <table:table-cell office:value-type="float" office:value="150" table:style-name="ce47">
            <text:p>150</text:p>
          </table:table-cell>
          <table:table-cell office:value-type="float" office:value="3748" table:style-name="ce47">
            <text:p>3.748</text:p>
          </table:table-cell>
          <table:table-cell office:value-type="percentage" office:value="4.0021344717182494E-2" table:style-name="ce48">
            <text:p>4,0%</text:p>
          </table:table-cell>
          <table:table-cell office:value-type="float" office:value="269" table:style-name="ce47">
            <text:p>269</text:p>
          </table:table-cell>
          <table:table-cell office:value-type="float" office:value="7827" table:style-name="ce47">
            <text:p>7.827</text:p>
          </table:table-cell>
          <table:table-cell office:value-type="percentage" office:value="3.4368212597419193E-2" table:style-name="ce48">
            <text:p>3,4%</text:p>
          </table:table-cell>
          <table:table-cell office:value-type="float" office:value="452" table:style-name="ce47">
            <text:p>452</text:p>
          </table:table-cell>
          <table:table-cell office:value-type="float" office:value="11299" table:style-name="ce47">
            <text:p>11.299</text:p>
          </table:table-cell>
          <table:table-cell office:value-type="percentage" office:value="4.000354013629525E-2" table:style-name="ce48">
            <text:p>4,0%</text:p>
          </table:table-cell>
          <table:table-cell office:value-type="float" office:value="805" table:style-name="ce47">
            <text:p>805</text:p>
          </table:table-cell>
          <table:table-cell office:value-type="float" office:value="30095" table:style-name="ce47">
            <text:p>30.095</text:p>
          </table:table-cell>
          <table:table-cell office:value-type="percentage" office:value="2.6748629340421996E-2" table:style-name="ce48">
            <text:p>2,7%</text:p>
          </table:table-cell>
          <table:table-cell office:value-type="float" office:value="56" table:style-name="ce47">
            <text:p>56</text:p>
          </table:table-cell>
          <table:table-cell office:value-type="float" office:value="8536" table:style-name="ce47">
            <text:p>8.536</text:p>
          </table:table-cell>
          <table:table-cell office:value-type="percentage" office:value="6.5604498594189313E-3" table:style-name="ce48">
            <text:p>0,7%</text:p>
          </table:table-cell>
          <table:table-cell office:value-type="float" office:value="6" table:style-name="ce47">
            <text:p>6</text:p>
          </table:table-cell>
          <table:table-cell office:value-type="float" office:value="2324" table:style-name="ce47">
            <text:p>2.324</text:p>
          </table:table-cell>
          <table:table-cell office:value-type="percentage" office:value="2.5817555938037868E-3" table:style-name="ce48">
            <text:p>0,3%</text:p>
          </table:table-cell>
          <table:table-cell office:value-type="float" office:value="2934" table:style-name="ce49">
            <text:p>2.934</text:p>
          </table:table-cell>
          <table:table-cell office:value-type="float" office:value="66178" table:style-name="ce49">
            <text:p>66.178</text:p>
          </table:table-cell>
          <table:table-cell office:value-type="percentage" office:value="4.4334975369458129E-2" table:style-name="ce50">
            <text:p>4,4%</text:p>
          </table:table-cell>
          <table:table-cell table:number-columns-repeated="16359"/>
        </table:table-row>
        <table:table-row table:style-name="ro4">
          <table:table-cell office:value-type="string" table:style-name="ce51">
            <text:p>Fuerzas Armadas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4" table:style-name="ce52">
            <text:p>4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459" table:style-name="ce52">
            <text:p>459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1075" table:style-name="ce52">
            <text:p>1.075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3616" table:style-name="ce52">
            <text:p>3.616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142" table:style-name="ce52">
            <text:p>142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5296" table:style-name="ce54">
            <text:p>5.296</text:p>
          </table:table-cell>
          <table:table-cell office:value-type="string" table:style-name="ce54">
            <text:p>-</text:p>
          </table:table-cell>
          <table:table-cell office:value-type="string" table:style-name="ce55">
            <text:p>-</text:p>
          </table:table-cell>
          <table:table-cell table:number-columns-repeated="16359" table:style-name="ce56"/>
        </table:table-row>
        <table:table-row table:style-name="ro4">
          <table:table-cell office:value-type="string" table:style-name="ce57">
            <text:p>Total España</text:p>
          </table:table-cell>
          <table:table-cell office:value-type="float" office:value="1437493" table:style-name="ce58">
            <text:p>1.437.493</text:p>
          </table:table-cell>
          <table:table-cell office:value-type="float" office:value="2834024" table:style-name="ce58">
            <text:p>2.834.024</text:p>
          </table:table-cell>
          <table:table-cell office:value-type="percentage" office:value="0.50722682659003593" table:style-name="ce59">
            <text:p>50,7%</text:p>
          </table:table-cell>
          <table:table-cell office:value-type="float" office:value="117728" table:style-name="ce58">
            <text:p>117.728</text:p>
          </table:table-cell>
          <table:table-cell office:value-type="float" office:value="3960045" table:style-name="ce58">
            <text:p>3.960.045</text:p>
          </table:table-cell>
          <table:table-cell office:value-type="percentage" office:value="2.9728955100257699E-2" table:style-name="ce59">
            <text:p>3,0%</text:p>
          </table:table-cell>
          <table:table-cell office:value-type="float" office:value="268025" table:style-name="ce58">
            <text:p>268.025</text:p>
          </table:table-cell>
          <table:table-cell office:value-type="float" office:value="5336986" table:style-name="ce58">
            <text:p>5.336.986</text:p>
          </table:table-cell>
          <table:table-cell office:value-type="percentage" office:value="5.0220292876915922E-2" table:style-name="ce59">
            <text:p>5,0%</text:p>
          </table:table-cell>
          <table:table-cell office:value-type="float" office:value="417939" table:style-name="ce58">
            <text:p>417.939</text:p>
          </table:table-cell>
          <table:table-cell office:value-type="float" office:value="7033306" table:style-name="ce58">
            <text:p>7.033.306</text:p>
          </table:table-cell>
          <table:table-cell office:value-type="percentage" office:value="5.942283756742562E-2" table:style-name="ce59">
            <text:p>5,9%</text:p>
          </table:table-cell>
          <table:table-cell office:value-type="float" office:value="760041" table:style-name="ce58">
            <text:p>760.041</text:p>
          </table:table-cell>
          <table:table-cell office:value-type="float" office:value="16706113" table:style-name="ce58">
            <text:p>16.706.113</text:p>
          </table:table-cell>
          <table:table-cell office:value-type="percentage" office:value="4.5494783855466556E-2" table:style-name="ce59">
            <text:p>4,5%</text:p>
          </table:table-cell>
          <table:table-cell office:value-type="float" office:value="70029" table:style-name="ce58">
            <text:p>70.029</text:p>
          </table:table-cell>
          <table:table-cell office:value-type="float" office:value="3310299" table:style-name="ce58">
            <text:p>3.310.299</text:p>
          </table:table-cell>
          <table:table-cell office:value-type="percentage" office:value="2.1154886612961547E-2" table:style-name="ce59">
            <text:p>2,1%</text:p>
          </table:table-cell>
          <table:table-cell office:value-type="float" office:value="854" table:style-name="ce58">
            <text:p>854</text:p>
          </table:table-cell>
          <table:table-cell office:value-type="float" office:value="949049" table:style-name="ce58">
            <text:p>949.049</text:p>
          </table:table-cell>
          <table:table-cell office:value-type="percentage" office:value="8.998481637934395E-4" table:style-name="ce59">
            <text:p>0,1%</text:p>
          </table:table-cell>
          <table:table-cell office:value-type="float" office:value="3072109" table:style-name="ce58">
            <text:p>3.072.109</text:p>
          </table:table-cell>
          <table:table-cell office:value-type="float" office:value="40129822" table:style-name="ce58">
            <text:p>40.129.822</text:p>
          </table:table-cell>
          <table:table-cell office:value-type="percentage" office:value="7.6554264307476874E-2" table:style-name="ce59">
            <text:p>7,7%</text:p>
          </table:table-cell>
          <table:table-cell table:number-columns-repeated="16359"/>
        </table:table-row>
        <table:table-row table:number-rows-repeated="104855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Sánchez Pérez. Néstor</meta:initial-creator>
    <dc:creator>Ferrer Orduz. Jesús Santiago</dc:creator>
    <meta:creation-date>2021-03-03T14:57:11Z</meta:creation-date>
    <dc:date>2021-04-09T14:49:16Z</dc:date>
  </office:meta>
</office:document-meta>
</file>